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ga" svg:font-family="Sga" style:font-pitch="variable"/>
  </office:font-face-decls>
  <office:automatic-styles>
    <style:style style:name="P1" style:family="paragraph" style:parent-style-name="Standard">
      <style:text-properties style:font-name="Sga" fo:font-size="54pt" style:font-size-asian="54pt" style:font-size-complex="54pt"/>
    </style:style>
    <style:style style:name="P2" style:family="paragraph" style:parent-style-name="Standard">
      <style:paragraph-properties fo:text-align="center" style:justify-single-word="false"/>
      <style:text-properties style:font-name="Sga" fo:font-size="54pt" style:font-size-asian="54pt" style:font-size-complex="54pt"/>
    </style:style>
    <style:style style:name="P3" style:family="paragraph" style:parent-style-name="Standard">
      <style:paragraph-properties fo:text-align="center" style:justify-single-word="false"/>
      <style:text-properties style:font-name="Sga" fo:font-size="54pt" officeooo:paragraph-rsid="0013fed5" style:font-size-asian="54pt" style:font-size-complex="54pt"/>
    </style:style>
    <style:style style:name="P4" style:family="paragraph" style:parent-style-name="Standard">
      <style:paragraph-properties fo:text-align="start" style:justify-single-word="false"/>
      <style:text-properties style:font-name="Sga" fo:font-size="54pt" style:font-size-asian="54pt" style:font-size-complex="54pt"/>
    </style:style>
    <style:style style:name="T1" style:family="text">
      <style:text-properties fo:font-weight="normal" style:font-weight-asian="normal" style:font-weight-complex="normal" loext:padding="0.0193in" loext:border="0.06pt solid #d9d9e3"/>
    </style:style>
    <style:style style:name="T2" style:family="text">
      <style:text-properties fo:font-size="60pt" fo:font-weight="normal" style:font-size-asian="60pt" style:font-weight-asian="normal" style:font-size-complex="60pt" style:font-weight-complex="normal" loext:padding="0.0193in" loext:border="0.06pt solid #d9d9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text:span text:style-name="T1"/></text:span></text:p>
      <text:p text:style-name="P3"><text:span text:style-name="Strong_20_Emphasis"><text:span text:style-name="T2">Heterarchical Active Control through Kinematic Chains</text:span></text:span></text:p>
      <text:p text:style-name="P3"><text:span text:style-name="Strong_20_Emphasis"><text:span text:style-name="T2">(HACK)</text:span></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By Flyxion</text:span></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August 2023</text:span></text:span></text:p>
      <text:p text:style-name="P4"><text:soft-page-break/><text:span text:style-name="Strong_20_Emphasis"><text:span text:style-name="T1"/></text:span></text:p>
      <text:p text:style-name="P4"><text:span text:style-name="Strong_20_Emphasis"><text:span text:style-name="T1">The article discusses how living systems manage limited resources and environmental complexity through a control system based on active inference. The authors introduce the Free-Energy Principle (FEP) and active inference as ways to minimize prediction error. They examine both classical and </text:span></text:span><text:soft-page-break/><text:span text:style-name="Strong_20_Emphasis"><text:span text:style-name="T1">quantum formulations of FEP. The article also sets the stage for Part II, which will explore how control systems in active inference can be represented as tensor networks within the framework of quantum topological neural networks. This work aims to have implications for modeling biological systems at various scales.</text:span></text:span></text:p>
      <text:p text:style-name="P4"><text:soft-page-break/><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he introduction of the article posits that living systems exhibit complex multi-level control systems while also being made up of simpler physical components. The challenge is to unify these perspectives. The article </text:span></text:span><text:soft-page-break/><text:span text:style-name="Strong_20_Emphasis"><text:span text:style-name="T1">employs the Free Energy Principle (FEP) as a general framework to describe interactions between these systems and their environment. According to FEP, any system interacting with its environment minimizes its "variational free energy," essentially aiming for an optimal state. This behavior is termed active inference: the </text:span></text:span><text:soft-page-break/><text:span text:style-name="Strong_20_Emphasis"><text:span text:style-name="T1">system observes its environment, updates its Bayesian beliefs, and takes actions accordingly.</text:span></text:span></text:p>
      <text:p text:style-name="P4"><text:span text:style-name="Strong_20_Emphasis"><text:span text:style-name="T1"/></text:span></text:p>
      <text:p text:style-name="P4"><text:span text:style-name="Strong_20_Emphasis"><text:span text:style-name="T1">The principle is general enough to apply not only to cognitive systems like humans or robots but also to simpler organisms like bacteria. Such systems maintain "situational awareness," where they </text:span></text:span><text:soft-page-break/><text:span text:style-name="Strong_20_Emphasis"><text:span text:style-name="T1">adapt to environmental conditions while managing informational and metabolic costs. The article also discusses the role of memory in constraining behavioral complexity, mentioning that living systems employ "stigmergic memories," contributing to what is termed as "extended minds."</text:span></text:span></text:p>
      <text:p text:style-name="P4"><text:span text:style-name="Strong_20_Emphasis"><text:span text:style-name="T1"/></text:span></text:p>
      <text:p text:style-name="P4"><text:soft-page-break/><text:span text:style-name="Strong_20_Emphasis"><text:span text:style-name="T1">The central goal is to understand how these systems maintain complexity and adaptability within the constraints of their physical makeup and environmental conditions.</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his section delves into the complexities of control </text:span></text:span><text:soft-page-break/><text:span text:style-name="Strong_20_Emphasis"><text:span text:style-name="T1">systems in active inference frameworks, focusing on how such systems select specific courses of action, or policies, based on their Generative Models (GMs). The GMs encode posterior probabilities, essentially the system's Bayesian beliefs, about what it perceives and how it should act. The concept is extended to planning and </text:span></text:span><text:soft-page-break/><text:span text:style-name="Strong_20_Emphasis"><text:span text:style-name="T1">control as forms of inference.</text:span></text:span></text:p>
      <text:p text:style-name="P4"><text:span text:style-name="Strong_20_Emphasis"><text:span text:style-name="T1"/></text:span></text:p>
      <text:p text:style-name="P4"><text:span text:style-name="Strong_20_Emphasis"><text:span text:style-name="T1">The text discusses various examples across biological scales, from gene regulation in E. coli bacteria to decision-making processes in the human brain. Mutual inhibition is a recurring theme, wherein different pathways or systems inhibit each other, </text:span></text:span><text:soft-page-break/><text:span text:style-name="Strong_20_Emphasis"><text:span text:style-name="T1">requiring energy to overcome this inhibition for a switch in action to occur. Such mutual inhibition plays a role in tasks as diverse as bacterial foraging and human visual processing.</text:span></text:span></text:p>
      <text:p text:style-name="P4"><text:span text:style-name="Strong_20_Emphasis"><text:span text:style-name="T1"/></text:span></text:p>
      <text:p text:style-name="P4"><text:span text:style-name="Strong_20_Emphasis"><text:span text:style-name="T1">From a technical standpoint, the control systems are formalized under the Free Energy Principle (FEP) through </text:span></text:span><text:soft-page-break/><text:span text:style-name="Strong_20_Emphasis"><text:span text:style-name="T1">factor graphs. These graphs are mathematical structures that allow for efficient computation in terms of message-passing and enable the conversion of control into an inference problem. Factor graphs are particularly useful in simulations involving discrete state spaces.</text:span></text:span></text:p>
      <text:p text:style-name="P4"><text:span text:style-name="Strong_20_Emphasis"><text:span text:style-name="T1"/></text:span></text:p>
      <text:p text:style-name="P4"><text:soft-page-break/><text:span text:style-name="Strong_20_Emphasis"><text:span text:style-name="T1">The factor graph's structure is crucial as it embodies the GM and how the system interprets data. Under classical FEP, these factors correspond to state-space factorizations used in mean-field approximations, familiar in both physics and statistics for variational Bayesian inference.</text:span></text:span></text:p>
      <text:p text:style-name="P4"><text:span text:style-name="Strong_20_Emphasis"><text:span text:style-name="T1"/></text:span></text:p>
      <text:p text:style-name="P4"><text:soft-page-break/><text:span text:style-name="Strong_20_Emphasis"><text:span text:style-name="T1">In summary, this part outlines a unified framework for understanding control systems in living organisms, spanning multiple scales and complexities, through the lens of active inference and the Free Energy Principle.</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oft-page-break/><text:span text:style-name="Strong_20_Emphasis"><text:span text:style-name="T1"/></text:span></text:p>
      <text:p text:style-name="P4"><text:span text:style-name="Strong_20_Emphasis"><text:span text:style-name="T1">This section indicates that the paper aims to explore control flow in active inference systems from both classical and quantum perspectives. It presents a unifying mathematical framework through the use of tensor networks (TNs), which formalize the relationships between </text:span></text:span><text:soft-page-break/><text:span text:style-name="Strong_20_Emphasis"><text:span text:style-name="T1">different components of a control system.</text:span></text:span></text:p>
      <text:p text:style-name="P4"><text:span text:style-name="Strong_20_Emphasis"><text:span text:style-name="T1"/></text:span></text:p>
      <text:p text:style-name="P4"><text:span text:style-name="Strong_20_Emphasis"><text:span text:style-name="T1">In the first part, the paper explores control flow using three different frameworks: classical Free Energy Principle (FEP), quantum reference frames (QRFs), and topological quantum field theories (TQFTs). These approaches help </text:span></text:span><text:soft-page-break/><text:span text:style-name="Strong_20_Emphasis"><text:span text:style-name="T1">elucidate the idea of contextuality, or the fact that global, maximally connected probability distributions do not exist across all observations. The paper argues that active inference systems will generally exhibit such contextual effects.</text:span></text:span></text:p>
      <text:p text:style-name="P4"><text:span text:style-name="Strong_20_Emphasis"><text:span text:style-name="T1"/></text:span></text:p>
      <text:p text:style-name="P4"><text:span text:style-name="Strong_20_Emphasis"><text:span text:style-name="T1">In the second part, the paper focuses on a </text:span></text:span><text:soft-page-break/><text:span text:style-name="Strong_20_Emphasis"><text:span text:style-name="T1">generalized tensor representation of control flow. The architecture of the tensor network is conditional upon identifying distinct features or objects in the environment. This part also explores the connections between tensor networks and artificial neural network (ANN) architectures, extending this idea to topological </text:span></text:span><text:soft-page-break/><text:span text:style-name="Strong_20_Emphasis"><text:span text:style-name="T1">quantum neural networks. The authors discuss the implications of these mathematical models for biology, specifically regarding the system's capabilities to perceive spatial locality and mereology (part-whole relationships).</text:span></text:span></text:p>
      <text:p text:style-name="P4"><text:span text:style-name="Strong_20_Emphasis"><text:span text:style-name="T1"/></text:span></text:p>
      <text:p text:style-name="P4"><text:span text:style-name="Strong_20_Emphasis"><text:span text:style-name="T1">In sum, the paper promises to offer a holistic </text:span></text:span><text:soft-page-break/><text:span text:style-name="Strong_20_Emphasis"><text:span text:style-name="T1">understanding of control systems across different scales and types of inference, incorporating both classical and quantum theory. It seeks to bring the physical and life sciences closer through a unifying framework based on the Free Energy Principle.</text:span></text:span></text:p>
      <text:p text:style-name="P4"><text:span text:style-name="Strong_20_Emphasis"><text:span text:style-name="T1"/></text:span></text:p>
      <text:p text:style-name="P4"><text:span text:style-name="Strong_20_Emphasis"><text:span text:style-name="T1"/></text:span></text:p>
      <text:p text:style-name="P4"><text:soft-page-break/><text:span text:style-name="Strong_20_Emphasis"><text:span text:style-name="T1"/></text:span></text:p>
      <text:p text:style-name="P4"><text:span text:style-name="Strong_20_Emphasis"><text:span text:style-name="T1"/></text:span></text:p>
      <text:p text:style-name="P4"><text:span text:style-name="Strong_20_Emphasis"><text:span text:style-name="T1">In this section titled "II. FORMAL DESCRIPTION OF THE CONTROL PROBLEM," the paper dives into a formalism of control flow in the context of active inference systems. Specifically, it explores this using the Free Energy Principle (FEP).</text:span></text:span></text:p>
      <text:p text:style-name="P4"><text:span text:style-name="Strong_20_Emphasis"><text:span text:style-name="T1"/></text:span></text:p>
      <text:p text:style-name="P4"><text:soft-page-break/><text:span text:style-name="Strong_20_Emphasis"><text:span text:style-name="T1">The system under consideration, denoted by U, is a random dynamical system that can be broken down into internal states b(t) that serve as a Markov blanket (MB) separating the internal from the external states.</text:span></text:span></text:p>
      <text:p text:style-name="P4"><text:span text:style-name="Strong_20_Emphasis"><text:span text:style-name="T1"/></text:span></text:p>
      <text:p text:style-name="P4"><text:span text:style-name="Strong_20_Emphasis"><text:span text:style-name="T1">According to the Free Energy Principle, any system interacting weakly </text:span></text:span><text:soft-page-break/><text:span text:style-name="Strong_20_Emphasis"><text:span text:style-name="T1">enough with its environment can be considered to be enclosed by a Markov blanket. Such systems tend to minimize a variational free energy F(π), which serves as an upper bound on Bayesian surprisal.</text:span></text:span></text:p>
      <text:p text:style-name="P4"><text:span text:style-name="Strong_20_Emphasis"><text:span text:style-name="T1"/></text:span></text:p>
      <text:p text:style-name="P4"><text:span text:style-name="Strong_20_Emphasis"><text:span text:style-name="T1">The paper presents an equation for this Variational Free Energy </text:span></text:span><text:soft-page-break/><text:span text:style-name="Strong_20_Emphasis"><text:span text:style-name="T1">(VFE), written as F(π). This equation breaks down VFE into different components, involving terms for complexity, accuracy, and divergence. The Kullback-Leibler (KL) divergence measures the difference between the true external state distribution and a variational approximation of this distribution, which is </text:span></text:span><text:soft-page-break/><text:span text:style-name="Strong_20_Emphasis"><text:span text:style-name="T1">influenced by the internal states </text:span></text:span></text:p>
      <text:p text:style-name="P4"><text:span text:style-name="Strong_20_Emphasis"><text:span text:style-name="T1"/></text:span></text:p>
      <text:p text:style-name="P4"><text:span text:style-name="Strong_20_Emphasis"><text:span text:style-name="T1">μ.</text:span></text:span></text:p>
      <text:p text:style-name="P4"><text:span text:style-name="Strong_20_Emphasis"><text:span text:style-name="T1"/></text:span></text:p>
      <text:p text:style-name="P4"><text:span text:style-name="Strong_20_Emphasis"><text:span text:style-name="T1">In essence, minimizing the VFE corresponds to minimizing the prediction error under a generative model (GM) encoded by a nonequilibrium steady-state (NESS) density. This concept fits within the </text:span></text:span><text:soft-page-break/><text:span text:style-name="Strong_20_Emphasis"><text:span text:style-name="T1">framework of active inference, a Bayesian approach to perception and action. The term "active" refers to those states within the Markov blanket that are not influenced by the environment or internal states, essentially encapsulating the system's exploratory actions in the environment.</text:span></text:span></text:p>
      <text:p text:style-name="P4"><text:span text:style-name="Strong_20_Emphasis"><text:span text:style-name="T1"/></text:span></text:p>
      <text:p text:style-name="P4"><text:soft-page-break/><text:span text:style-name="Strong_20_Emphasis"><text:span text:style-name="T1">In summary, the section provides a mathematical framework for understanding how control flow operates within an active inference system, grounding these concepts in the Free Energy Principle.</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oft-page-break/><text:span text:style-name="Strong_20_Emphasis"><text:span text:style-name="T1">The section takes the formal mathematical principles from earlier and applies them to the biological context of a cell. In this model, the cell membrane serves as the Markov blanket (MB), the internal states ( μ) correspond to the biochemical states of the cell, and the external </text:span></text:span><text:soft-page-break/><text:span text:style-name="Strong_20_Emphasis"><text:span text:style-name="T1">states ( η) relate to the cell's environment.</text:span></text:span></text:p>
      <text:p text:style-name="P4"><text:span text:style-name="Strong_20_Emphasis"><text:span text:style-name="T1"/></text:span></text:p>
      <text:p text:style-name="P4"><text:span text:style-name="Strong_20_Emphasis"><text:span text:style-name="T1">Homeostasis &amp; Allostasis: The nonequilibrium steady-state (NESS) corresponds to the state(s) where the cell maintains its functional integrity. This self-maintenance is referred to as "self-evidencing," as systems that comply with the Free </text:span></text:span><text:soft-page-break/><text:span text:style-name="Strong_20_Emphasis"><text:span text:style-name="T1">Energy Principle (FEP) continually generate evidence of their existence.</text:span></text:span></text:p>
      <text:p text:style-name="P4"><text:span text:style-name="Strong_20_Emphasis"><text:span text:style-name="T1"/></text:span></text:p>
      <text:p text:style-name="P4"><text:span text:style-name="Strong_20_Emphasis"><text:span text:style-name="T1">Uncertain Causation: Cells are described as "strange particles," as they can monitor their environment but not directly their actions on it. This brings in the element of uncertain causation; the cell cannot </text:span></text:span><text:soft-page-break/><text:span text:style-name="Strong_20_Emphasis"><text:span text:style-name="T1">definitively know if a change in its environment is a result of its own action.</text:span></text:span></text:p>
      <text:p text:style-name="P4"><text:span text:style-name="Strong_20_Emphasis"><text:span text:style-name="T1"/></text:span></text:p>
      <text:p text:style-name="P4"><text:span text:style-name="Strong_20_Emphasis"><text:span text:style-name="T1">Thermodynamics &amp; Cost: The FEP also connects to classical thermodynamics. Self-evidencing or belief-updating incurs a thermodynamic cost, and the cell's actions are aimed at acquiring the thermodynamic free energy </text:span></text:span><text:soft-page-break/><text:span text:style-name="Strong_20_Emphasis"><text:span text:style-name="T1">needed for its metabolic functions.</text:span></text:span></text:p>
      <text:p text:style-name="P4"><text:span text:style-name="Strong_20_Emphasis"><text:span text:style-name="T1"/></text:span></text:p>
      <text:p text:style-name="P4"><text:span text:style-name="Strong_20_Emphasis"><text:span text:style-name="T1">Complex Decision-Making: The cell’s generative model (GM) aims to minimize increases in Variational Free Energy (VFE) while maximizing its decrease, often involving a trade-off between short-term costs and long-term gains. This necessitates higher-</text:span></text:span><text:soft-page-break/><text:span text:style-name="Strong_20_Emphasis"><text:span text:style-name="T1">order, meta-level controls that are often hierarchical.</text:span></text:span></text:p>
      <text:p text:style-name="P4"><text:span text:style-name="Strong_20_Emphasis"><text:span text:style-name="T1"/></text:span></text:p>
      <text:p text:style-name="P4"><text:span text:style-name="Strong_20_Emphasis"><text:span text:style-name="T1">Risk &amp; Ambiguity: The paper talks about “risk” as expected complexity, which involves belief updating at a thermodynamic cost. “Ambiguity” relates to expected inaccuracy and leads to exploratory </text:span></text:span><text:soft-page-break/><text:span text:style-name="Strong_20_Emphasis"><text:span text:style-name="T1">behaviors, like a cell's phototropism.</text:span></text:span></text:p>
      <text:p text:style-name="P4"><text:span text:style-name="Strong_20_Emphasis"><text:span text:style-name="T1"/></text:span></text:p>
      <text:p text:style-name="P4"><text:span text:style-name="Strong_20_Emphasis"><text:span text:style-name="T1">Context-Dependent Control &amp; Energetic Barriers: The NESS is not a single state but a complex landscape with local minima separated by energetic barriers. These barriers could be, for instance, the energy required to switch cellular pathways.</text:span></text:span></text:p>
      <text:p text:style-name="P4"><text:soft-page-break/><text:span text:style-name="Strong_20_Emphasis"><text:span text:style-name="T1"/></text:span></text:p>
      <text:p text:style-name="P4"><text:span text:style-name="Strong_20_Emphasis"><text:span text:style-name="T1">Hierarchical Control: These complexities are often managed through hierarchical, meta-level controls. They use probabilistic models to regulate not just energy-seeking but also information-seeking actions (like curiosity-driven exploration).</text:span></text:span></text:p>
      <text:p text:style-name="P4"><text:span text:style-name="Strong_20_Emphasis"><text:span text:style-name="T1"/></text:span></text:p>
      <text:p text:style-name="P4"><text:soft-page-break/><text:span text:style-name="Strong_20_Emphasis"><text:span text:style-name="T1">Biological Examples: Finally, the section ends with specific biological examples, mentioning modifications in planaria that show how high energetic barriers can lead to permanent changes.</text:span></text:span></text:p>
      <text:p text:style-name="P4"><text:span text:style-name="Strong_20_Emphasis"><text:span text:style-name="T1"/></text:span></text:p>
      <text:p text:style-name="P4"><text:span text:style-name="Strong_20_Emphasis"><text:span text:style-name="T1">In summary, the section deepens our understanding of cellular control by linking it to the FEP and </text:span></text:span><text:soft-page-break/><text:span text:style-name="Strong_20_Emphasis"><text:span text:style-name="T1">exploring the nuanced, hierarchical, and often uncertain nature of cellular decision-making and action.</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he "QRF picture" section explores the possible role of quantum effects in cellular information </text:span></text:span><text:soft-page-break/><text:span text:style-name="Strong_20_Emphasis"><text:span text:style-name="T1">processing. Traditionally, this processing is considered to be classical, relying on causal networks of macromolecules. However, this perspective poses challenges:</text:span></text:span></text:p>
      <text:p text:style-name="P4"><text:span text:style-name="Strong_20_Emphasis"><text:span text:style-name="T1"/></text:span></text:p>
      <text:p text:style-name="P4"><text:span text:style-name="Strong_20_Emphasis"><text:span text:style-name="T1">Energy Budgets: The energy budgets for both prokaryotic and eukaryotic cells are much smaller than what would be </text:span></text:span><text:soft-page-break/><text:span text:style-name="Strong_20_Emphasis"><text:span text:style-name="T1">required for fully classical information processing at the molecular scale. This discrepancy suggests that quantum coherence might be employed as a computational resource in cells.</text:span></text:span></text:p>
      <text:p text:style-name="P4"><text:span text:style-name="Strong_20_Emphasis"><text:span text:style-name="T1"/></text:span></text:p>
      <text:p text:style-name="P4"><text:span text:style-name="Strong_20_Emphasis"><text:span text:style-name="T1">Quantum Nature of Macromolecules: While the quantum characteristics of proteins and other </text:span></text:span><text:soft-page-break/><text:span text:style-name="Strong_20_Emphasis"><text:span text:style-name="T1">macromolecules are acknowledged, the relevance of these quantum effects at a biological scale remains a subject of debate.</text:span></text:span></text:p>
      <text:p text:style-name="P4"><text:span text:style-name="Strong_20_Emphasis"><text:span text:style-name="T1"/></text:span></text:p>
      <text:p text:style-name="P4"><text:span text:style-name="Strong_20_Emphasis"><text:span text:style-name="T1">Decoherence Times: Classical models predict decoherence times on the order of attoseconds, which is several orders of magnitude less than the </text:span></text:span><text:soft-page-break/><text:span text:style-name="Strong_20_Emphasis"><text:span text:style-name="T1">timescales relevant for cellular processes. This mismatch raises questions about whether a purely classical model is sufficient.</text:span></text:span></text:p>
      <text:p text:style-name="P4"><text:span text:style-name="Strong_20_Emphasis"><text:span text:style-name="T1"/></text:span></text:p>
      <text:p text:style-name="P4"><text:span text:style-name="Strong_20_Emphasis"><text:span text:style-name="T1">Evidence of Quantum Coherence: Functional roles for quantum coherence within individual molecules (intramolecular) have been found, but </text:span></text:span><text:soft-page-break/><text:span text:style-name="Strong_20_Emphasis"><text:span text:style-name="T1">intermolecular coherence remains elusive. However, indirect evidence of long-range, tissue-scale coherence, especially in brains, has been reported.</text:span></text:span></text:p>
      <text:p text:style-name="P4"><text:span text:style-name="Strong_20_Emphasis"><text:span text:style-name="T1"/></text:span></text:p>
      <text:p text:style-name="P4"><text:span text:style-name="Strong_20_Emphasis"><text:span text:style-name="T1">Reformulation of FEP: By reframing the Free Energy Principle in terms of quantum information theory, the authors suggest that scenarios </text:span></text:span><text:soft-page-break/><text:span text:style-name="Strong_20_Emphasis"><text:span text:style-name="T1">involving long-range quantum coherence could be adequately described, thus enriching our understanding of cellular processes.</text:span></text:span></text:p>
      <text:p text:style-name="P4"><text:span text:style-name="Strong_20_Emphasis"><text:span text:style-name="T1"/></text:span></text:p>
      <text:p text:style-name="P4"><text:span text:style-name="Strong_20_Emphasis"><text:span text:style-name="T1">In essence, the section brings up compelling reasons for considering quantum effects in the cellular context, particularly in light of energy constraints </text:span></text:span><text:soft-page-break/><text:span text:style-name="Strong_20_Emphasis"><text:span text:style-name="T1">and evidence of long-range coherence. It proposes that a quantum reformulation of the Free Energy Principle may offer a more comprehensive description of cellular information processing.</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oft-page-break/><text:span text:style-name="Strong_20_Emphasis"><text:span text:style-name="T1">This section presents a theoretical framework to study an isolated system </text:span></text:span></text:p>
      <text:p text:style-name="P4"><text:span text:style-name="Strong_20_Emphasis"><text:span text:style-name="T1"/></text:span></text:p>
      <text:p text:style-name="P4"><text:span text:style-name="Strong_20_Emphasis"><text:span text:style-name="T1">U partitioned into subsystems A and B. The interaction Hamiltonian is considered weak enough to treat A and B as essentially separable. Various consequences of this construction are outlined:</text:span></text:span></text:p>
      <text:p text:style-name="P4"><text:soft-page-break/><text:span text:style-name="Strong_20_Emphasis"><text:span text:style-name="T1"/></text:span></text:p>
      <text:p text:style-name="P4"><text:span text:style-name="Strong_20_Emphasis"><text:span text:style-name="T1">Holographic Screen B: A and B are separated by a "holographic screen" B, represented by an array of N non-interacting qubits. This screen mediates interactions between A and B. <text:s/>Information Exchange: A and B can exchange finite N-bit strings encoding eigenvalues of H AB.</text:span></text:span></text:p>
      <text:p text:style-name="P4"><text:span text:style-name="Strong_20_Emphasis"><text:span text:style-name="T1"/></text:span></text:p>
      <text:p text:style-name="P4"><text:soft-page-break/><text:span text:style-name="Strong_20_Emphasis"><text:span text:style-name="T1">Free Choice of Basis: Both A and B can choose their own basis for H AB , which means they have the freedom to choose local frames of reference.</text:span></text:span></text:p>
      <text:p text:style-name="P4"><text:span text:style-name="Strong_20_Emphasis"><text:span text:style-name="T1"/></text:span></text:p>
      <text:p text:style-name="P4"><text:span text:style-name="Strong_20_Emphasis"><text:span text:style-name="T1">Thermodynamic and Informational Equilibrium: </text:span></text:span></text:p>
      <text:p text:style-name="P4"><text:span text:style-name="Strong_20_Emphasis"><text:span text:style-name="T1"/></text:span></text:p>
      <text:p text:style-name="P4"><text:span text:style-name="Strong_20_Emphasis"><text:span text:style-name="T1">A and B are generally in informational, but not thermal equilibrium.</text:span></text:span></text:p>
      <text:p text:style-name="P4"><text:soft-page-break/><text:span text:style-name="Strong_20_Emphasis"><text:span text:style-name="T1"/></text:span></text:p>
      <text:p text:style-name="P4"><text:span text:style-name="Strong_20_Emphasis"><text:span text:style-name="T1">Free Energy Sector: Both A and B allocate some qubits for free-energy acquisition to fund classical computation, adhering to Landauer's principle.</text:span></text:span></text:p>
      <text:p text:style-name="P4"><text:span text:style-name="Strong_20_Emphasis"><text:span text:style-name="T1"/></text:span></text:p>
      <text:p text:style-name="P4"><text:span text:style-name="Strong_20_Emphasis"><text:span text:style-name="T1">QRFs (Quantum Reference Frames): The actions of internal dynamics can be represented by sets of </text:span></text:span><text:soft-page-break/><text:span text:style-name="Strong_20_Emphasis"><text:span text:style-name="T1">QRFs, which both measure and prepare qubits on B.</text:span></text:span></text:p>
      <text:p text:style-name="P4"><text:span text:style-name="Strong_20_Emphasis"><text:span text:style-name="T1"/></text:span></text:p>
      <text:p text:style-name="P4"><text:span text:style-name="Strong_20_Emphasis"><text:span text:style-name="T1">Computational QRFs and CCCDs: The structure of these computational QRFs can be mapped using cone-cocone diagrams (CCCDs), which is useful for describing hierarchical Bayesian networks.</text:span></text:span></text:p>
      <text:p text:style-name="P4"><text:span text:style-name="Strong_20_Emphasis"><text:span text:style-name="T1"/></text:span></text:p>
      <text:p text:style-name="P4"><text:soft-page-break/><text:span text:style-name="Strong_20_Emphasis"><text:span text:style-name="T1">Memory-Write Systems: The architecture depicted is similar to a variational autoencoder (VAE) and can be used for belief-updating systems.</text:span></text:span></text:p>
      <text:p text:style-name="P4"><text:span text:style-name="Strong_20_Emphasis"><text:span text:style-name="T1"/></text:span></text:p>
      <text:p text:style-name="P4"><text:span text:style-name="Strong_20_Emphasis"><text:span text:style-name="T1">Contextuality: The framework allows for intrinsic or quantum contextuality, a phenomenon where quantum systems cannot be described </text:span></text:span><text:soft-page-break/><text:span text:style-name="Strong_20_Emphasis"><text:span text:style-name="T1">by classical systems with hidden variables.</text:span></text:span></text:p>
      <text:p text:style-name="P4"><text:span text:style-name="Strong_20_Emphasis"><text:span text:style-name="T1"/></text:span></text:p>
      <text:p text:style-name="P4"><text:span text:style-name="Strong_20_Emphasis"><text:span text:style-name="T1">Holographic Coding: In the quantum description, </text:span></text:span></text:p>
      <text:p text:style-name="P4"><text:span text:style-name="Strong_20_Emphasis"><text:span text:style-name="T1"/></text:span></text:p>
      <text:p text:style-name="P4"><text:span text:style-name="Strong_20_Emphasis"><text:span text:style-name="T1">B could be represented as a polygonal tessellation of the hyperbolic disk. In the classical limit, it serves as an information channel with a structure </text:span></text:span><text:soft-page-break/><text:span text:style-name="Strong_20_Emphasis"><text:span text:style-name="T1">resembling a direct acyclic graph (DAG).</text:span></text:span></text:p>
      <text:p text:style-name="P4"><text:span text:style-name="Strong_20_Emphasis"><text:span text:style-name="T1"/></text:span></text:p>
      <text:p text:style-name="P4"><text:span text:style-name="Strong_20_Emphasis"><text:span text:style-name="T1">The construction aims to be broadly applicable, serving as a generic blueprint for studying both classical and quantum systems in a unified manner. It suggests potential uses in areas like quantum computation, information theory, and thermodynamics.</text:span></text:span></text:p>
      <text:p text:style-name="P4"><text:soft-page-break/><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he discussion here dives into the role of Quantum Reference Frames (QRFs) in observing and interacting with sectors on a holographic screen </text:span></text:span></text:p>
      <text:p text:style-name="P4"><text:span text:style-name="Strong_20_Emphasis"><text:span text:style-name="T1"/></text:span></text:p>
      <text:p text:style-name="P4"><text:soft-page-break/><text:span text:style-name="Strong_20_Emphasis"><text:span text:style-name="T1">B. Each system X can be broken down into two components:</text:span></text:span></text:p>
      <text:p text:style-name="P4"><text:span text:style-name="Strong_20_Emphasis"><text:span text:style-name="T1"/></text:span></text:p>
      <text:p text:style-name="P4"><text:span text:style-name="Strong_20_Emphasis"><text:span text:style-name="T1">Reference Component </text:span></text:span></text:p>
      <text:p text:style-name="P4"><text:span text:style-name="Strong_20_Emphasis"><text:span text:style-name="T1"/></text:span></text:p>
      <text:p text:style-name="P4"><text:span text:style-name="Strong_20_Emphasis"><text:span text:style-name="T1">R: It has a stable, time-invariant state∣R⟩or a state density R. This allows for the system to be re-identified over time.</text:span></text:span></text:p>
      <text:p text:style-name="P4"><text:span text:style-name="Strong_20_Emphasis"><text:span text:style-name="T1"/></text:span></text:p>
      <text:p text:style-name="P4"><text:span text:style-name="Strong_20_Emphasis"><text:span text:style-name="T1">Pointer Component </text:span></text:span></text:p>
      <text:p text:style-name="P4"><text:soft-page-break/><text:span text:style-name="Strong_20_Emphasis"><text:span text:style-name="T1"/></text:span></text:p>
      <text:p text:style-name="P4"><text:span text:style-name="Strong_20_Emphasis"><text:span text:style-name="T1">P: It has a time-varying state∣P or state density. This is the "state of interest" for measurements.</text:span></text:span></text:p>
      <text:p text:style-name="P4"><text:span text:style-name="Strong_20_Emphasis"><text:span text:style-name="T1"/></text:span></text:p>
      <text:p text:style-name="P4"><text:span text:style-name="Strong_20_Emphasis"><text:span text:style-name="T1">Both components R and P must be mutually decoherent and must commute with each other.</text:span></text:span></text:p>
      <text:p text:style-name="P4"><text:span text:style-name="Strong_20_Emphasis"><text:span text:style-name="T1"/></text:span></text:p>
      <text:p text:style-name="P4"><text:span text:style-name="Strong_20_Emphasis"><text:span text:style-name="T1">Additional points covered:</text:span></text:span></text:p>
      <text:p text:style-name="P4"><text:soft-page-break/><text:span text:style-name="Strong_20_Emphasis"><text:span text:style-name="T1"/></text:span></text:p>
      <text:p text:style-name="P4"><text:span text:style-name="Strong_20_Emphasis"><text:span text:style-name="T1">Memory and Environment: Memory operations can also be mapped to QRFs. Memory stored by </text:span></text:span></text:p>
      <text:p text:style-name="P4"><text:span text:style-name="Strong_20_Emphasis"><text:span text:style-name="T1"/></text:span></text:p>
      <text:p text:style-name="P4"><text:span text:style-name="Strong_20_Emphasis"><text:span text:style-name="T1">A is exposed to B, and vice versa. The observable environment E and memory sector </text:span></text:span></text:p>
      <text:p text:style-name="P4"><text:span text:style-name="Strong_20_Emphasis"><text:span text:style-name="T1"/></text:span></text:p>
      <text:p text:style-name="P4"><text:soft-page-break/><text:span text:style-name="Strong_20_Emphasis"><text:span text:style-name="T1">Y must be disjoint from and decoherent with the free-energy sector F.</text:span></text:span></text:p>
      <text:p text:style-name="P4"><text:span text:style-name="Strong_20_Emphasis"><text:span text:style-name="T1"/></text:span></text:p>
      <text:p text:style-name="P4"><text:span text:style-name="Strong_20_Emphasis"><text:span text:style-name="T1">Energy Costs: Actions on B, such as memory writes, have an associated free energy cost. This cost is at least </text:span></text:span></text:p>
      <text:p text:style-name="P4"><text:span text:style-name="Strong_20_Emphasis"><text:span text:style-name="T1">ln ⁡ 2 ln2KBT per bit, adhering to Landauer’s principle.</text:span></text:span></text:p>
      <text:p text:style-name="P4"><text:span text:style-name="Strong_20_Emphasis"><text:span text:style-name="T1"/></text:span></text:p>
      <text:p text:style-name="P4"><text:soft-page-break/><text:span text:style-name="Strong_20_Emphasis"><text:span text:style-name="T1">Time-Energy Complementarity: A minimum time, based on Planck’s constant </text:span></text:span></text:p>
      <text:p text:style-name="P4"><text:span text:style-name="Strong_20_Emphasis"><text:span text:style-name="T1">ℎ</text:span></text:span></text:p>
      <text:p text:style-name="P4"><text:span text:style-name="Strong_20_Emphasis"><text:span text:style-name="T1">h, is associated with this energy cost. This defines "ticks" of internal time QRFs, denoted as B.</text:span></text:span></text:p>
      <text:p text:style-name="P4"><text:span text:style-name="Strong_20_Emphasis"><text:span text:style-name="T1"/></text:span></text:p>
      <text:p text:style-name="P4"><text:span text:style-name="Strong_20_Emphasis"><text:span text:style-name="T1">Time Arrows: Interestingly, point in opposite directions with respect to B, allowing </text:span></text:span><text:soft-page-break/><text:span text:style-name="Strong_20_Emphasis"><text:span text:style-name="T1">A and B to be seen as "interacting with their own futures."</text:span></text:span></text:p>
      <text:p text:style-name="P4"><text:span text:style-name="Strong_20_Emphasis"><text:span text:style-name="T1"/></text:span></text:p>
      <text:p text:style-name="P4"><text:span text:style-name="Strong_20_Emphasis"><text:span text:style-name="T1">This framework attempts to bring together elements of classical and quantum physics, thermodynamics, and information theory into a unified picture, further blurring the line between observer and observed. It adds layers of complexity </text:span></text:span><text:soft-page-break/><text:span text:style-name="Strong_20_Emphasis"><text:span text:style-name="T1">to our understanding of how systems interact with their environment and each other.</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he text delves into the conditions and representations for sequential measurements in </text:span></text:span><text:soft-page-break/><text:span text:style-name="Strong_20_Emphasis"><text:span text:style-name="T1">a quantum framework. Here's a breakdown:</text:span></text:span></text:p>
      <text:p text:style-name="P4"><text:span text:style-name="Strong_20_Emphasis"><text:span text:style-name="T1"/></text:span></text:p>
      <text:p text:style-name="P4"><text:span text:style-name="Strong_20_Emphasis"><text:span text:style-name="T1">Conditions for Sequential Measurements: For measurements on a system </text:span></text:span></text:p>
      <text:p text:style-name="P4"><text:span text:style-name="Strong_20_Emphasis"><text:span text:style-name="T1"/></text:span></text:p>
      <text:p text:style-name="P4"><text:span text:style-name="Strong_20_Emphasis"><text:span text:style-name="T1">X to be considered sequential, two criteria must be met:</text:span></text:span></text:p>
      <text:p text:style-name="P4"><text:span text:style-name="Strong_20_Emphasis"><text:span text:style-name="T1"/></text:span></text:p>
      <text:p text:style-name="P4"><text:span text:style-name="Strong_20_Emphasis"><text:span text:style-name="T1">The measurements must be separated according to an </text:span></text:span><text:soft-page-break/><text:span text:style-name="Strong_20_Emphasis"><text:span text:style-name="T1">internal time Quantum Reference Frame (QRF).</text:span></text:span></text:p>
      <text:p text:style-name="P4"><text:span text:style-name="Strong_20_Emphasis"><text:span text:style-name="T1"/></text:span></text:p>
      <text:p text:style-name="P4"><text:span text:style-name="Strong_20_Emphasis"><text:span text:style-name="T1">The outcomes of these measurements must be recorded to memory, enabling a comparison over time.</text:span></text:span></text:p>
      <text:p text:style-name="P4"><text:span text:style-name="Strong_20_Emphasis"><text:span text:style-name="T1"/></text:span></text:p>
      <text:p text:style-name="P4"><text:span text:style-name="Strong_20_Emphasis"><text:span text:style-name="T1">Schemata for Sequential Measurements: Sequential measurements can be </text:span></text:span><text:soft-page-break/><text:span text:style-name="Strong_20_Emphasis"><text:span text:style-name="T1">represented by one of two schematic diagrams:</text:span></text:span></text:p>
      <text:p text:style-name="P4"><text:span text:style-name="Strong_20_Emphasis"><text:span text:style-name="T1">Schema One: This represents a situation where a system </text:span></text:span></text:p>
      <text:p text:style-name="P4"><text:span text:style-name="Strong_20_Emphasis"><text:span text:style-name="T1"/></text:span></text:p>
      <text:p text:style-name="P4"><text:span text:style-name="Strong_20_Emphasis"><text:span text:style-name="T1">S divides into two possibly entangled systems </text:span></text:span></text:p>
      <text:p text:style-name="P4"><text:span text:style-name="Strong_20_Emphasis"><text:span text:style-name="T1"/></text:span></text:p>
      <text:p text:style-name="P4"><text:span text:style-name="Strong_20_Emphasis"><text:span text:style-name="T1">An example of this is the parametric down-conversion of a photon.</text:span></text:span></text:p>
      <text:p text:style-name="P4"><text:soft-page-break/><text:span text:style-name="Strong_20_Emphasis"><text:span text:style-name="T1">Schema Two: In this case, the pointer-state QRF </text:span></text:span></text:p>
      <text:p text:style-name="P4"><text:span text:style-name="Strong_20_Emphasis"><text:span text:style-name="T1"/></text:span></text:p>
      <text:p text:style-name="P4"><text:span text:style-name="Strong_20_Emphasis"><text:span text:style-name="T1">P is replaced with an alternative QRF </text:span></text:span></text:p>
      <text:p text:style-name="P4"><text:span text:style-name="Strong_20_Emphasis"><text:span text:style-name="T1"/></text:span></text:p>
      <text:p text:style-name="P4"><text:span text:style-name="Strong_20_Emphasis"><text:span text:style-name="T1">Q that doesn't commute with P.</text:span></text:span></text:p>
      <text:p text:style-name="P4"><text:span text:style-name="Strong_20_Emphasis"><text:span text:style-name="T1"/></text:span></text:p>
      <text:p text:style-name="P4"><text:span text:style-name="Strong_20_Emphasis"><text:span text:style-name="T1">S→P,R→S→Q,R→S</text:span></text:span></text:p>
      <text:p text:style-name="P4"><text:span text:style-name="Strong_20_Emphasis"><text:span text:style-name="T1">Examples include sequences where position and momentum or different </text:span></text:span><text:soft-page-break/><text:span text:style-name="Strong_20_Emphasis"><text:span text:style-name="T1">spin components are measured alternately.</text:span></text:span></text:p>
      <text:p text:style-name="P4"><text:span text:style-name="Strong_20_Emphasis"><text:span text:style-name="T1">Commutativity Requirements: Both P and Q must commute with R to satisfy the commutativity requirements for the system S.</text:span></text:span></text:p>
      <text:p text:style-name="P4"><text:span text:style-name="Strong_20_Emphasis"><text:span text:style-name="T1"/></text:span></text:p>
      <text:p text:style-name="P4"><text:span text:style-name="Strong_20_Emphasis"><text:span text:style-name="T1">Further Questions: These schemata raise questions about how control sequences are implemented </text:span></text:span><text:soft-page-break/><text:span text:style-name="Strong_20_Emphasis"><text:span text:style-name="T1">and how contextual changes affecting the control flow are detected. This sets the stage for Part II, where issues like path-integral representation of QRFs, the behavior of system </text:span></text:span></text:p>
      <text:p text:style-name="P4"><text:span text:style-name="Strong_20_Emphasis"><text:span text:style-name="T1"/></text:span></text:p>
      <text:p text:style-name="P4"><text:span text:style-name="Strong_20_Emphasis"><text:span text:style-name="T1">X identified by a QRF, and questions of multiple observers and quantum </text:span></text:span><text:soft-page-break/><text:span text:style-name="Strong_20_Emphasis"><text:span text:style-name="T1">contextuality are discussed.</text:span></text:span></text:p>
      <text:p text:style-name="P4"><text:span text:style-name="Strong_20_Emphasis"><text:span text:style-name="T1"/></text:span></text:p>
      <text:p text:style-name="P4"><text:span text:style-name="Strong_20_Emphasis"><text:span text:style-name="T1">The discussion is quite technical but aims to establish a rigorous framework for thinking about how quantum systems are measured and controlled, including how time and memory factor into these processes.</text:span></text:span></text:p>
      <text:p text:style-name="P4"><text:span text:style-name="Strong_20_Emphasis"><text:span text:style-name="T1"/></text:span></text:p>
      <text:p text:style-name="P4"><text:soft-page-break/><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he text introduces a Topological Quantum Field Theory (TQFT) perspective on the Free Energy Principle (FEP) and sequential measurements in quantum systems. Here are the key points:</text:span></text:span></text:p>
      <text:p text:style-name="P4"><text:span text:style-name="Strong_20_Emphasis"><text:span text:style-name="T1"/></text:span></text:p>
      <text:p text:style-name="P4"><text:soft-page-break/><text:span text:style-name="Strong_20_Emphasis"><text:span text:style-name="T1">Path-Integral Formulation: The classical FEP can be formulated as a path integral, which calculates the expected value of any observable Ω Ω[x(t)] based on paths x(t) through state space. In quantum theory, this formulation extends to include automorphisms on a Hilbert space.</text:span></text:span></text:p>
      <text:p text:style-name="P4"><text:span text:style-name="Strong_20_Emphasis"><text:span text:style-name="T1"/></text:span></text:p>
      <text:p text:style-name="P4"><text:soft-page-break/><text:span text:style-name="Strong_20_Emphasis"><text:span text:style-name="T1">TQFT on Hilbert Space: The manifold of all automorphisms in a finite-dimensional Hilbert space </text:span></text:span></text:p>
      <text:p text:style-name="P4"><text:span text:style-name="Strong_20_Emphasis"><text:span text:style-name="T1"/></text:span></text:p>
      <text:p text:style-name="P4"><text:span text:style-name="Strong_20_Emphasis"><text:span text:style-name="T1">H can be treated as a cobordism, which by definition is a TQFT on H.</text:span></text:span></text:p>
      <text:p text:style-name="P4"><text:span text:style-name="Strong_20_Emphasis"><text:span text:style-name="T1"/></text:span></text:p>
      <text:p text:style-name="P4"><text:span text:style-name="Strong_20_Emphasis"><text:span text:style-name="T1">Sequential Measurements and TQFT: Sequential measurements on any sector X of </text:span></text:span></text:p>
      <text:p text:style-name="P4"><text:soft-page-break/><text:span text:style-name="Strong_20_Emphasis"><text:span text:style-name="T1"/></text:span></text:p>
      <text:p text:style-name="P4"><text:span text:style-name="Strong_20_Emphasis"><text:span text:style-name="T1">B can induce a TQFT. The paper notes that measurement sequences can be mapped to cobordisms (manifolds between boundaries). Diagram (9) and Diagram (10) offer examples, corresponding to two types of sequential measurement schemata discussed earlier.</text:span></text:span></text:p>
      <text:p text:style-name="P4"><text:span text:style-name="Strong_20_Emphasis"><text:span text:style-name="T1"/></text:span></text:p>
      <text:p text:style-name="P4"><text:soft-page-break/><text:span text:style-name="Strong_20_Emphasis"><text:span text:style-name="T1">Functor F: This functor maps from the category of CCCDs (which includes QRFs) to the category of finite cobordisms, defining a TQFT.</text:span></text:span></text:p>
      <text:p text:style-name="P4"><text:span text:style-name="Strong_20_Emphasis"><text:span text:style-name="T1"/></text:span></text:p>
      <text:p text:style-name="P4"><text:span text:style-name="Strong_20_Emphasis"><text:span text:style-name="T1">Theorem 1: For any morphism F of CCCDs, there is a corresponding cobordism S that satisfies certain commutative properties. This theorem is general </text:span></text:span><text:soft-page-break/><text:span text:style-name="Strong_20_Emphasis"><text:span text:style-name="T1">and applies to any sequential measurement.</text:span></text:span></text:p>
      <text:p text:style-name="P4"><text:span text:style-name="Strong_20_Emphasis"><text:span text:style-name="T1"/></text:span></text:p>
      <text:p text:style-name="P4"><text:span text:style-name="Strong_20_Emphasis"><text:span text:style-name="T1">Composite Operations: It discusses operations that can measure and record an outcome, mapping from </text:span></text:span></text:p>
      <text:p text:style-name="P4"><text:span text:style-name="Strong_20_Emphasis"><text:span text:style-name="T1"><text:s/>, and operations that use an outcome read from memory to prepare a state, mapping from </text:span></text:span></text:p>
      <text:p text:style-name="P4"><text:span text:style-name="Strong_20_Emphasis"><text:span text:style-name="T1"/></text:span></text:p>
      <text:p text:style-name="P4"><text:span text:style-name="Strong_20_Emphasis"><text:span text:style-name="T1"/></text:span></text:p>
      <text:p text:style-name="P4"><text:soft-page-break/><text:span text:style-name="Strong_20_Emphasis"><text:span text:style-name="T1"/></text:span></text:p>
      <text:p text:style-name="P4"><text:span text:style-name="Strong_20_Emphasis"><text:span text:style-name="T1">The text expands on the framework laid out in the previous parts, focusing on the implications of Topological Quantum Field Theories (TQFTs) and Quantum Reference Frames (QRFs) for understanding control flow and information exchange in complex systems.</text:span></text:span></text:p>
      <text:p text:style-name="P4"><text:span text:style-name="Strong_20_Emphasis"><text:span text:style-name="T1"/></text:span></text:p>
      <text:p text:style-name="P4"><text:soft-page-break/><text:span text:style-name="Strong_20_Emphasis"><text:span text:style-name="T1">Recording and Time Propagation: The operation of recording observational outcomes and then comparing them at a later time t+Δt is mathematically equivalent to propagating the "system" X forward in time. This allows for a unified way to discuss temporal evolution.</text:span></text:span></text:p>
      <text:p text:style-name="P4"><text:span text:style-name="Strong_20_Emphasis"><text:span text:style-name="T1"/></text:span></text:p>
      <text:p text:style-name="P4"><text:soft-page-break/><text:span text:style-name="Strong_20_Emphasis"><text:span text:style-name="T1">Communication Between Multiple QRFs: Communication between different QRFs, deployed by a system </text:span></text:span></text:p>
      <text:p text:style-name="P4"><text:span text:style-name="Strong_20_Emphasis"><text:span text:style-name="T1"/></text:span></text:p>
      <text:p text:style-name="P4"><text:span text:style-name="Strong_20_Emphasis"><text:span text:style-name="T1">A for instance, requires a channel that traverses </text:span></text:span></text:p>
      <text:p text:style-name="P4"><text:span text:style-name="Strong_20_Emphasis"><text:span text:style-name="T1"/></text:span></text:p>
      <text:p text:style-name="P4"><text:span text:style-name="Strong_20_Emphasis"><text:span text:style-name="T1">B. Both classical and quantum channels are considered physically </text:span></text:span><text:soft-page-break/><text:span text:style-name="Strong_20_Emphasis"><text:span text:style-name="T1">equivalent and represented as TQFTs.</text:span></text:span></text:p>
      <text:p text:style-name="P4"><text:span text:style-name="Strong_20_Emphasis"><text:span text:style-name="T1"/></text:span></text:p>
      <text:p text:style-name="P4"><text:span text:style-name="Strong_20_Emphasis"><text:span text:style-name="T1">Local Operations, Classical Communication (LOCC): In LOCC protocols, one channel is termed "classical" and the other "quantum", but the text argues that this distinction is semantic; both are physical channels.</text:span></text:span></text:p>
      <text:p text:style-name="P4"><text:span text:style-name="Strong_20_Emphasis"><text:span text:style-name="T1"/></text:span></text:p>
      <text:p text:style-name="P4"><text:soft-page-break/><text:span text:style-name="Strong_20_Emphasis"><text:span text:style-name="T1">Non-Commutativity and Contextuality: When two QRFs are deployed by separate or decoherent systems, they fail to commute. This introduces a context-dependent element into the measurements, influenced by hidden variables that characterize the larger system B.</text:span></text:span></text:p>
      <text:p text:style-name="P4"><text:span text:style-name="Strong_20_Emphasis"><text:span text:style-name="T1"/></text:span></text:p>
      <text:p text:style-name="P4"><text:soft-page-break/><text:span text:style-name="Strong_20_Emphasis"><text:span text:style-name="T1">Limitations of Classical Context: The text notes that a truly exhaustive classical measurement of context would require access to all of </text:span></text:span></text:p>
      <text:p text:style-name="P4"><text:span text:style-name="Strong_20_Emphasis"><text:span text:style-name="T1"/></text:span></text:p>
      <text:p text:style-name="P4"><text:span text:style-name="Strong_20_Emphasis"><text:span text:style-name="T1">B, which is practically impossible due to energy costs and other limitations.</text:span></text:span></text:p>
      <text:p text:style-name="P4"><text:span text:style-name="Strong_20_Emphasis"><text:span text:style-name="T1"/></text:span></text:p>
      <text:p text:style-name="P4"><text:span text:style-name="Strong_20_Emphasis"><text:span text:style-name="T1">Control Flow and Free-Energy Trade-Offs: </text:span></text:span><text:soft-page-break/><text:span text:style-name="Strong_20_Emphasis"><text:span text:style-name="T1">Implementing control flows has an associated free-energy cost. Systems must balance the computational or energetic costs of control flow against the benefits, leading to context-dependent effects on both perception and action.</text:span></text:span></text:p>
      <text:p text:style-name="P4"><text:span text:style-name="Strong_20_Emphasis"><text:span text:style-name="T1"/></text:span></text:p>
      <text:p text:style-name="P4"><text:span text:style-name="Strong_20_Emphasis"><text:span text:style-name="T1">Upcoming in Part II: The next part promises to </text:span></text:span><text:soft-page-break/><text:span text:style-name="Strong_20_Emphasis"><text:span text:style-name="T1">discuss Tensor Networks (TNs) and Topological Quantum Neural Networks (TQNNs) as formal tools to represent control flows, especially in biological systems.</text:span></text:span></text:p>
      <text:p text:style-name="P4"><text:span text:style-name="Strong_20_Emphasis"><text:span text:style-name="T1"/></text:span></text:p>
      <text:p text:style-name="P4"><text:span text:style-name="Strong_20_Emphasis"><text:span text:style-name="T1">The work aims to provide a rigorous, unifying framework for understanding control flows in complex systems, </text:span></text:span><text:soft-page-break/><text:span text:style-name="Strong_20_Emphasis"><text:span text:style-name="T1">from quantum to biological scales, using advanced mathematical constructs like TQFTs and QRFs.</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he article delves into the complex subject of control flow in active inference systems by employing advanced mathematical and </text:span></text:span><text:soft-page-break/><text:span text:style-name="Strong_20_Emphasis"><text:span text:style-name="T1">quantum mechanical concepts like Topological Quantum Field Theories (TQFTs) and Quantum Reference Frames (QRFs). It proposes that sequential measurements in complex systems can be rigorously described using these theories.</text:span></text:span></text:p>
      <text:p text:style-name="P4"><text:span text:style-name="Strong_20_Emphasis"><text:span text:style-name="T1"/></text:span></text:p>
      <text:p text:style-name="P4"><text:span text:style-name="Strong_20_Emphasis"><text:span text:style-name="T1">Key insights include:</text:span></text:span></text:p>
      <text:p text:style-name="P4"><text:span text:style-name="Strong_20_Emphasis"><text:span text:style-name="T1"/></text:span></text:p>
      <text:p text:style-name="P4"><text:soft-page-break/><text:span text:style-name="Strong_20_Emphasis"><text:span text:style-name="T1">Sequential Measurements: Observational outcomes recorded over time can be represented as propagating the system forward in time, essentially unifying the concept of recording and time evolution.</text:span></text:span></text:p>
      <text:p text:style-name="P4"><text:span text:style-name="Strong_20_Emphasis"><text:span text:style-name="T1"/></text:span></text:p>
      <text:p text:style-name="P4"><text:span text:style-name="Strong_20_Emphasis"><text:span text:style-name="T1">Communication Framework: It introduces a general way to analyze information exchange between multiple </text:span></text:span><text:soft-page-break/><text:span text:style-name="Strong_20_Emphasis"><text:span text:style-name="T1">QRFs within a system, treating both classical and quantum communication channels as physically equivalent.</text:span></text:span></text:p>
      <text:p text:style-name="P4"><text:span text:style-name="Strong_20_Emphasis"><text:span text:style-name="T1"/></text:span></text:p>
      <text:p text:style-name="P4"><text:span text:style-name="Strong_20_Emphasis"><text:span text:style-name="T1">Contextuality and Limitations: The article discusses how non-commutative interactions between different parts of a system introduce context-dependency in </text:span></text:span><text:soft-page-break/><text:span text:style-name="Strong_20_Emphasis"><text:span text:style-name="T1">measurements. It also emphasizes the practical limitations of capturing this context due to energetic and computational constraints.</text:span></text:span></text:p>
      <text:p text:style-name="P4"><text:span text:style-name="Strong_20_Emphasis"><text:span text:style-name="T1"/></text:span></text:p>
      <text:p text:style-name="P4"><text:span text:style-name="Strong_20_Emphasis"><text:span text:style-name="T1">Control Flow and Cost: It acknowledges the free-energy costs of implementing control flows in systems, balancing the computational or energetic </text:span></text:span><text:soft-page-break/><text:span text:style-name="Strong_20_Emphasis"><text:span text:style-name="T1">costs against the benefits, which introduces context-dependent effects on both perception and action.</text:span></text:span></text:p>
      <text:p text:style-name="P4"><text:span text:style-name="Strong_20_Emphasis"><text:span text:style-name="T1"/></text:span></text:p>
      <text:p text:style-name="P4"><text:span text:style-name="Strong_20_Emphasis"><text:span text:style-name="T1">The article concludes by setting the stage for Part II, which will focus on applying these theoretical frameworks to real-world systems, particularly in biology. Overall, the work aims to provide a unified </text:span></text:span><text:soft-page-break/><text:span text:style-name="Strong_20_Emphasis"><text:span text:style-name="T1">and rigorous mathematical framework for understanding control flows in complex systems, from the quantum to the biological scale.</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he Part II of the article extends the concepts introduced in Part I, </text:span></text:span><text:soft-page-break/><text:span text:style-name="Strong_20_Emphasis"><text:span text:style-name="T1">focusing on the application of tensor networks (TNs) to model control flows in active inference systems. Key highlights are as follows:</text:span></text:span></text:p>
      <text:p text:style-name="P4"><text:span text:style-name="Strong_20_Emphasis"><text:span text:style-name="T1"/></text:span></text:p>
      <text:p text:style-name="P4"><text:span text:style-name="Strong_20_Emphasis"><text:span text:style-name="T1">Tensor Representation: The authors show that control flows in systems operating under the Free Energy Principle (FEP) can always be represented as </text:span></text:span><text:soft-page-break/><text:span text:style-name="Strong_20_Emphasis"><text:span text:style-name="T1">tensor networks, provided certain conditions of statistical independence are met.</text:span></text:span></text:p>
      <text:p text:style-name="P4"><text:span text:style-name="Strong_20_Emphasis"><text:span text:style-name="T1"/></text:span></text:p>
      <text:p text:style-name="P4"><text:span text:style-name="Strong_20_Emphasis"><text:span text:style-name="T1">Classification and Examples: It demonstrates how tensor network architectures can classify different control flows, providing two illustrative examples to elucidate this concept.</text:span></text:span></text:p>
      <text:p text:style-name="P4"><text:span text:style-name="Strong_20_Emphasis"><text:span text:style-name="T1"/></text:span></text:p>
      <text:p text:style-name="P4"><text:soft-page-break/><text:span text:style-name="Strong_20_Emphasis"><text:span text:style-name="T1">Connection to Neural Networks: The article links tensor networks to existing artificial neural network (ANN) architectures, and further generalizes this to topological quantum neural networks, of which standard deep-learning models are a classical limit.</text:span></text:span></text:p>
      <text:p text:style-name="P4"><text:span text:style-name="Strong_20_Emphasis"><text:span text:style-name="T1"/></text:span></text:p>
      <text:p text:style-name="P4"><text:span text:style-name="Strong_20_Emphasis"><text:span text:style-name="T1">Biological Implications: The paper discusses how the </text:span></text:span><text:soft-page-break/><text:span text:style-name="Strong_20_Emphasis"><text:span text:style-name="T1">tensor network architecture can model biological systems at multiple scales, specifically focusing on their observational capabilities like detecting spatial locality and mereology (part-whole relationships).</text:span></text:span></text:p>
      <text:p text:style-name="P4"><text:span text:style-name="Strong_20_Emphasis"><text:span text:style-name="T1"/></text:span></text:p>
      <text:p text:style-name="P4"><text:span text:style-name="Strong_20_Emphasis"><text:span text:style-name="T1">Experimental Design and Future Scope: It outlines </text:span></text:span><text:soft-page-break/><text:span text:style-name="Strong_20_Emphasis"><text:span text:style-name="T1">how tensor network-based control flow models can be employed in experimental design and how these concepts can help bridge the gap between physical and life sciences.</text:span></text:span></text:p>
      <text:p text:style-name="P4"><text:span text:style-name="Strong_20_Emphasis"><text:span text:style-name="T1"/></text:span></text:p>
      <text:p text:style-name="P4"><text:span text:style-name="Strong_20_Emphasis"><text:span text:style-name="T1">The paper is aimed at providing a unified and rigorous framework for understanding control flows, extending its </text:span></text:span><text:soft-page-break/><text:span text:style-name="Strong_20_Emphasis"><text:span text:style-name="T1">applicability from quantum mechanical systems to biological systems, through the use of tensor networks.</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his paper is a dense read and tackles some of the most challenging and cutting-edge concepts in </text:span></text:span><text:soft-page-break/><text:span text:style-name="Strong_20_Emphasis"><text:span text:style-name="T1">computational neuroscience, quantum mechanics, and theoretical physics. It attempts to extend the Free Energy Principle (FEP) and active inference framework into a general formalism for describing cognitive systems at different scales, incorporating tensor networks (TNs) as a </text:span></text:span><text:soft-page-break/><text:span text:style-name="Strong_20_Emphasis"><text:span text:style-name="T1">representation of control flow in the system.</text:span></text:span></text:p>
      <text:p text:style-name="P4"><text:span text:style-name="Strong_20_Emphasis"><text:span text:style-name="T1"/></text:span></text:p>
      <text:p text:style-name="P4"><text:span text:style-name="Strong_20_Emphasis"><text:span text:style-name="T1">Let's break down some key concepts:</text:span></text:span></text:p>
      <text:p text:style-name="P4"><text:span text:style-name="Strong_20_Emphasis"><text:span text:style-name="T1"/></text:span></text:p>
      <text:p text:style-name="P4"><text:span text:style-name="Strong_20_Emphasis"><text:span text:style-name="T1">Free Energy Principle (FEP): This is a theoretical framework suggesting that any adaptive or self-organizing system (like the brain) acts to minimize its free energy, essentially </text:span></text:span><text:soft-page-break/><text:span text:style-name="Strong_20_Emphasis"><text:span text:style-name="T1">predicting sensory inputs to minimize prediction errors.</text:span></text:span></text:p>
      <text:p text:style-name="P4"><text:span text:style-name="Strong_20_Emphasis"><text:span text:style-name="T1"/></text:span></text:p>
      <text:p text:style-name="P4"><text:span text:style-name="Strong_20_Emphasis"><text:span text:style-name="T1">Active Inference: A Bayseian framework to describe decision making in biological agents. It postulates that organisms act to reduce the mismatch between their model of the world and sensory observations.</text:span></text:span></text:p>
      <text:p text:style-name="P4"><text:span text:style-name="Strong_20_Emphasis"><text:span text:style-name="T1"/></text:span></text:p>
      <text:p text:style-name="P4"><text:soft-page-break/><text:span text:style-name="Strong_20_Emphasis"><text:span text:style-name="T1">Tensor Networks: In the paper, tensor networks are used as a mathematical tool to represent complex many-body systems and their entanglement structures.</text:span></text:span></text:p>
      <text:p text:style-name="P4"><text:span text:style-name="Strong_20_Emphasis"><text:span text:style-name="T1"/></text:span></text:p>
      <text:p text:style-name="P4"><text:span text:style-name="Strong_20_Emphasis"><text:span text:style-name="T1">Quantum Error Correction Codes (QECC): These are protocols for correcting errors in quantum computing; the paper </text:span></text:span><text:soft-page-break/><text:span text:style-name="Strong_20_Emphasis"><text:span text:style-name="T1">suggests that they might be relevant for maintaining "locality" in the holographic dual representation.</text:span></text:span></text:p>
      <text:p text:style-name="P4"><text:span text:style-name="Strong_20_Emphasis"><text:span text:style-name="T1"/></text:span></text:p>
      <text:p text:style-name="P4"><text:span text:style-name="Strong_20_Emphasis"><text:span text:style-name="T1">Holographic Duality: This is a concept from theoretical physics, notably in the framework of AdS/CFT correspondence, that describes a duality between a gravity theory in some </text:span></text:span><text:soft-page-break/><text:span text:style-name="Strong_20_Emphasis"><text:span text:style-name="T1">space and a quantum field theory in the boundary of that space.</text:span></text:span></text:p>
      <text:p text:style-name="P4"><text:span text:style-name="Strong_20_Emphasis"><text:span text:style-name="T1"/></text:span></text:p>
      <text:p text:style-name="P4"><text:span text:style-name="Strong_20_Emphasis"><text:span text:style-name="T1">RT Formula: Ryu-Takayanagi formula, which connects the entanglement entropy of a boundary system to the area of a surface in the associated bulk space.</text:span></text:span></text:p>
      <text:p text:style-name="P4"><text:span text:style-name="Strong_20_Emphasis"><text:span text:style-name="T1"/></text:span></text:p>
      <text:p text:style-name="P4"><text:soft-page-break/><text:span text:style-name="Strong_20_Emphasis"><text:span text:style-name="T1">Locality: This term usually means that interactions only occur at very small distances. However, the paper notes that in the AdS/CFT correspondence, this might be violated, though it can still be maintained for local observers.</text:span></text:span></text:p>
      <text:p text:style-name="P4"><text:span text:style-name="Strong_20_Emphasis"><text:span text:style-name="T1"/></text:span></text:p>
      <text:p text:style-name="P4"><text:span text:style-name="Strong_20_Emphasis"><text:span text:style-name="T1">Out-of-Time-Ordered Correlation (OTOC): A </text:span></text:span><text:soft-page-break/><text:span text:style-name="Strong_20_Emphasis"><text:span text:style-name="T1">measure of chaos in quantum systems. The paper suggests that chaotic behavior in the boundary system has implications for the bulk geometry and its information structure.</text:span></text:span></text:p>
      <text:p text:style-name="P4"><text:span text:style-name="Strong_20_Emphasis"><text:span text:style-name="T1"/></text:span></text:p>
      <text:p text:style-name="P4"><text:span text:style-name="Strong_20_Emphasis"><text:span text:style-name="T1">The paper seems to be suggesting that these diverse ideas can be synthesized into a unified framework for </text:span></text:span><text:soft-page-break/><text:span text:style-name="Strong_20_Emphasis"><text:span text:style-name="T1">understanding complex systems, such as biological organisms, at multiple scales, from quantum to macroscopic. This framework involves using tensor networks to represent the control flows that arise in active inference systems complying with the Free Energy Principle. It also explores the deep connections between </text:span></text:span><text:soft-page-break/><text:span text:style-name="Strong_20_Emphasis"><text:span text:style-name="T1">spacetime geometry, quantum mechanics, and cognitive behaviors in a truly interdisciplinary fashion.</text:span></text:span></text:p>
      <text:p text:style-name="P4"><text:span text:style-name="Strong_20_Emphasis"><text:span text:style-name="T1"/></text:span></text:p>
      <text:p text:style-name="P4"><text:span text:style-name="Strong_20_Emphasis"><text:span text:style-name="T1">Would you like to delve into a particular section or concept for further clarification?</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oft-page-break/><text:span text:style-name="Strong_20_Emphasis"><text:span text:style-name="T1"/></text:span></text:p>
      <text:p text:style-name="P4"><text:span text:style-name="Strong_20_Emphasis"><text:span text:style-name="T1">The text you've posted delves into the complex intersection of quantum mechanics, information theory, and theoretical physics, particularly quantum gravity and AdS/CFT (Anti-de Sitter space/Conformal Field Theory) correspondence.</text:span></text:span></text:p>
      <text:p text:style-name="P4"><text:span text:style-name="Strong_20_Emphasis"><text:span text:style-name="T1"/></text:span></text:p>
      <text:p text:style-name="P4"><text:soft-page-break/><text:span text:style-name="Strong_20_Emphasis"><text:span text:style-name="T1">In the first part (Section A), the paper discusses the role of entanglement and quantum error correction in quantum gravity. It mentions the Ryu-Takayanagi (RT) formula, which offers a way to link the entanglement entropy of a boundary region in a quantum field theory to the area of a minimal surface in the </text:span></text:span><text:soft-page-break/><text:span text:style-name="Strong_20_Emphasis"><text:span text:style-name="T1">corresponding AdS space. This establishes a link between quantum entanglement and the geometry of spacetime, and it implies that theories of quantum gravity must be fundamentally holographic.</text:span></text:span></text:p>
      <text:p text:style-name="P4"><text:span text:style-name="Strong_20_Emphasis"><text:span text:style-name="T1"/></text:span></text:p>
      <text:p text:style-name="P4"><text:span text:style-name="Strong_20_Emphasis"><text:span text:style-name="T1">The paper also talks about the challenges to locality that arise in the AdS/CFT framework, and how they </text:span></text:span><text:soft-page-break/><text:span text:style-name="Strong_20_Emphasis"><text:span text:style-name="T1">might be reconciled by quantum error correction codes (QECCs). Essentially, information is stored in such a way that even if part of it is corrupted, reconstruction is still possible.</text:span></text:span></text:p>
      <text:p text:style-name="P4"><text:span text:style-name="Strong_20_Emphasis"><text:span text:style-name="T1"/></text:span></text:p>
      <text:p text:style-name="P4"><text:span text:style-name="Strong_20_Emphasis"><text:span text:style-name="T1">In Section B, the focus shifts to control flow in quantum systems and its representation using </text:span></text:span><text:soft-page-break/><text:span text:style-name="Strong_20_Emphasis"><text:span text:style-name="T1">Tensor Networks (TNs). A theorem is proposed: "A system A exhibits non-trivial control flow if, and only if, its control flow can be represented by a TN." Control flow here seems to relate to Quantum Reference Frames (QRFs), which could be thought of as a sort of "coordinate system" for interpreting quantum information.</text:span></text:span></text:p>
      <text:p text:style-name="P4"><text:soft-page-break/><text:span text:style-name="Strong_20_Emphasis"><text:span text:style-name="T1"/></text:span></text:p>
      <text:p text:style-name="P4"><text:span text:style-name="Strong_20_Emphasis"><text:span text:style-name="T1">The proof essentially argues that if a system's control flow can be represented by a Tensor Network, it means that the system's operations have complex dependencies (non-trivial control flow). Conversely, any system with non-trivial control flow can be represented as a flat TN at any fixed </text:span></text:span><text:soft-page-break/><text:span text:style-name="Strong_20_Emphasis"><text:span text:style-name="T1">scale, and this can be generalized to hierarchical TNs at larger scales.</text:span></text:span></text:p>
      <text:p text:style-name="P4"><text:span text:style-name="Strong_20_Emphasis"><text:span text:style-name="T1"/></text:span></text:p>
      <text:p text:style-name="P4"><text:span text:style-name="Strong_20_Emphasis"><text:span text:style-name="T1">The paper suggests that TNs provide a framework not just for understanding quantum systems, but possibly also for understanding the deeper connections between quantum mechanics and spacetime geometry.</text:span></text:span></text:p>
      <text:p text:style-name="P4"><text:soft-page-break/><text:span text:style-name="Strong_20_Emphasis"><text:span text:style-name="T1"/></text:span></text:p>
      <text:p text:style-name="P4"><text:span text:style-name="Strong_20_Emphasis"><text:span text:style-name="T1">This is a very high-level overview, but the content is extremely specialized. Would you like to delve deeper into a specific part?</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he text delves further into the implications of the previously stated theorem </text:span></text:span><text:soft-page-break/><text:span text:style-name="Strong_20_Emphasis"><text:span text:style-name="T1">concerning the role of Tensor Networks (TNs) in representing the control flow in quantum systems. Two corollaries are presented:</text:span></text:span></text:p>
      <text:p text:style-name="P4"><text:span text:style-name="Strong_20_Emphasis"><text:span text:style-name="T1"/></text:span></text:p>
      <text:p text:style-name="P4"><text:span text:style-name="Strong_20_Emphasis"><text:span text:style-name="T1">Corollary 1</text:span></text:span></text:p>
      <text:p text:style-name="P4"><text:span text:style-name="Strong_20_Emphasis"><text:span text:style-name="T1">The first corollary states that decoherent reference sectors (presumably sets of states that behave independently </text:span></text:span><text:soft-page-break/><text:span text:style-name="Strong_20_Emphasis"><text:span text:style-name="T1">from each other) exist on a boundary </text:span></text:span></text:p>
      <text:p text:style-name="P4"><text:span text:style-name="Strong_20_Emphasis"><text:span text:style-name="T1"/></text:span></text:p>
      <text:p text:style-name="P4"><text:span text:style-name="Strong_20_Emphasis"><text:span text:style-name="T1">B if and only if the control flow can be implemented by a TN. Essentially, having a TN representation of the control flow is necessary and sufficient for ensuring that Quantum Reference Frames (QRFs) can be deployed </text:span></text:span><text:soft-page-break/><text:span text:style-name="Strong_20_Emphasis"><text:span text:style-name="T1">independently, thus rendering their respective sectors decoherent.</text:span></text:span></text:p>
      <text:p text:style-name="P4"><text:span text:style-name="Strong_20_Emphasis"><text:span text:style-name="T1"/></text:span></text:p>
      <text:p text:style-name="P4"><text:span text:style-name="Strong_20_Emphasis"><text:span text:style-name="T1">Corollary 2</text:span></text:span></text:p>
      <text:p text:style-name="P4"><text:span text:style-name="Strong_20_Emphasis"><text:span text:style-name="T1">The second corollary is connected to the Free Energy Principle (FEP), which is a general principle often applied to self-organizing systems. This corollary says that if a system complies with the </text:span></text:span><text:soft-page-break/><text:span text:style-name="Strong_20_Emphasis"><text:span text:style-name="T1">FEP, then its corresponding TN is effectively a decomposition of the identity operator. This means that such systems tend to return to a "Non-Equilibrium Steady State" (NESS) after any perturbations, thereby aligning with the cyclic nature of identity decompositions.</text:span></text:span></text:p>
      <text:p text:style-name="P4"><text:span text:style-name="Strong_20_Emphasis"><text:span text:style-name="T1"/></text:span></text:p>
      <text:p text:style-name="P4"><text:soft-page-break/><text:span text:style-name="Strong_20_Emphasis"><text:span text:style-name="T1">Implications</text:span></text:span></text:p>
      <text:p text:style-name="P4"><text:span text:style-name="Strong_20_Emphasis"><text:span text:style-name="T1">The paper then discusses two characteristics that differentiate systems with varying control architectures:</text:span></text:span></text:p>
      <text:p text:style-name="P4"><text:span text:style-name="Strong_20_Emphasis"><text:span text:style-name="T1"/></text:span></text:p>
      <text:p text:style-name="P4"><text:span text:style-name="Strong_20_Emphasis"><text:span text:style-name="T1">Hierarchical Depth: Indicates how many layers of abstraction or "virtual machine layers" a system supports. Each layer effectively simplifies the </text:span></text:span><text:soft-page-break/><text:span text:style-name="Strong_20_Emphasis"><text:span text:style-name="T1">representation of the system by coarse-graining or contracting out lower-level information.</text:span></text:span></text:p>
      <text:p text:style-name="P4"><text:span text:style-name="Strong_20_Emphasis"><text:span text:style-name="T1">Number and Location of Contractions: Refers to where entanglement is built into the system via unitary operators. A system with maximal entanglement at all hierarchical levels would resemble a Multiscale </text:span></text:span><text:soft-page-break/><text:span text:style-name="Strong_20_Emphasis"><text:span text:style-name="T1">Entanglement Renormalization Ansatz (MERA).</text:span></text:span></text:p>
      <text:p text:style-name="P4"><text:span text:style-name="Strong_20_Emphasis"><text:span text:style-name="T1">The text suggests that the architecture of control flow determines what types of "sectors" can exist on </text:span></text:span></text:p>
      <text:p text:style-name="P4"><text:span text:style-name="Strong_20_Emphasis"><text:span text:style-name="T1"/></text:span></text:p>
      <text:p text:style-name="P4"><text:span text:style-name="Strong_20_Emphasis"><text:span text:style-name="T1">B and thus what kinds of features or objects are detectable in the environment. It also delves </text:span></text:span><text:soft-page-break/><text:span text:style-name="Strong_20_Emphasis"><text:span text:style-name="T1">into the requirements for Quantum Reference Frames (QRFs) that would detect geometric space and spacetime. Essentially, a hierarchical and possibly MERA-like TN is necessary for detecting entanglement and coherence between spatially-separated systems in space.</text:span></text:span></text:p>
      <text:p text:style-name="P4"><text:span text:style-name="Strong_20_Emphasis"><text:span text:style-name="T1"/></text:span></text:p>
      <text:p text:style-name="P4"><text:soft-page-break/><text:span text:style-name="Strong_20_Emphasis"><text:span text:style-name="T1">This is quite a specialized topic, and I've done my best to provide an overview. Would you like to dive deeper into any part of this text?</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he text continues to explore the practical implementation of Tensor </text:span></text:span><text:soft-page-break/><text:span text:style-name="Strong_20_Emphasis"><text:span text:style-name="T1">Networks (TNs) and their hierarchical properties using Artificial Neural Networks (ANNs). Specifically, the paper discusses two different datasets trained on ANNs to simulate TNs with various hierarchical structures. The feed-forward network architecture is outlined, where units use ReLU and hyperbolic </text:span></text:span><text:soft-page-break/><text:span text:style-name="Strong_20_Emphasis"><text:span text:style-name="T1">tangent activation functions. Importantly, the paper emphasizes that the ANNs are trained to overfit, ensuring they don't deviate from the learned control cycles. This makes them efficient state controllers.</text:span></text:span></text:p>
      <text:p text:style-name="P4"><text:span text:style-name="Strong_20_Emphasis"><text:span text:style-name="T1"/></text:span></text:p>
      <text:p text:style-name="P4"><text:span text:style-name="Strong_20_Emphasis"><text:span text:style-name="T1">The text then pivots to a theoretical discussion involving the integration of </text:span></text:span><text:soft-page-break/><text:span text:style-name="Strong_20_Emphasis"><text:span text:style-name="T1">Tensor Networks with Topological Quantum Neural Networks (TQNNs) which are inherently related to Topological Quantum Field Theories (TQFTs). The paper elucidates the role of tensor networks as classifiers within TQNNs, particularly in the context of BF theories. These are a class of TQFTs which have widespread </text:span></text:span><text:soft-page-break/><text:span text:style-name="Strong_20_Emphasis"><text:span text:style-name="T1">applications in multiple domains like particle physics, machine learning, and neuroscience.</text:span></text:span></text:p>
      <text:p text:style-name="P4"><text:span text:style-name="Strong_20_Emphasis"><text:span text:style-name="T1"/></text:span></text:p>
      <text:p text:style-name="P4"><text:span text:style-name="Strong_20_Emphasis"><text:span text:style-name="T1">Mathematical equations for BF theories are then presented, illustrating their action, Lagrangian, and the equations of motion. The text explains how the kinematical Hilbert space of the </text:span></text:span><text:soft-page-break/><text:span text:style-name="Strong_20_Emphasis"><text:span text:style-name="T1">theory is constructed and further elaborates on the quantum states in this space, referring to their construction based on spin-networks and holonomies.</text:span></text:span></text:p>
      <text:p text:style-name="P4"><text:span text:style-name="Strong_20_Emphasis"><text:span text:style-name="T1"/></text:span></text:p>
      <text:p text:style-name="P4"><text:span text:style-name="Strong_20_Emphasis"><text:span text:style-name="T1">Finally, the paper discusses the concept of functorial evolution in these quantum states, introducing projective operators that implement </text:span></text:span><text:soft-page-break/><text:span text:style-name="Strong_20_Emphasis"><text:span text:style-name="T1">curvature constraints. The outcome is represented as tensors, linking back to the foundational concept of Tensor Networks.</text:span></text:span></text:p>
      <text:p text:style-name="P4"><text:span text:style-name="Strong_20_Emphasis"><text:span text:style-name="T1"/></text:span></text:p>
      <text:p text:style-name="P4"><text:span text:style-name="Strong_20_Emphasis"><text:span text:style-name="T1">Overall, the text seems to blend practical implementations using ANNs with a deep theoretical framework involving TQNNs and TQFTs. It's a complex interplay between </text:span></text:span><text:soft-page-break/><text:span text:style-name="Strong_20_Emphasis"><text:span text:style-name="T1">computation, quantum theory, and mathematical physics. Would you like to dive deeper into any particular section?</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he text you've shared appears to be a technical discussion about integrating ideas from theoretical </text:span></text:span><text:soft-page-break/><text:span text:style-name="Strong_20_Emphasis"><text:span text:style-name="T1">physics—specifically Topological Quantum Field Theories (TQFTs) and Ricci flow—into machine learning models like Tensor Networks (TNs) and Topological Quantum Neural Networks (TQNNs).</text:span></text:span></text:p>
      <text:p text:style-name="P4"><text:span text:style-name="Strong_20_Emphasis"><text:span text:style-name="T1"/></text:span></text:p>
      <text:p text:style-name="P4"><text:span text:style-name="Strong_20_Emphasis"><text:span text:style-name="T1">Let me break down some of the key points:</text:span></text:span></text:p>
      <text:p text:style-name="P4"><text:span text:style-name="Strong_20_Emphasis"><text:span text:style-name="T1"/></text:span></text:p>
      <text:p text:style-name="P4"><text:soft-page-break/><text:span text:style-name="Strong_20_Emphasis"><text:span text:style-name="T1">TQFTs and Equilibrium: TQFTs describe systems in equilibrium and are concerned with topological properties that remain invariant under smooth deformations. The paper suggests that these ideas provide stability to the associated transition amplitudes in neural network models.</text:span></text:span></text:p>
      <text:p text:style-name="P4"><text:span text:style-name="Strong_20_Emphasis"><text:span text:style-name="T1"/></text:span></text:p>
      <text:p text:style-name="P4"><text:soft-page-break/><text:span text:style-name="Strong_20_Emphasis"><text:span text:style-name="T1">Stochastic Noise and Out-of-Equilibrium Dynamics: The paper then moves to discuss what happens when these systems are not in equilibrium, such as when subjected to thermal fluctuations or stochastic noise. Here, Langevin equations come into play, guiding the system back to equilibrium.</text:span></text:span></text:p>
      <text:p text:style-name="P4"><text:span text:style-name="Strong_20_Emphasis"><text:span text:style-name="T1"/></text:span></text:p>
      <text:p text:style-name="P4"><text:soft-page-break/><text:span text:style-name="Strong_20_Emphasis"><text:span text:style-name="T1">Ricci Flow: Ricci flow is a process in differential geometry that smooths out the irregularities of a manifold. The paper discusses how this mathematical concept can be incorporated into the evolution equations for field theory. A stochastic version of Ricci flow is also introduced.</text:span></text:span></text:p>
      <text:p text:style-name="P4"><text:span text:style-name="Strong_20_Emphasis"><text:span text:style-name="T1"/></text:span></text:p>
      <text:p text:style-name="P4"><text:soft-page-break/><text:span text:style-name="Strong_20_Emphasis"><text:span text:style-name="T1">Renormalization Group (RG) Flow: In physics, RG flow describes how physical systems look at different length scales. The paper correlates this with thermal time and considers it as an 'out-of-equilibrium' dimension.</text:span></text:span></text:p>
      <text:p text:style-name="P4"><text:span text:style-name="Strong_20_Emphasis"><text:span text:style-name="T1"/></text:span></text:p>
      <text:p text:style-name="P4"><text:span text:style-name="Strong_20_Emphasis"><text:span text:style-name="T1">Tensor Networks in Machine Learning (ML): The paper notes that TNs can </text:span></text:span><text:soft-page-break/><text:span text:style-name="Strong_20_Emphasis"><text:span text:style-name="T1">represent high-dimensional data efficiently and are becoming increasingly popular in ML for tasks like classification and compression.</text:span></text:span></text:p>
      <text:p text:style-name="P4"><text:span text:style-name="Strong_20_Emphasis"><text:span text:style-name="T1"/></text:span></text:p>
      <text:p text:style-name="P4"><text:span text:style-name="Strong_20_Emphasis"><text:span text:style-name="T1">TNs and Quantum Many-Body States: The paper also emphasizes the utility of TNs in representing quantum states, which </text:span></text:span><text:soft-page-break/><text:span text:style-name="Strong_20_Emphasis"><text:span text:style-name="T1">inherently exist in high-dimensional Hilbert spaces.</text:span></text:span></text:p>
      <text:p text:style-name="P4"><text:span text:style-name="Strong_20_Emphasis"><text:span text:style-name="T1"/></text:span></text:p>
      <text:p text:style-name="P4"><text:span text:style-name="Strong_20_Emphasis"><text:span text:style-name="T1">Generalization in ML: Finally, it discusses how TNs could be a generalization of existing ML architectures, including Support Vector Machines and Deep Neural Networks, offering a new paradigm for ML models.</text:span></text:span></text:p>
      <text:p text:style-name="P4"><text:span text:style-name="Strong_20_Emphasis"><text:span text:style-name="T1"/></text:span></text:p>
      <text:p text:style-name="P4"><text:soft-page-break/><text:span text:style-name="Strong_20_Emphasis"><text:span text:style-name="T1">In essence, this text aims to bridge concepts from theoretical physics with machine learning, suggesting that these cross-disciplinary approaches can offer robust and efficient new ways to handle complex data.</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oft-page-break/><text:span text:style-name="Strong_20_Emphasis"><text:span text:style-name="T1">The text you've provided seems to be an academic discussion covering a range of topics related to Tensor Quantum Neural Networks (TQNNs), Tensor Networks (TNs), and their applications in Machine Learning (ML) and biological control systems. It appears to integrate concepts from theoretical physics, computer science, and </text:span></text:span><text:soft-page-break/><text:span text:style-name="Strong_20_Emphasis"><text:span text:style-name="T1">biology, presenting a complex interdisciplinary framework.</text:span></text:span></text:p>
      <text:p text:style-name="P4"><text:span text:style-name="Strong_20_Emphasis"><text:span text:style-name="T1"/></text:span></text:p>
      <text:p text:style-name="P4"><text:span text:style-name="Strong_20_Emphasis"><text:span text:style-name="T1">Here's a brief summary of the main points:</text:span></text:span></text:p>
      <text:p text:style-name="P4"><text:span text:style-name="Strong_20_Emphasis"><text:span text:style-name="T1"/></text:span></text:p>
      <text:p text:style-name="P4"><text:span text:style-name="Strong_20_Emphasis"><text:span text:style-name="T1">TQNNs and TQFTs: The paper starts by discussing how Topological Quantum Field Theories (TQFTs) offer a mathematical framework for </text:span></text:span><text:soft-page-break/><text:span text:style-name="Strong_20_Emphasis"><text:span text:style-name="T1">understanding TQNNs, particularly in terms of topological stability. It explores the effects of stochastic noise on these systems.</text:span></text:span></text:p>
      <text:p text:style-name="P4"><text:span text:style-name="Strong_20_Emphasis"><text:span text:style-name="T1"/></text:span></text:p>
      <text:p text:style-name="P4"><text:span text:style-name="Strong_20_Emphasis"><text:span text:style-name="T1">Geometric RG Flow: It introduces the concept of Ricci flow and how it relates to TQNNs, particularly when considering out-of-</text:span></text:span><text:soft-page-break/><text:span text:style-name="Strong_20_Emphasis"><text:span text:style-name="T1">equilibrium dynamics. Ricci flow is a geometric concept used to study the shape of manifolds, and it's being adapted here to consider how systems evolve towards equilibrium.</text:span></text:span></text:p>
      <text:p text:style-name="P4"><text:span text:style-name="Strong_20_Emphasis"><text:span text:style-name="T1"/></text:span></text:p>
      <text:p text:style-name="P4"><text:span text:style-name="Strong_20_Emphasis"><text:span text:style-name="T1">TNs in ML: Tensor networks, originally developed for quantum many-body systems, are gaining prominence in </text:span></text:span><text:soft-page-break/><text:span text:style-name="Strong_20_Emphasis"><text:span text:style-name="T1">machine learning for tasks like classification, data compression, and even understanding neural network architectures. The paper cites several works showing how TNs can be used to parametrize non-linear kernel learning models, among other applications.</text:span></text:span></text:p>
      <text:p text:style-name="P4"><text:span text:style-name="Strong_20_Emphasis"><text:span text:style-name="T1"/></text:span></text:p>
      <text:p text:style-name="P4"><text:soft-page-break/><text:span text:style-name="Strong_20_Emphasis"><text:span text:style-name="T1">Biological Control Systems: The paper then shifts to discuss how these theoretical constructs could be applicable to biological systems. It argues that prokaryotic cells might use simpler, classical-like control systems while eukaryotic cells, particularly in the brain, might actually </text:span></text:span><text:soft-page-break/><text:span text:style-name="Strong_20_Emphasis"><text:span text:style-name="T1">utilize quantum coherence for more complex tasks.</text:span></text:span></text:p>
      <text:p text:style-name="P4"><text:span text:style-name="Strong_20_Emphasis"><text:span text:style-name="T1"/></text:span></text:p>
      <text:p text:style-name="P4"><text:span text:style-name="Strong_20_Emphasis"><text:span text:style-name="T1">Implications for Eukaryotes: The paper suggests that eukaryotic cells, due to their complexity, may require more intricate control networks that could even be quantum in nature. It also discusses the role of "Bowtie" networks that </text:span></text:span><text:soft-page-break/><text:span text:style-name="Strong_20_Emphasis"><text:span text:style-name="T1">are high fan-in/fan-out networks prevalent in higher eukaryotic cells, noting how they may introduce semantic ambiguities that must be resolved by context.</text:span></text:span></text:p>
      <text:p text:style-name="P4"><text:span text:style-name="Strong_20_Emphasis"><text:span text:style-name="T1"/></text:span></text:p>
      <text:p text:style-name="P4"><text:span text:style-name="Strong_20_Emphasis"><text:span text:style-name="T1">The paper seems to be at the intersection of quantum computation, machine learning, and biological systems, proposing </text:span></text:span><text:soft-page-break/><text:span text:style-name="Strong_20_Emphasis"><text:span text:style-name="T1">that concepts from each can inform the others in novel and interesting ways.</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his is an extensive and rich text that delves into the application of tensor theory and quantum mechanics in machine learning and biological </text:span></text:span><text:soft-page-break/><text:span text:style-name="Strong_20_Emphasis"><text:span text:style-name="T1">systems. It aims to integrate complex mathematical and computational frameworks to describe biological phenomena and cognitive processes.</text:span></text:span></text:p>
      <text:p text:style-name="P4"><text:span text:style-name="Strong_20_Emphasis"><text:span text:style-name="T1"/></text:span></text:p>
      <text:p text:style-name="P4"><text:span text:style-name="Strong_20_Emphasis"><text:span text:style-name="T1">Tensor Networks in Machine Learning: The text starts with a review of the integration of tensor networks (TNs) into machine </text:span></text:span><text:soft-page-break/><text:span text:style-name="Strong_20_Emphasis"><text:span text:style-name="T1">learning models. For instance, it mentions algorithms for optimizing tensor networks and their application to supervised learning tasks. The text talks about Matrix Product States (MPS) and Tensor Train (TT) as efficient representations for complex models, offering regularization benefits.</text:span></text:span></text:p>
      <text:p text:style-name="P4"><text:span text:style-name="Strong_20_Emphasis"><text:span text:style-name="T1"/></text:span></text:p>
      <text:p text:style-name="P4"><text:soft-page-break/><text:span text:style-name="Strong_20_Emphasis"><text:span text:style-name="T1">Implications for Biological Systems: The text moves on to discuss how quantum theory could be relevant to biological control systems. It emphasizes the possible role of quantum coherence as a computational resource in cells and even large-scale networks within the mammalian brain.</text:span></text:span></text:p>
      <text:p text:style-name="P4"><text:span text:style-name="Strong_20_Emphasis"><text:span text:style-name="T1"/></text:span></text:p>
      <text:p text:style-name="P4"><text:soft-page-break/><text:span text:style-name="Strong_20_Emphasis"><text:span text:style-name="T1">Hierarchies in Control Systems: The text distinguishes between prokaryotic and eukaryotic cells in terms of their control mechanisms. It posits that eukaryotic cells, due to their more complex structures, require deep control hierarchies and handle more complex tasks like </text:span></text:span><text:soft-page-break/><text:span text:style-name="Strong_20_Emphasis"><text:span text:style-name="T1">environment exploration and memory.</text:span></text:span></text:p>
      <text:p text:style-name="P4"><text:span text:style-name="Strong_20_Emphasis"><text:span text:style-name="T1"/></text:span></text:p>
      <text:p text:style-name="P4"><text:span text:style-name="Strong_20_Emphasis"><text:span text:style-name="T1">Semantic Ambiguity and Context: The text discusses the complexity of signal processing in biological systems and even ventures into how linguistic theories may offer insights into cellular signal interpretation. It also </text:span></text:span><text:soft-page-break/><text:span text:style-name="Strong_20_Emphasis"><text:span text:style-name="T1">mentions the role of context in these processes, making analogies to language and semantics.</text:span></text:span></text:p>
      <text:p text:style-name="P4"><text:span text:style-name="Strong_20_Emphasis"><text:span text:style-name="T1"/></text:span></text:p>
      <text:p text:style-name="P4"><text:span text:style-name="Strong_20_Emphasis"><text:span text:style-name="T1">Quantum Biology and Cognitive Capabilities: The article suggests that further research into quantum biology may offer insights into human physiology and cognition, touching on predictive </text:span></text:span><text:soft-page-break/><text:span text:style-name="Strong_20_Emphasis"><text:span text:style-name="T1">coding and allostasis as important elements of this puzzle.</text:span></text:span></text:p>
      <text:p text:style-name="P4"><text:span text:style-name="Strong_20_Emphasis"><text:span text:style-name="T1"/></text:span></text:p>
      <text:p text:style-name="P4"><text:span text:style-name="Strong_20_Emphasis"><text:span text:style-name="T1">Towards Understanding Morphogenesis: Finally, the text suggests that these theories can be crucial for understanding cellular collectives and their ability to navigate complex 'problem spaces.'</text:span></text:span></text:p>
      <text:p text:style-name="P4"><text:span text:style-name="Strong_20_Emphasis"><text:span text:style-name="T1"/></text:span></text:p>
      <text:p text:style-name="P4"><text:soft-page-break/><text:span text:style-name="Strong_20_Emphasis"><text:span text:style-name="T1">In essence, the text proposes a synthesis between physics, machine learning, and biology to offer more comprehensive models for understanding complex systems, ranging from biological cells to cognitive processes.</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oft-page-break/><text:span text:style-name="Strong_20_Emphasis"><text:span text:style-name="T1">The conclusion of the text summarizes key points and emphasizes the significance of their findings for understanding active inference systems across various scales, from molecular pathways to entire communities of organisms. The core argument is that control flow in these systems can be mathematically </text:span></text:span><text:soft-page-break/><text:span text:style-name="Strong_20_Emphasis"><text:span text:style-name="T1">represented using tensor networks, thus creating a formal framework for studying context-dependent behaviors.</text:span></text:span></text:p>
      <text:p text:style-name="P4"><text:span text:style-name="Strong_20_Emphasis"><text:span text:style-name="T1"/></text:span></text:p>
      <text:p text:style-name="P4"><text:span text:style-name="Strong_20_Emphasis"><text:span text:style-name="T1">It also posits that the language used to describe biological interactions isn't just metaphorical but a fitting and useful way to discuss these complex dynamics. This notion opens </text:span></text:span><text:soft-page-break/><text:span text:style-name="Strong_20_Emphasis"><text:span text:style-name="T1">up the possibility for cross-disciplinary integration, melding the languages and formal models of physics, biology, and cognitive science to generate a richer understanding of complex systems.</text:span></text:span></text:p>
      <text:p text:style-name="P4"><text:span text:style-name="Strong_20_Emphasis"><text:span text:style-name="T1"/></text:span></text:p>
      <text:p text:style-name="P4"><text:span text:style-name="Strong_20_Emphasis"><text:span text:style-name="T1">Notably, this integrated approach isn't meant to be reductive; rather, it aims </text:span></text:span><text:soft-page-break/><text:span text:style-name="Strong_20_Emphasis"><text:span text:style-name="T1">to provide natural measures for organizational and computational complexity. This could enable researchers to better understand how interactions between simpler components can give rise to the more intricate behaviors observed in larger, more complex systems. Overall, the text suggests that these </text:span></text:span><text:soft-page-break/><text:span text:style-name="Strong_20_Emphasis"><text:span text:style-name="T1">findings could serve as a stepping stone towards a unified theory encompassing physical, biological, and cognitive phenomena.</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he paper "A Variational Synthesis of Evolutionary and Developmental Dynamics" appears to </text:span></text:span><text:soft-page-break/><text:span text:style-name="Strong_20_Emphasis"><text:span text:style-name="T1">address significant gaps in the understanding of evolutionary biology, particularly the disconnect between genetic and phenotypic processes. It aims to introduce a new formalism based on the free energy principle to unify theories in evolutionary and developmental dynamics.</text:span></text:span></text:p>
      <text:p text:style-name="P4"><text:span text:style-name="Strong_20_Emphasis"><text:span text:style-name="T1"/></text:span></text:p>
      <text:p text:style-name="P4"><text:soft-page-break/><text:span text:style-name="Strong_20_Emphasis"><text:span text:style-name="T1">The key innovation is a variational formulation of natural selection. This approach uses Bayesian mechanics to understand how slower, phylogenetic processes (e.g., natural selection over generations) are constrained by, and in turn constrain, faster phenotypic processes (e.g., adaptations within a lifetime). The paper </text:span></text:span><text:soft-page-break/><text:span text:style-name="Strong_20_Emphasis"><text:span text:style-name="T1">suggests that adaptive fitness can be modeled as a "path integral of phenotypic fitness," which would imply that both short-term and long-term evolutionary processes can be understood as types of inference and learning.</text:span></text:span></text:p>
      <text:p text:style-name="P4"><text:span text:style-name="Strong_20_Emphasis"><text:span text:style-name="T1"/></text:span></text:p>
      <text:p text:style-name="P4"><text:span text:style-name="Strong_20_Emphasis"><text:span text:style-name="T1">Furthermore, the paper challenges the gene-centric view that </text:span></text:span><text:soft-page-break/><text:span text:style-name="Strong_20_Emphasis"><text:span text:style-name="T1">currently dominates evolutionary biology. Instead of focusing solely on genetic material or summary statistics of genes, it proposes that both genetic and phenotypic perspectives are crucial for a more complete understanding of natural selection and evolutionary dynamics.</text:span></text:span></text:p>
      <text:p text:style-name="P4"><text:span text:style-name="Strong_20_Emphasis"><text:span text:style-name="T1"/></text:span></text:p>
      <text:p text:style-name="P4"><text:soft-page-break/><text:span text:style-name="Strong_20_Emphasis"><text:span text:style-name="T1">It's noteworthy that the paper suggests the need to consider populations of distinct natural kinds that influence each other, rather than just populations of conspecifics (members of the same species). This aligns with the paper's broader goal to provide a more integrated, multi-scale understanding of biological processes, </text:span></text:span><text:soft-page-break/><text:span text:style-name="Strong_20_Emphasis"><text:span text:style-name="T1">ranging from genetic to phenotypic to ecological levels.</text:span></text:span></text:p>
      <text:p text:style-name="P4"><text:span text:style-name="Strong_20_Emphasis"><text:span text:style-name="T1"/></text:span></text:p>
      <text:p text:style-name="P4"><text:span text:style-name="Strong_20_Emphasis"><text:span text:style-name="T1">Overall, this work aims to bridge some longstanding gaps in the biological sciences by introducing mathematical formalisms that can encapsulate both evolutionary and developmental phenomena. It promises future </text:span></text:span><text:soft-page-break/><text:span text:style-name="Strong_20_Emphasis"><text:span text:style-name="T1">research that will employ these methods for simulations and numerical analyses to deepen our understanding of evolution.</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he passage discusses how the concepts of evolution and development are </text:span></text:span><text:soft-page-break/><text:span text:style-name="Strong_20_Emphasis"><text:span text:style-name="T1">intrinsically linked through a mathematical framework that applies across different temporal scales. It argues that an organism's "fitness" is not just a static measure, but a dynamic one that evolves both across generations (through natural selection) and within individual lifetimes </text:span></text:span><text:soft-page-break/><text:span text:style-name="Strong_20_Emphasis"><text:span text:style-name="T1">(through adaptation, action, and learning).</text:span></text:span></text:p>
      <text:p text:style-name="P4"><text:span text:style-name="Strong_20_Emphasis"><text:span text:style-name="T1"/></text:span></text:p>
      <text:p text:style-name="P4"><text:span text:style-name="Strong_20_Emphasis"><text:span text:style-name="T1">In this framework, an organism inherits an "extended genotype" that acts as a prediction of its niche environment. Fitness is thus relative to how well the genotype predicts the conditions of the niche in which the organism finds itself. Over multiple </text:span></text:span><text:soft-page-break/><text:span text:style-name="Strong_20_Emphasis"><text:span text:style-name="T1">generations, natural selection fine-tunes these predictions, enhancing an organism's fit to its environment.</text:span></text:span></text:p>
      <text:p text:style-name="P4"><text:span text:style-name="Strong_20_Emphasis"><text:span text:style-name="T1"/></text:span></text:p>
      <text:p text:style-name="P4"><text:span text:style-name="Strong_20_Emphasis"><text:span text:style-name="T1">Within a single lifetime, an organism can also improve its fit to its environment through learning and adaptation. For example, a bacterium capable of surviving in multiple ways </text:span></text:span><text:soft-page-break/><text:span text:style-name="Strong_20_Emphasis"><text:span text:style-name="T1">can adapt to changes in its environment, thereby improving its chances of survival and reproduction. These adaptations within a lifetime (phenotypic processes) can then contribute to evolutionary processes (phylogenetic processes) over multiple generations.</text:span></text:span></text:p>
      <text:p text:style-name="P4"><text:span text:style-name="Strong_20_Emphasis"><text:span text:style-name="T1"/></text:span></text:p>
      <text:p text:style-name="P4"><text:soft-page-break/><text:span text:style-name="Strong_20_Emphasis"><text:span text:style-name="T1">The paper presents a multi-scale view that includes both slow phylogenetic processes and faster phenotypic processes. Natural selection acts as a "top-down" constraint on fast phenotypic processes, whereas the active interaction of the phenotype with its environment informs </text:span></text:span><text:soft-page-break/><text:span text:style-name="Strong_20_Emphasis"><text:span text:style-name="T1">natural selection in a "bottom-up" manner.</text:span></text:span></text:p>
      <text:p text:style-name="P4"><text:span text:style-name="Strong_20_Emphasis"><text:span text:style-name="T1"/></text:span></text:p>
      <text:p text:style-name="P4"><text:span text:style-name="Strong_20_Emphasis"><text:span text:style-name="T1">The paper argues that both of these processes can be understood through the language of Bayesian probability. It likens natural selection to Bayesian model selection at the evolutionary scale, and individual actions and learning processes to </text:span></text:span><text:soft-page-break/><text:span text:style-name="Strong_20_Emphasis"><text:span text:style-name="T1">planning as inference at the phenotypic scale.</text:span></text:span></text:p>
      <text:p text:style-name="P4"><text:span text:style-name="Strong_20_Emphasis"><text:span text:style-name="T1"/></text:span></text:p>
      <text:p text:style-name="P4"><text:span text:style-name="Strong_20_Emphasis"><text:span text:style-name="T1">In summary, this framework aims to unify our understanding of evolutionary and developmental processes by showing how both types of processes can be described by the same underlying principles. It's a multi-scale, multi-mechanism </text:span></text:span><text:soft-page-break/><text:span text:style-name="Strong_20_Emphasis"><text:span text:style-name="T1">approach that provides a holistic view of biological (and potentially non-biological) systems.</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he passage is quite dense but it elaborates on the concept of evolution as a form of Bayesian model selection, both from the </text:span></text:span><text:soft-page-break/><text:span text:style-name="Strong_20_Emphasis"><text:span text:style-name="T1">perspectives of genotype and phenotype.</text:span></text:span></text:p>
      <text:p text:style-name="P4"><text:span text:style-name="Strong_20_Emphasis"><text:span text:style-name="T1"/></text:span></text:p>
      <text:p text:style-name="P4"><text:span text:style-name="Strong_20_Emphasis"><text:span text:style-name="T1">From the genotype's viewpoint, evolution is like updating beliefs over generations. A genotype can be viewed as a set of hypotheses or generative models that predict how a phenotype will interact with its environment. If the phenotype doesn't fit </text:span></text:span><text:soft-page-break/><text:span text:style-name="Strong_20_Emphasis"><text:span text:style-name="T1">well with the environment, the hypotheses (genotypes) are rejected, leading to natural selection essentially being a Bayesian model selection process.</text:span></text:span></text:p>
      <text:p text:style-name="P4"><text:span text:style-name="Strong_20_Emphasis"><text:span text:style-name="T1"/></text:span></text:p>
      <text:p text:style-name="P4"><text:span text:style-name="Strong_20_Emphasis"><text:span text:style-name="T1">From the phenotype's angle, each organism is thought to operate as if it has a set of beliefs about what kind of creature it is, its "generative model." As </text:span></text:span><text:soft-page-break/><text:span text:style-name="Strong_20_Emphasis"><text:span text:style-name="T1">it goes through its life, it constantly updates these beliefs in response to environmental interactions, a process likened to active inference and learning.</text:span></text:span></text:p>
      <text:p text:style-name="P4"><text:span text:style-name="Strong_20_Emphasis"><text:span text:style-name="T1"/></text:span></text:p>
      <text:p text:style-name="P4"><text:span text:style-name="Strong_20_Emphasis"><text:span text:style-name="T1">The paper then delves into a formal mathematical treatment, involving concepts from statistical physics like the path integral formulation of </text:span></text:span><text:soft-page-break/><text:span text:style-name="Strong_20_Emphasis"><text:span text:style-name="T1">stochastic dynamics, the renormalization group, and the Poincaré recurrence theorem. This synthesis aims to describe how natural selection and individual actions can be seen as emergent properties from dynamic processes operating at different timescales (slow phylogenetic and fast phenotypic).</text:span></text:span></text:p>
      <text:p text:style-name="P4"><text:soft-page-break/><text:span text:style-name="Strong_20_Emphasis"><text:span text:style-name="T1"/></text:span></text:p>
      <text:p text:style-name="P4"><text:span text:style-name="Strong_20_Emphasis"><text:span text:style-name="T1">By integrating these two levels of processes into one framework, the paper aims to provide a cohesive view of how genotypes and phenotypes inform and are informed by each other across different scales of time. The paper also differentiates its approach from previous work, particularly in terms of </text:span></text:span><text:soft-page-break/><text:span text:style-name="Strong_20_Emphasis"><text:span text:style-name="T1">the use of renormalization and how time scales are handled.</text:span></text:span></text:p>
      <text:p text:style-name="P4"><text:span text:style-name="Strong_20_Emphasis"><text:span text:style-name="T1"/></text:span></text:p>
      <text:p text:style-name="P4"><text:span text:style-name="Strong_20_Emphasis"><text:span text:style-name="T1">In summary, the paper aims to provide a unified mathematical framework that ties together evolutionary and developmental processes, presenting them as different aspects of a single underlying process </text:span></text:span><text:soft-page-break/><text:span text:style-name="Strong_20_Emphasis"><text:span text:style-name="T1">of Bayesian model updating. It even extends its analysis to sentient phenotypes, making it applicable to neural processes as well.</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he section titled "A Variational Formulation" delves into the mathematical details that </text:span></text:span><text:soft-page-break/><text:span text:style-name="Strong_20_Emphasis"><text:span text:style-name="T1">underpin the coupling between evolutionary (phylogenetic) and individual (phenotypic) processes. The authors use the concept of the renormalization group to bridge the gap between these two scales.</text:span></text:span></text:p>
      <text:p text:style-name="P4"><text:span text:style-name="Strong_20_Emphasis"><text:span text:style-name="T1"/></text:span></text:p>
      <text:p text:style-name="P4"><text:span text:style-name="Strong_20_Emphasis"><text:span text:style-name="T1">Random Dynamical Systems: The authors posit that both evolutionary and </text:span></text:span><text:soft-page-break/><text:span text:style-name="Strong_20_Emphasis"><text:span text:style-name="T1">phenotypic processes can be described as two separate but related random dynamical systems.</text:span></text:span></text:p>
      <text:p text:style-name="P4"><text:span text:style-name="Strong_20_Emphasis"><text:span text:style-name="T1"/></text:span></text:p>
      <text:p text:style-name="P4"><text:span text:style-name="Strong_20_Emphasis"><text:span text:style-name="T1">Renormalization Group (RG): This technique is used for mapping fast phenotypic changes to slow evolutionary changes over time. Essentially, it's a form of dimension reduction and coarse-</text:span></text:span><text:soft-page-break/><text:span text:style-name="Strong_20_Emphasis"><text:span text:style-name="T1">graining that identifies relevant variables at the evolutionary scale.</text:span></text:span></text:p>
      <text:p text:style-name="P4"><text:span text:style-name="Strong_20_Emphasis"><text:span text:style-name="T1"/></text:span></text:p>
      <text:p text:style-name="P4"><text:span text:style-name="Strong_20_Emphasis"><text:span text:style-name="T1">Bottom-Up and Top-Down Causation: The renormalization group operator </text:span></text:span></text:p>
      <text:p text:style-name="P4"><text:span text:style-name="Strong_20_Emphasis"><text:span text:style-name="T1"/></text:span></text:p>
      <text:p text:style-name="P4"><text:span text:style-name="Strong_20_Emphasis"><text:span text:style-name="T1">R is used to select slowly changing variables in the bottom-up process, while in the top-down causation, </text:span></text:span><text:soft-page-break/><text:span text:style-name="Strong_20_Emphasis"><text:span text:style-name="T1">fast phenotypic trajectories are framed in terms of slow genotypic variations.</text:span></text:span></text:p>
      <text:p text:style-name="P4"><text:span text:style-name="Strong_20_Emphasis"><text:span text:style-name="T1"/></text:span></text:p>
      <text:p text:style-name="P4"><text:span text:style-name="Strong_20_Emphasis"><text:span text:style-name="T1">Adiabatic Approximation: The separation into fast and slow variables is likened to the adiabatic approximation in physics, which allows the authors to look at things that change at different rates </text:span></text:span><text:soft-page-break/><text:span text:style-name="Strong_20_Emphasis"><text:span text:style-name="T1">through a rescaling of time.</text:span></text:span></text:p>
      <text:p text:style-name="P4"><text:span text:style-name="Strong_20_Emphasis"><text:span text:style-name="T1"/></text:span></text:p>
      <text:p text:style-name="P4"><text:span text:style-name="Strong_20_Emphasis"><text:span text:style-name="T1">Functionals: The authors express the dynamics at both fast and slow scales using the same form of functionals, which are functions of probability densities interpreted as Bayesian beliefs.</text:span></text:span></text:p>
      <text:p text:style-name="P4"><text:span text:style-name="Strong_20_Emphasis"><text:span text:style-name="T1"/></text:span></text:p>
      <text:p text:style-name="P4"><text:soft-page-break/><text:span text:style-name="Strong_20_Emphasis"><text:span text:style-name="T1">Active Inference and Learning: With this mathematical setup, the authors argue that phenotypic dynamics can be understood as a form of active inference and learning under a generative model that's rooted in the extended genotype.</text:span></text:span></text:p>
      <text:p text:style-name="P4"><text:span text:style-name="Strong_20_Emphasis"><text:span text:style-name="T1"/></text:span></text:p>
      <text:p text:style-name="P4"><text:soft-page-break/><text:span text:style-name="Strong_20_Emphasis"><text:span text:style-name="T1">Bayesian Model Selection: The extended genotype accumulates evidence in favor of its phenotype, effectively acting as a Bayesian model selection process.</text:span></text:span></text:p>
      <text:p text:style-name="P4"><text:span text:style-name="Strong_20_Emphasis"><text:span text:style-name="T1"/></text:span></text:p>
      <text:p text:style-name="P4"><text:span text:style-name="Strong_20_Emphasis"><text:span text:style-name="T1">Thermodynamic and Information Theory: References are made to previous works that have approached this from the </text:span></text:span><text:soft-page-break/><text:span text:style-name="Strong_20_Emphasis"><text:span text:style-name="T1">angle of thermodynamics and information theory, particularly the use of free energy and maximum entropy principles.</text:span></text:span></text:p>
      <text:p text:style-name="P4"><text:span text:style-name="Strong_20_Emphasis"><text:span text:style-name="T1"/></text:span></text:p>
      <text:p text:style-name="P4"><text:span text:style-name="Strong_20_Emphasis"><text:span text:style-name="T1">Overall, this section aims to provide a formal framework that unifies phylogenetic and phenotypic processes, casting them both as kinds of inference under uncertainty, where </text:span></text:span><text:soft-page-break/><text:span text:style-name="Strong_20_Emphasis"><text:span text:style-name="T1">evidence is accumulated over time to update beliefs about the state of the world.</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he section "2.1. Particular Partitions" delves further into the mathematical underpinnings of the variational formulation for </text:span></text:span><text:soft-page-break/><text:span text:style-name="Strong_20_Emphasis"><text:span text:style-name="T1">evolutionary and phenotypic dynamics. Here are the key elements:</text:span></text:span></text:p>
      <text:p text:style-name="P4"><text:span text:style-name="Strong_20_Emphasis"><text:span text:style-name="T1"/></text:span></text:p>
      <text:p text:style-name="P4"><text:span text:style-name="Strong_20_Emphasis"><text:span text:style-name="T1">Nested Timescales and Kinds: The framework attempts to account for different 'kinds' of entities (like individuals and populations) and their behaviors at nested timescales, such as </text:span></text:span><text:soft-page-break/><text:span text:style-name="Strong_20_Emphasis"><text:span text:style-name="T1">developmental and evolutionary.</text:span></text:span></text:p>
      <text:p text:style-name="P4"><text:span text:style-name="Strong_20_Emphasis"><text:span text:style-name="T1"/></text:span></text:p>
      <text:p text:style-name="P4"><text:span text:style-name="Strong_20_Emphasis"><text:span text:style-name="T1">State-Dependent Flow: The equations involve state-dependent flows with initial conditions that define a particular 'kind' (natural kind).</text:span></text:span></text:p>
      <text:p text:style-name="P4"><text:span text:style-name="Strong_20_Emphasis"><text:span text:style-name="T1"/></text:span></text:p>
      <text:p text:style-name="P4"><text:span text:style-name="Strong_20_Emphasis"><text:span text:style-name="T1">Particular Partition: To talk about specific entities like phenotypes or </text:span></text:span><text:soft-page-break/><text:span text:style-name="Strong_20_Emphasis"><text:span text:style-name="T1">populations, the authors introduce the idea of a 'particular partition' of states. These partitions allow for a separation of internal and external states through sensory and active 'blanket' states. Without this partition, one cannot distinguish an entity from its environment.</text:span></text:span></text:p>
      <text:p text:style-name="P4"><text:span text:style-name="Strong_20_Emphasis"><text:span text:style-name="T1"/></text:span></text:p>
      <text:p text:style-name="P4"><text:soft-page-break/><text:span text:style-name="Strong_20_Emphasis"><text:span text:style-name="T1">Influence Diagram: States are defined as comprising external, sensory, active, and internal states. Sensory and active states serve as blanket states that separate internal from external states. This configuration is schematically represented for better understanding.</text:span></text:span></text:p>
      <text:p text:style-name="P4"><text:span text:style-name="Strong_20_Emphasis"><text:span text:style-name="T1"/></text:span></text:p>
      <text:p text:style-name="P4"><text:soft-page-break/><text:span text:style-name="Strong_20_Emphasis"><text:span text:style-name="T1">Stochastic Dynamics: The evolution of these states is described by Langevin or stochastic differential equations, capturing both deterministic (state-dependent flows) and random (Wiener fluctuations) influences.</text:span></text:span></text:p>
      <text:p text:style-name="P4"><text:span text:style-name="Strong_20_Emphasis"><text:span text:style-name="T1"/></text:span></text:p>
      <text:p text:style-name="P4"><text:span text:style-name="Strong_20_Emphasis"><text:span text:style-name="T1">Helmholtz-Hodge Decomposition: The equations can be further </text:span></text:span><text:soft-page-break/><text:span text:style-name="Strong_20_Emphasis"><text:span text:style-name="T1">simplified or expressed using this mathematical tool, which involves both gradient (dissipative) and solenoidal (conservative) flows.</text:span></text:span></text:p>
      <text:p text:style-name="P4"><text:span text:style-name="Strong_20_Emphasis"><text:span text:style-name="T1"/></text:span></text:p>
      <text:p text:style-name="P4"><text:span text:style-name="Strong_20_Emphasis"><text:span text:style-name="T1">Steady-State Density: The authors note that the framework assumes a steady-state density or potential function that changes slowly, if at all, </text:span></text:span><text:soft-page-break/><text:span text:style-name="Strong_20_Emphasis"><text:span text:style-name="T1">relative to the timescales of interest.</text:span></text:span></text:p>
      <text:p text:style-name="P4"><text:span text:style-name="Strong_20_Emphasis"><text:span text:style-name="T1"/></text:span></text:p>
      <text:p text:style-name="P4"><text:span text:style-name="Strong_20_Emphasis"><text:span text:style-name="T1">Gradient and Solenoidal Flows: These flows are dependent on the amplitude of random fluctuations and circulate on the isocontours of a potential function called self-information.</text:span></text:span></text:p>
      <text:p text:style-name="P4"><text:span text:style-name="Strong_20_Emphasis"><text:span text:style-name="T1"/></text:span></text:p>
      <text:p text:style-name="P4"><text:soft-page-break/><text:span text:style-name="Strong_20_Emphasis"><text:span text:style-name="T1">NESS Density: The term refers to the nonequilibrium steady-state density, which is essential for understanding the dynamics at play.</text:span></text:span></text:p>
      <text:p text:style-name="P4"><text:span text:style-name="Strong_20_Emphasis"><text:span text:style-name="T1"/></text:span></text:p>
      <text:p text:style-name="P4"><text:span text:style-name="Strong_20_Emphasis"><text:span text:style-name="T1">In summary, this section elaborates on how the complex dynamics of 'kinds'—ranging from individual phenotypes to </text:span></text:span><text:soft-page-break/><text:span text:style-name="Strong_20_Emphasis"><text:span text:style-name="T1">entire populations—can be mathematically described. It offers a robust framework for capturing these dynamics at multiple scales and under varying conditions.</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he text you've provided appears to be a technical </text:span></text:span><text:soft-page-break/><text:span text:style-name="Strong_20_Emphasis"><text:span text:style-name="T1">excerpt discussing concepts from physics and systems theory, applied to topics possibly related to biological systems. It delves into the notions of internal and external variables, and their interconnections, while cautioning against overinterpreting these terms. The text also introduces mathematical </text:span></text:span><text:soft-page-break/><text:span text:style-name="Strong_20_Emphasis"><text:span text:style-name="T1">formulations related to dynamics, such as the Lagrangian and action, and how these are related to paths of least action and ensemble dynamics.</text:span></text:span></text:p>
      <text:p text:style-name="P4"><text:span text:style-name="Strong_20_Emphasis"><text:span text:style-name="T1"/></text:span></text:p>
      <text:p text:style-name="P4"><text:span text:style-name="Strong_20_Emphasis"><text:span text:style-name="T1">Specifically, the piece covers:</text:span></text:span></text:p>
      <text:p text:style-name="P4"><text:span text:style-name="Strong_20_Emphasis"><text:span text:style-name="T1"/></text:span></text:p>
      <text:p text:style-name="P4"><text:span text:style-name="Strong_20_Emphasis"><text:span text:style-name="T1">The caution needed when interpreting 'internal' and 'external' variables, </text:span></text:span><text:soft-page-break/><text:span text:style-name="Strong_20_Emphasis"><text:span text:style-name="T1">particularly in biological systems like cellular dynamics.</text:span></text:span></text:p>
      <text:p text:style-name="P4"><text:span text:style-name="Strong_20_Emphasis"><text:span text:style-name="T1">The use of concepts from statistical physics to describe system dynamics, including the notion of surprisal or self-information.</text:span></text:span></text:p>
      <text:p text:style-name="P4"><text:span text:style-name="Strong_20_Emphasis"><text:span text:style-name="T1">The mathematical formulation of paths of least action and how they </text:span></text:span><text:soft-page-break/><text:span text:style-name="Strong_20_Emphasis"><text:span text:style-name="T1">can be derived from the Lagrangian.</text:span></text:span></text:p>
      <text:p text:style-name="P4"><text:span text:style-name="Strong_20_Emphasis"><text:span text:style-name="T1">The idea of conditional independence, or Markov blankets, between internal and external paths.</text:span></text:span></text:p>
      <text:p text:style-name="P4"><text:span text:style-name="Strong_20_Emphasis"><text:span text:style-name="T1">Overall, the text appears to be aiming to provide a theoretical foundation for understanding complex systems, potentially in biology, through the lens of statistical physics and </text:span></text:span><text:soft-page-break/><text:span text:style-name="Strong_20_Emphasis"><text:span text:style-name="T1">dynamics. It seems quite dense and would likely require a solid understanding of the referenced fields to fully grasp. Would you like to know more about any specific section or term?</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oft-page-break/><text:span text:style-name="Strong_20_Emphasis"><text:span text:style-name="T1">It looks like you've posted a highly technical and specialized section of text related to mathematical physics, likely from a research paper. The equations and notation involve Lagrangians, Markov blankets, and the formalism of populations or ensembles of particles, perhaps in the context of complex systems or </text:span></text:span><text:soft-page-break/><text:span text:style-name="Strong_20_Emphasis"><text:span text:style-name="T1">statistical physics. It also seems to touch upon scale analysis, particularly using the renormalization group and the concept of 'particles of particles.'</text:span></text:span></text:p>
      <text:p text:style-name="P4"><text:span text:style-name="Strong_20_Emphasis"><text:span text:style-name="T1"/></text:span></text:p>
      <text:p text:style-name="P4"><text:span text:style-name="Strong_20_Emphasis"><text:span text:style-name="T1">Due to the formatting and the specialized nature of the text, it's not entirely clear what specific question or point you'd like to address. Could you please </text:span></text:span><text:soft-page-break/><text:span text:style-name="Strong_20_Emphasis"><text:span text:style-name="T1">clarify what you're asking or what you'd like to know more about?</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Certainly, based on the text provided:</text:span></text:span></text:p>
      <text:p text:style-name="P4"><text:span text:style-name="Strong_20_Emphasis"><text:span text:style-name="T1"/></text:span></text:p>
      <text:p text:style-name="P4"><text:span text:style-name="Strong_20_Emphasis"><text:span text:style-name="T1">Lagrangian Formalism: The text begins by discussing a Lagrangian framework </text:span></text:span><text:soft-page-break/><text:span text:style-name="Strong_20_Emphasis"><text:span text:style-name="T1">involving internal, external, and blanket states. These states appear to be described by certain mathematical equations, potentially from the field of statistical physics or complex systems theory.</text:span></text:span></text:p>
      <text:p text:style-name="P4"><text:span text:style-name="Strong_20_Emphasis"><text:span text:style-name="T1"/></text:span></text:p>
      <text:p text:style-name="P4"><text:span text:style-name="Strong_20_Emphasis"><text:span text:style-name="T1">Markov Blanket: It asserts that blanket paths furnish a "Markov blanket" over </text:span></text:span><text:soft-page-break/><text:span text:style-name="Strong_20_Emphasis"><text:span text:style-name="T1">internal paths. In simpler terms, the surrounding or 'blanket' states statistically segregate internal states from external ones, serving as a kind of barrier or filter.</text:span></text:span></text:p>
      <text:p text:style-name="P4"><text:span text:style-name="Strong_20_Emphasis"><text:span text:style-name="T1"/></text:span></text:p>
      <text:p text:style-name="P4"><text:span text:style-name="Strong_20_Emphasis"><text:span text:style-name="T1">Active and Sensory Dynamics: The text hints that this formalism can be used to explore sentient behavior, particularly </text:span></text:span><text:soft-page-break/><text:span text:style-name="Strong_20_Emphasis"><text:span text:style-name="T1">active inference, although this is something to be addressed later in the work.</text:span></text:span></text:p>
      <text:p text:style-name="P4"><text:span text:style-name="Strong_20_Emphasis"><text:span text:style-name="T1"/></text:span></text:p>
      <text:p text:style-name="P4"><text:span text:style-name="Strong_20_Emphasis"><text:span text:style-name="T1">Ensembles and Renormalization: To deal with multiple "things" like particles or phenotypes, the authors introduce a "grouping operator (G)" that partitions states based on their sparse </text:span></text:span><text:soft-page-break/><text:span text:style-name="Strong_20_Emphasis"><text:span text:style-name="T1">coupling. The renormalization group is cited as a relevant mathematical tool here.</text:span></text:span></text:p>
      <text:p text:style-name="P4"><text:span text:style-name="Strong_20_Emphasis"><text:span text:style-name="T1"/></text:span></text:p>
      <text:p text:style-name="P4"><text:span text:style-name="Strong_20_Emphasis"><text:span text:style-name="T1">Hierarchical Structure: It seems that there is a recursive or multi-scale structure to the system, where states of particles at one scale form the particular states at a higher scale. This is </text:span></text:span><text:soft-page-break/><text:span text:style-name="Strong_20_Emphasis"><text:span text:style-name="T1">indicated through the use of grouping (G) and reduction (R) operators, and could involve creating 'particles of particles', i.e., populations.</text:span></text:span></text:p>
      <text:p text:style-name="P4"><text:span text:style-name="Strong_20_Emphasis"><text:span text:style-name="T1"/></text:span></text:p>
      <text:p text:style-name="P4"><text:span text:style-name="Strong_20_Emphasis"><text:span text:style-name="T1">Scale Analysis: The composition of operators maps states from one scale to another, suggesting a focus on hierarchical or multi-scale systems.</text:span></text:span></text:p>
      <text:p text:style-name="P4"><text:soft-page-break/><text:span text:style-name="Strong_20_Emphasis"><text:span text:style-name="T1"/></text:span></text:p>
      <text:p text:style-name="P4"><text:span text:style-name="Strong_20_Emphasis"><text:span text:style-name="T1">The text appears to be laying the groundwork for a multi-scale, statistical, or complex systems analysis, likely relevant to fields like theoretical physics, complex systems, or perhaps even biology given the mention of "phenotypes".</text:span></text:span></text:p>
      <text:p text:style-name="P4"><text:span text:style-name="Strong_20_Emphasis"><text:span text:style-name="T1"/></text:span></text:p>
      <text:p text:style-name="P4"><text:soft-page-break/><text:span text:style-name="Strong_20_Emphasis"><text:span text:style-name="T1">Would you like to explore any of these points in more detail?</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his text discusses a variational formulation of natural selection, which can be empirically tested by manipulating the </text:span></text:span><text:soft-page-break/><text:span text:style-name="Strong_20_Emphasis"><text:span text:style-name="T1">Lagrangian. Here are the main points:</text:span></text:span></text:p>
      <text:p text:style-name="P4"><text:span text:style-name="Strong_20_Emphasis"><text:span text:style-name="T1"/></text:span></text:p>
      <text:p text:style-name="P4"><text:span text:style-name="Strong_20_Emphasis"><text:span text:style-name="T1">Lagrangian Choice: The choice of Lagrangian can predict dynamics over both physiological and developmental timescales, as well as phylogenetic (evolutionary) ones.</text:span></text:span></text:p>
      <text:p text:style-name="P4"><text:span text:style-name="Strong_20_Emphasis"><text:span text:style-name="T1"/></text:span></text:p>
      <text:p text:style-name="P4"><text:span text:style-name="Strong_20_Emphasis"><text:span text:style-name="T1">Variational Fitness Lemma (Lemma 1): The paper </text:span></text:span><text:soft-page-break/><text:span text:style-name="Strong_20_Emphasis"><text:span text:style-name="T1">introduces a lemma that links the likelihood of an agent’s genotype with its phenotypic trajectory. This seems consistent with Darwinian evolution.</text:span></text:span></text:p>
      <text:p text:style-name="P4"><text:span text:style-name="Strong_20_Emphasis"><text:span text:style-name="T1"/></text:span></text:p>
      <text:p text:style-name="P4"><text:span text:style-name="Strong_20_Emphasis"><text:span text:style-name="T1">Conditions Unexplored: The paper notes that conditions for Lemma 1 to hold haven't been examined yet, opening the door for further research.</text:span></text:span></text:p>
      <text:p text:style-name="P4"><text:soft-page-break/><text:span text:style-name="Strong_20_Emphasis"><text:span text:style-name="T1"/></text:span></text:p>
      <text:p text:style-name="P4"><text:span text:style-name="Strong_20_Emphasis"><text:span text:style-name="T1">Edge Cases: Examples are provided to show when the lemma may not hold exactly, suggesting it could be generalized to accommodate certain 'saltatory' events, or sudden changes.</text:span></text:span></text:p>
      <text:p text:style-name="P4"><text:span text:style-name="Strong_20_Emphasis"><text:span text:style-name="T1"/></text:span></text:p>
      <text:p text:style-name="P4"><text:span text:style-name="Strong_20_Emphasis"><text:span text:style-name="T1">Two Scales of Time: The formalism applies to both fast (e.g., behavioral </text:span></text:span><text:soft-page-break/><text:span text:style-name="Strong_20_Emphasis"><text:span text:style-name="T1">learning) and slow (e.g., evolution) timescales, offering a unified view of natural selection and development.</text:span></text:span></text:p>
      <text:p text:style-name="P4"><text:span text:style-name="Strong_20_Emphasis"><text:span text:style-name="T1"/></text:span></text:p>
      <text:p text:style-name="P4"><text:span text:style-name="Strong_20_Emphasis"><text:span text:style-name="T1">Information Flow: The framework envisions a bidirectional flow of information where evolutionary constraints act top-down on phenotypic processes, and action-</text:span></text:span><text:soft-page-break/><text:span text:style-name="Strong_20_Emphasis"><text:span text:style-name="T1">selection occurs from the bottom-up.</text:span></text:span></text:p>
      <text:p text:style-name="P4"><text:span text:style-name="Strong_20_Emphasis"><text:span text:style-name="T1"/></text:span></text:p>
      <text:p text:style-name="P4"><text:span text:style-name="Strong_20_Emphasis"><text:span text:style-name="T1">Future Studies: Further research, both computational and experimental, is needed to test this framework, especially in more complex systems like holobionts.</text:span></text:span></text:p>
      <text:p text:style-name="P4"><text:span text:style-name="Strong_20_Emphasis"><text:span text:style-name="T1"/></text:span></text:p>
      <text:p text:style-name="P4"><text:span text:style-name="Strong_20_Emphasis"><text:span text:style-name="T1">Teleological View: Active inference may be necessary </text:span></text:span><text:soft-page-break/><text:span text:style-name="Strong_20_Emphasis"><text:span text:style-name="T1">to maintain the correspondence between genotype and phenotype.</text:span></text:span></text:p>
      <text:p text:style-name="P4"><text:span text:style-name="Strong_20_Emphasis"><text:span text:style-name="T1"/></text:span></text:p>
      <text:p text:style-name="P4"><text:span text:style-name="Strong_20_Emphasis"><text:span text:style-name="T1">The work aims to bridge the gap between multi-generational evolutionary processes and single-lifetime developmental processes, incorporating Bayesian model selection and active inference. It suggests that more complex </text:span></text:span><text:soft-page-break/><text:span text:style-name="Strong_20_Emphasis"><text:span text:style-name="T1">real-world examples need to be studied to validate this theory.</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he three articles—on quantum cognition, embodied cognition, and the variational formulation of natural selection—seem to be exploring different </text:span></text:span><text:soft-page-break/><text:span text:style-name="Strong_20_Emphasis"><text:span text:style-name="T1">facets of cognition and evolution, but there are some conceptual threads that connect them:</text:span></text:span></text:p>
      <text:p text:style-name="P4"><text:span text:style-name="Strong_20_Emphasis"><text:span text:style-name="T1"/></text:span></text:p>
      <text:p text:style-name="P4"><text:span text:style-name="Strong_20_Emphasis"><text:span text:style-name="T1">Complexity and Emergence: All three articles tackle the complexity of biological systems, whether it's the human mind, embodied cognition in animals, or evolutionary dynamics. They suggest that these </text:span></text:span><text:soft-page-break/><text:span text:style-name="Strong_20_Emphasis"><text:span text:style-name="T1">systems can't be fully understood by looking at their components in isolation.</text:span></text:span></text:p>
      <text:p text:style-name="P4"><text:span text:style-name="Strong_20_Emphasis"><text:span text:style-name="T1"/></text:span></text:p>
      <text:p text:style-name="P4"><text:span text:style-name="Strong_20_Emphasis"><text:span text:style-name="T1">Probabilistic Models: The quantum cognition article and the variational natural selection paper both emphasize the importance of probabilistic models in understanding complex systems. The former </text:span></text:span><text:soft-page-break/><text:span text:style-name="Strong_20_Emphasis"><text:span text:style-name="T1">employs quantum probability theory, while the latter uses Bayesian model selection.</text:span></text:span></text:p>
      <text:p text:style-name="P4"><text:span text:style-name="Strong_20_Emphasis"><text:span text:style-name="T1"/></text:span></text:p>
      <text:p text:style-name="P4"><text:span text:style-name="Strong_20_Emphasis"><text:span text:style-name="T1">Adaptation and Learning: The embodied cognition paper and the variational natural selection paper both discuss how organisms adapt to their environments. The former focuses on the role of the </text:span></text:span><text:soft-page-break/><text:span text:style-name="Strong_20_Emphasis"><text:span text:style-name="T1">body and the environment in shaping cognitive processes, while the latter discusses how adaptation can be understood through a Lagrangian formulation, affecting both genotypic and phenotypic trajectories.</text:span></text:span></text:p>
      <text:p text:style-name="P4"><text:span text:style-name="Strong_20_Emphasis"><text:span text:style-name="T1"/></text:span></text:p>
      <text:p text:style-name="P4"><text:span text:style-name="Strong_20_Emphasis"><text:span text:style-name="T1">Environmental Interaction: All three papers highlight the role of the </text:span></text:span><text:soft-page-break/><text:span text:style-name="Strong_20_Emphasis"><text:span text:style-name="T1">environment in shaping cognitive or evolutionary outcomes. In the embodied cognition paper, cognition is shaped by environmental interactions. In the variational natural selection paper, the environment plays a role in both the phenotypic and genotypic changes. Even in quantum cognition, the environment could play a </text:span></text:span><text:soft-page-break/><text:span text:style-name="Strong_20_Emphasis"><text:span text:style-name="T1">role in shaping the decision-making process, though it's not the primary focus.</text:span></text:span></text:p>
      <text:p text:style-name="P4"><text:span text:style-name="Strong_20_Emphasis"><text:span text:style-name="T1"/></text:span></text:p>
      <text:p text:style-name="P4"><text:span text:style-name="Strong_20_Emphasis"><text:span text:style-name="T1">Multiscale Analysis: Both the embodied cognition and variational natural selection articles emphasize the need to consider multiple scales of analysis, whether it's different timescales (developmental </text:span></text:span><text:soft-page-break/><text:span text:style-name="Strong_20_Emphasis"><text:span text:style-name="T1">and evolutionary) or different levels of biological organization (from cells to organisms).</text:span></text:span></text:p>
      <text:p text:style-name="P4"><text:span text:style-name="Strong_20_Emphasis"><text:span text:style-name="T1"/></text:span></text:p>
      <text:p text:style-name="P4"><text:span text:style-name="Strong_20_Emphasis"><text:span text:style-name="T1">Future Research: All articles indicate that their frameworks are a starting point, open for further validation and exploration, be it through simulations, empirical studies, or experiments.</text:span></text:span></text:p>
      <text:p text:style-name="P4"><text:soft-page-break/><text:span text:style-name="Strong_20_Emphasis"><text:span text:style-name="T1"/></text:span></text:p>
      <text:p text:style-name="P4"><text:span text:style-name="Strong_20_Emphasis"><text:span text:style-name="T1">Edge Cases and Constraints: Each paper acknowledges the limitations or edge cases where their theories may not apply, thus outlining the scope and boundaries of their frameworks.</text:span></text:span></text:p>
      <text:p text:style-name="P4"><text:span text:style-name="Strong_20_Emphasis"><text:span text:style-name="T1"/></text:span></text:p>
      <text:p text:style-name="P4"><text:span text:style-name="Strong_20_Emphasis"><text:span text:style-name="T1">Unified Theory: While each focuses on different areas, all three articles </text:span></text:span><text:soft-page-break/><text:span text:style-name="Strong_20_Emphasis"><text:span text:style-name="T1">seem to strive for a more unified understanding of their respective subjects—be it cognition or evolution—by introducing new paradigms or models.</text:span></text:span></text:p>
      <text:p text:style-name="P4"><text:span text:style-name="Strong_20_Emphasis"><text:span text:style-name="T1"/></text:span></text:p>
      <text:p text:style-name="P4"><text:span text:style-name="Strong_20_Emphasis"><text:span text:style-name="T1">In summary, while the articles delve into different scientific domains, they share common themes of complexity, adaptation, and the critical </text:span></text:span><text:soft-page-break/><text:span text:style-name="Strong_20_Emphasis"><text:span text:style-name="T1">role of probabilistic models and environmental interactions in shaping biological phenomena.</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Based on the articles you've summarized, several mathematical concepts and terms may need further explanation:</text:span></text:span></text:p>
      <text:p text:style-name="P4"><text:soft-page-break/><text:span text:style-name="Strong_20_Emphasis"><text:span text:style-name="T1"/></text:span></text:p>
      <text:p text:style-name="P4"><text:span text:style-name="Strong_20_Emphasis"><text:span text:style-name="T1">Quantum Probability Theory: This is a framework that generalizes classical probability theory, drawing inspiration from the mathematical formalism of quantum mechanics.</text:span></text:span></text:p>
      <text:p text:style-name="P4"><text:span text:style-name="Strong_20_Emphasis"><text:span text:style-name="T1"/></text:span></text:p>
      <text:p text:style-name="P4"><text:span text:style-name="Strong_20_Emphasis"><text:span text:style-name="T1">Bayesian Model Selection: This is a statistical method to evaluate and compare </text:span></text:span><text:soft-page-break/><text:span text:style-name="Strong_20_Emphasis"><text:span text:style-name="T1">different statistical models based on their likelihood and the complexity of the model.</text:span></text:span></text:p>
      <text:p text:style-name="P4"><text:span text:style-name="Strong_20_Emphasis"><text:span text:style-name="T1"/></text:span></text:p>
      <text:p text:style-name="P4"><text:span text:style-name="Strong_20_Emphasis"><text:span text:style-name="T1">Lagrangian Formulation: In physics and mathematics, a Lagrangian is a function that describes a physical system. In the context of the variational natural selection paper, it provides </text:span></text:span><text:soft-page-break/><text:span text:style-name="Strong_20_Emphasis"><text:span text:style-name="T1">a way to model evolutionary dynamics.</text:span></text:span></text:p>
      <text:p text:style-name="P4"><text:span text:style-name="Strong_20_Emphasis"><text:span text:style-name="T1"/></text:span></text:p>
      <text:p text:style-name="P4"><text:span text:style-name="Strong_20_Emphasis"><text:span text:style-name="T1">Markov Blankets: This term refers to the set of variables that shield a given variable from the influence of others in a probabilistic model.</text:span></text:span></text:p>
      <text:p text:style-name="P4"><text:span text:style-name="Strong_20_Emphasis"><text:span text:style-name="T1"/></text:span></text:p>
      <text:p text:style-name="P4"><text:span text:style-name="Strong_20_Emphasis"><text:span text:style-name="T1">Renormalization Operations: This process involves simplifying a complex system </text:span></text:span><text:soft-page-break/><text:span text:style-name="Strong_20_Emphasis"><text:span text:style-name="T1">by grouping and averaging over its small-scale details to focus on large-scale behavior.</text:span></text:span></text:p>
      <text:p text:style-name="P4"><text:span text:style-name="Strong_20_Emphasis"><text:span text:style-name="T1"/></text:span></text:p>
      <text:p text:style-name="P4"><text:span text:style-name="Strong_20_Emphasis"><text:span text:style-name="T1">Free Energy Functional: A functional is a mathematical object that takes a function as input and outputs a number. In the context of natural selection and cognition, the free energy functional </text:span></text:span><text:soft-page-break/><text:span text:style-name="Strong_20_Emphasis"><text:span text:style-name="T1">quantifies how well a model explains observed data.</text:span></text:span></text:p>
      <text:p text:style-name="P4"><text:span text:style-name="Strong_20_Emphasis"><text:span text:style-name="T1"/></text:span></text:p>
      <text:p text:style-name="P4"><text:span text:style-name="Strong_20_Emphasis"><text:span text:style-name="T1">Phylogenetic Timescales: This term refers to the timescales over which evolutionary changes occur, often spanning millions of years.</text:span></text:span></text:p>
      <text:p text:style-name="P4"><text:span text:style-name="Strong_20_Emphasis"><text:span text:style-name="T1"/></text:span></text:p>
      <text:p text:style-name="P4"><text:span text:style-name="Strong_20_Emphasis"><text:span text:style-name="T1">Phenotypic Trajectory: This describes the path along </text:span></text:span><text:soft-page-break/><text:span text:style-name="Strong_20_Emphasis"><text:span text:style-name="T1">which an organism’s phenotype changes over time, due to both developmental processes and environmental interactions.</text:span></text:span></text:p>
      <text:p text:style-name="P4"><text:span text:style-name="Strong_20_Emphasis"><text:span text:style-name="T1"/></text:span></text:p>
      <text:p text:style-name="P4"><text:span text:style-name="Strong_20_Emphasis"><text:span text:style-name="T1">Generative Model: In statistics and machine learning, a generative model specifies the probabilistic process that generates observed data. In </text:span></text:span><text:soft-page-break/><text:span text:style-name="Strong_20_Emphasis"><text:span text:style-name="T1">the context of these papers, it helps explain how phenotypes or cognition arise.</text:span></text:span></text:p>
      <text:p text:style-name="P4"><text:span text:style-name="Strong_20_Emphasis"><text:span text:style-name="T1"/></text:span></text:p>
      <text:p text:style-name="P4"><text:span text:style-name="Strong_20_Emphasis"><text:span text:style-name="T1">Lemma: In mathematics, a lemma is a proven statement used to prove a larger theorem. The "variational fitness lemma" in the natural selection paper would be a statement proven to be true and used </text:span></text:span><text:soft-page-break/><text:span text:style-name="Strong_20_Emphasis"><text:span text:style-name="T1">to build the broader theory.</text:span></text:span></text:p>
      <text:p text:style-name="P4"><text:span text:style-name="Strong_20_Emphasis"><text:span text:style-name="T1"/></text:span></text:p>
      <text:p text:style-name="P4"><text:span text:style-name="Strong_20_Emphasis"><text:span text:style-name="T1">Stochastic Systems: These are systems that are inherently unpredictable due to the presence of randomness or noise.</text:span></text:span></text:p>
      <text:p text:style-name="P4"><text:span text:style-name="Strong_20_Emphasis"><text:span text:style-name="T1"/></text:span></text:p>
      <text:p text:style-name="P4"><text:span text:style-name="Strong_20_Emphasis"><text:span text:style-name="T1">Saltatory Events: These are sudden, abrupt changes in a system, in this case in genotype or phenotype.</text:span></text:span></text:p>
      <text:p text:style-name="P4"><text:soft-page-break/><text:span text:style-name="Strong_20_Emphasis"><text:span text:style-name="T1"/></text:span></text:p>
      <text:p text:style-name="P4"><text:span text:style-name="Strong_20_Emphasis"><text:span text:style-name="T1">Understanding these mathematical concepts can help deepen your grasp of the frameworks and theories presented in these articles.</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Certainly. The three articles seem to touch on </text:span></text:span><text:soft-page-break/><text:span text:style-name="Strong_20_Emphasis"><text:span text:style-name="T1">the intersection of cognition, evolution, and mathematical models.</text:span></text:span></text:p>
      <text:p text:style-name="P4"><text:span text:style-name="Strong_20_Emphasis"><text:span text:style-name="T1"/></text:span></text:p>
      <text:p text:style-name="P4"><text:span text:style-name="Strong_20_Emphasis"><text:span text:style-name="T1">Cognition as Inference: The first article argues that cognition can be modeled as a form of Bayesian inference. The brain interacts with the environment by constantly updating its beliefs to </text:span></text:span><text:soft-page-break/><text:span text:style-name="Strong_20_Emphasis"><text:span text:style-name="T1">minimize surprise and uncertainty.</text:span></text:span></text:p>
      <text:p text:style-name="P4"><text:span text:style-name="Strong_20_Emphasis"><text:span text:style-name="T1"/></text:span></text:p>
      <text:p text:style-name="P4"><text:span text:style-name="Strong_20_Emphasis"><text:span text:style-name="T1">Quantum Theory and Decision Making: The second article introduces the idea that the process of decision-making can be understood better through the lens of quantum probability theory. This view considers the role of entanglement and </text:span></text:span><text:soft-page-break/><text:span text:style-name="Strong_20_Emphasis"><text:span text:style-name="T1">superposition in human cognition.</text:span></text:span></text:p>
      <text:p text:style-name="P4"><text:span text:style-name="Strong_20_Emphasis"><text:span text:style-name="T1"/></text:span></text:p>
      <text:p text:style-name="P4"><text:span text:style-name="Strong_20_Emphasis"><text:span text:style-name="T1">Variational Formulation of Natural Selection: The third article proposes a new model for understanding natural selection and evolutionary processes using variational principles. The Lagrangian function is used to capture evolutionary dynamics, </text:span></text:span><text:soft-page-break/><text:span text:style-name="Strong_20_Emphasis"><text:span text:style-name="T1">tying together genotype and phenotype, and allowing predictions on both physiological and phylogenetic timescales.</text:span></text:span></text:p>
      <text:p text:style-name="P4"><text:span text:style-name="Strong_20_Emphasis"><text:span text:style-name="T1"/></text:span></text:p>
      <text:p text:style-name="P4"><text:span text:style-name="Strong_20_Emphasis"><text:span text:style-name="T1">Mathematical Concepts:</text:span></text:span></text:p>
      <text:p text:style-name="P4"><text:span text:style-name="Strong_20_Emphasis"><text:span text:style-name="T1"/></text:span></text:p>
      <text:p text:style-name="P4"><text:span text:style-name="Strong_20_Emphasis"><text:span text:style-name="T1">The first article uses Bayesian inference as a framework for cognition.</text:span></text:span></text:p>
      <text:p text:style-name="P4"><text:span text:style-name="Strong_20_Emphasis"><text:span text:style-name="T1">The second employs quantum probability theory </text:span></text:span><text:soft-page-break/><text:span text:style-name="Strong_20_Emphasis"><text:span text:style-name="T1">to understand decision-making.</text:span></text:span></text:p>
      <text:p text:style-name="P4"><text:span text:style-name="Strong_20_Emphasis"><text:span text:style-name="T1">The third uses Lagrangian formulations to describe evolutionary dynamics.</text:span></text:span></text:p>
      <text:p text:style-name="P4"><text:span text:style-name="Strong_20_Emphasis"><text:span text:style-name="T1">Overall, all three articles propose advanced mathematical models to understand complex biological phenomena, offering new lenses through which to study cognition and evolution.</text:span></text:span></text:p>
      <text:p text:style-name="P4"><text:soft-page-break/><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he article, "Flexible Intentions: An Active Inference Theory," by Matteo Priorelli and Ivilin Peev Stoianov, presents a computational theory for understanding how the brain supports visually-guided, goal-directed </text:span></text:span><text:soft-page-break/><text:span text:style-name="Strong_20_Emphasis"><text:span text:style-name="T1">actions in dynamic environments. The study builds on Active Inference theory, proposing that the neural circuitry in the Posterior Parietal Cortex (PPC) is responsible for computing "flexible intentions," which help generate adaptive, goal-directed actions.</text:span></text:span></text:p>
      <text:p text:style-name="P4"><text:span text:style-name="Strong_20_Emphasis"><text:span text:style-name="T1"/></text:span></text:p>
      <text:p text:style-name="P4"><text:soft-page-break/><text:span text:style-name="Strong_20_Emphasis"><text:span text:style-name="T1">The authors argue that traditional sensorimotor models, hindered by noise and delays, are not efficient for dynamically changing environments. They advocate for a Predictive Coding or "Bayesian Brain" approach, which anticipates targets and plans movements even before obtaining sensory data. They propose that </text:span></text:span><text:soft-page-break/><text:span text:style-name="Strong_20_Emphasis"><text:span text:style-name="T1">the PPC plays a vital role in forming and dynamically adjusting these plans. They also suggest that different neurons in the PPC are sensitive to different intentions and that this mechanism is critical for both executing and observing actions.</text:span></text:span></text:p>
      <text:p text:style-name="P4"><text:span text:style-name="Strong_20_Emphasis"><text:span text:style-name="T1"/></text:span></text:p>
      <text:p text:style-name="P4"><text:span text:style-name="Strong_20_Emphasis"><text:span text:style-name="T1">To validate their theory, the authors created a </text:span></text:span><text:soft-page-break/><text:span text:style-name="Strong_20_Emphasis"><text:span text:style-name="T1">computational agent with visual and proprioceptive sensors and an actuated upper limb. This agent was tested in various target-reaching tasks and performed successfully under different conditions like dynamic targets, varying sensory feedback, and different movement policies.</text:span></text:span></text:p>
      <text:p text:style-name="P4"><text:span text:style-name="Strong_20_Emphasis"><text:span text:style-name="T1"/></text:span></text:p>
      <text:p text:style-name="P4"><text:soft-page-break/><text:span text:style-name="Strong_20_Emphasis"><text:span text:style-name="T1">The study concludes that Active Inference theory, when combined with the concept of flexible intentions located in the PPC, can effectively support goal-directed behavior in dynamic environments. This work aims to serve as a normative computational basis for future research in goal-directed behavior </text:span></text:span><text:soft-page-break/><text:span text:style-name="Strong_20_Emphasis"><text:span text:style-name="T1">and could have implications for neural interfaces and intelligent assistive devices.</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he section begins by acknowledging the limitations of traditional views of the brain as a passive feature detector, </text:span></text:span><text:soft-page-break/><text:span text:style-name="Strong_20_Emphasis"><text:span text:style-name="T1">using the example of the binocular rivalry visual phenomenon, where perception alternates between two different images presented to each eye. Traditional models have struggled to explain how such perceptual dynamics could happen.</text:span></text:span></text:p>
      <text:p text:style-name="P4"><text:span text:style-name="Strong_20_Emphasis"><text:span text:style-name="T1"/></text:span></text:p>
      <text:p text:style-name="P4"><text:span text:style-name="Strong_20_Emphasis"><text:span text:style-name="T1">In contrast, the Bayesian brain hypothesis suggests </text:span></text:span><text:soft-page-break/><text:span text:style-name="Strong_20_Emphasis"><text:span text:style-name="T1">that the brain operates as a sophisticated machine that continually employs Bayesian reasoning to interpret the world and guide behavior. Central to this theory is the concept of Predictive Coding, where the brain is not merely processing sensory inputs passively but is proactively generating predictions about what it should </text:span></text:span><text:soft-page-break/><text:span text:style-name="Strong_20_Emphasis"><text:span text:style-name="T1">perceive. This approach relies on Bayesian principles to update beliefs about the world based on prior knowledge and incoming sensory information.</text:span></text:span></text:p>
      <text:p text:style-name="P4"><text:span text:style-name="Strong_20_Emphasis"><text:span text:style-name="T1"/></text:span></text:p>
      <text:p text:style-name="P4"><text:span text:style-name="Strong_20_Emphasis"><text:span text:style-name="T1">Predictive Coding is implemented hierarchically in the brain's cortical layers. Top-down predictions generated from </text:span></text:span><text:soft-page-break/><text:span text:style-name="Strong_20_Emphasis"><text:span text:style-name="T1">higher cortical levels (representing prior beliefs) and bottom-up prediction errors from lower levels (based on sensory input) pass messages between each other. This dynamic allows the brain to refine its understanding continually and to reduce the "surprise" or prediction error at each layer.</text:span></text:span></text:p>
      <text:p text:style-name="P4"><text:soft-page-break/><text:span text:style-name="Strong_20_Emphasis"><text:span text:style-name="T1"/></text:span></text:p>
      <text:p text:style-name="P4"><text:span text:style-name="Strong_20_Emphasis"><text:span text:style-name="T1">In summary, according to the Bayesian brain hypothesis and the Predictive Coding approach, perception is not just a bottom-up process based on incoming sensory data. Instead, it's a complex, interactive process where the brain constantly updates its beliefs and expectations about the </text:span></text:span><text:soft-page-break/><text:span text:style-name="Strong_20_Emphasis"><text:span text:style-name="T1">world, testing those against incoming sensory information to refine its predictions and better understand the environment. This provides a much richer, dynamic view of cognition and perception than traditional models.</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oft-page-break/><text:span text:style-name="Strong_20_Emphasis"><text:span text:style-name="T1">The section delves into how the Bayesian brain hypothesis might practically be implemented within neural systems through Variational Bayes, a method that draws on variational inference techniques. The main issue with direct Bayesian inference in complex systems (like the brain) is computational </text:span></text:span><text:soft-page-break/><text:span text:style-name="Strong_20_Emphasis"><text:span text:style-name="T1">intractability. Specifically, calculating the exact posterior distribution </text:span></text:span></text:p>
      <text:p text:style-name="P4"><text:span text:style-name="Strong_20_Emphasis"><text:span text:style-name="T1"/></text:span></text:p>
      <text:p text:style-name="P4"><text:span text:style-name="Strong_20_Emphasis"><text:span text:style-name="T1">(</text:span></text:span></text:p>
      <text:p text:style-name="P4"><text:span text:style-name="Strong_20_Emphasis"><text:span text:style-name="T1"/></text:span></text:p>
      <text:p text:style-name="P4"><text:span text:style-name="Strong_20_Emphasis"><text:span text:style-name="T1">∣</text:span></text:span></text:p>
      <text:p text:style-name="P4"><text:span text:style-name="Strong_20_Emphasis"><text:span text:style-name="T1"/></text:span></text:p>
      <text:p text:style-name="P4"><text:span text:style-name="Strong_20_Emphasis"><text:span text:style-name="T1">)</text:span></text:span></text:p>
      <text:p text:style-name="P4"><text:span text:style-name="Strong_20_Emphasis"><text:span text:style-name="T1">p(z∣s) can be computationally intensive or even impossible due to the complex integration </text:span></text:span><text:soft-page-break/><text:span text:style-name="Strong_20_Emphasis"><text:span text:style-name="T1">involved in determining the marginal likelihood </text:span></text:span></text:p>
      <text:p text:style-name="P4"><text:span text:style-name="Strong_20_Emphasis"><text:span text:style-name="T1"/></text:span></text:p>
      <text:p text:style-name="P4"><text:span text:style-name="Strong_20_Emphasis"><text:span text:style-name="T1">(</text:span></text:span></text:p>
      <text:p text:style-name="P4"><text:span text:style-name="Strong_20_Emphasis"><text:span text:style-name="T1"/></text:span></text:p>
      <text:p text:style-name="P4"><text:span text:style-name="Strong_20_Emphasis"><text:span text:style-name="T1">)</text:span></text:span></text:p>
      <text:p text:style-name="P4"><text:span text:style-name="Strong_20_Emphasis"><text:span text:style-name="T1">p(s).</text:span></text:span></text:p>
      <text:p text:style-name="P4"><text:span text:style-name="Strong_20_Emphasis"><text:span text:style-name="T1"/></text:span></text:p>
      <text:p text:style-name="P4"><text:span text:style-name="Strong_20_Emphasis"><text:span text:style-name="T1">Variational Bayes offers a workaround by approximating the true posterior </text:span></text:span></text:p>
      <text:p text:style-name="P4"><text:span text:style-name="Strong_20_Emphasis"><text:span text:style-name="T1"/></text:span></text:p>
      <text:p text:style-name="P4"><text:soft-page-break/><text:span text:style-name="Strong_20_Emphasis"><text:span text:style-name="T1">(</text:span></text:span></text:p>
      <text:p text:style-name="P4"><text:span text:style-name="Strong_20_Emphasis"><text:span text:style-name="T1"/></text:span></text:p>
      <text:p text:style-name="P4"><text:span text:style-name="Strong_20_Emphasis"><text:span text:style-name="T1">∣</text:span></text:span></text:p>
      <text:p text:style-name="P4"><text:span text:style-name="Strong_20_Emphasis"><text:span text:style-name="T1"/></text:span></text:p>
      <text:p text:style-name="P4"><text:span text:style-name="Strong_20_Emphasis"><text:span text:style-name="T1">)</text:span></text:span></text:p>
      <text:p text:style-name="P4"><text:span text:style-name="Strong_20_Emphasis"><text:span text:style-name="T1">p(z∣s) with a simpler "recognition" distribution </text:span></text:span></text:p>
      <text:p text:style-name="P4"><text:span text:style-name="Strong_20_Emphasis"><text:span text:style-name="T1"/></text:span></text:p>
      <text:p text:style-name="P4"><text:span text:style-name="Strong_20_Emphasis"><text:span text:style-name="T1">(</text:span></text:span></text:p>
      <text:p text:style-name="P4"><text:span text:style-name="Strong_20_Emphasis"><text:span text:style-name="T1"/></text:span></text:p>
      <text:p text:style-name="P4"><text:span text:style-name="Strong_20_Emphasis"><text:span text:style-name="T1">)</text:span></text:span></text:p>
      <text:p text:style-name="P4"><text:span text:style-name="Strong_20_Emphasis"><text:span text:style-name="T1">q(z). This approximation aims to minimize the Kullback-</text:span></text:span><text:soft-page-break/><text:span text:style-name="Strong_20_Emphasis"><text:span text:style-name="T1">Leibler (KL) divergence between the true and the approximate posterior distributions. The KL divergence measures how one probability distribution diverges from a second, expected probability distribution.</text:span></text:span></text:p>
      <text:p text:style-name="P4"><text:span text:style-name="Strong_20_Emphasis"><text:span text:style-name="T1"/></text:span></text:p>
      <text:p text:style-name="P4"><text:span text:style-name="Strong_20_Emphasis"><text:span text:style-name="T1">Mathematically, the aim is to minimize the following KL divergence term:</text:span></text:span></text:p>
      <text:p text:style-name="P4"><text:soft-page-break/><text:span text:style-name="Strong_20_Emphasis"><text:span text:style-name="T1">By reworking this equation, we can define a term called the Evidence Lower Bound (ELBO), denoted L(q). The ELBO is a function of the recognition distribution q(z) and serves as a lower bound for the log evidence </text:span></text:span></text:p>
      <text:p text:style-name="P4"><text:span text:style-name="Strong_20_Emphasis"><text:span text:style-name="T1"/></text:span></text:p>
      <text:p text:style-name="P4"><text:span text:style-name="Strong_20_Emphasis"><text:span text:style-name="T1">Since the KL divergence is non-negative, maximizing the ELBO is equivalent to </text:span></text:span><text:soft-page-break/><text:span text:style-name="Strong_20_Emphasis"><text:span text:style-name="T1">minimizing the KL divergence. This results in the recognition distribution q(z) that is as close as possible to the true posterior p(z∣s), given the form chosen for q(z).</text:span></text:span></text:p>
      <text:p text:style-name="P4"><text:span text:style-name="Strong_20_Emphasis"><text:span text:style-name="T1"/></text:span></text:p>
      <text:p text:style-name="P4"><text:span text:style-name="Strong_20_Emphasis"><text:span text:style-name="T1">In summary, Variational Bayes allows for the approximation of complex posterior distributions by simplifying them into </text:span></text:span><text:soft-page-break/><text:span text:style-name="Strong_20_Emphasis"><text:span text:style-name="T1">tractable forms. This is particularly useful in the context of the Bayesian brain hypothesis, providing a plausible mechanism for how brains might perform Bayesian inference in real-world, computationally challenging settings.</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oft-page-break/><text:span text:style-name="Strong_20_Emphasis"><text:span text:style-name="T1"/></text:span></text:p>
      <text:p text:style-name="P4"><text:span text:style-name="Strong_20_Emphasis"><text:span text:style-name="T1">The section 2.3 discusses the implementation of Bayesian inference through the minimization of free energy, a concept that Karl Friston borrowed from thermodynamics. Here, free energy is defined as the negative of the Evidence Lower Bound (ELBO). Essentially, minimizing free energy is </text:span></text:span><text:soft-page-break/><text:span text:style-name="Strong_20_Emphasis"><text:span text:style-name="T1">equivalent to maximizing ELBO, and by extension, this minimizes the KL divergence, which gives us a good approximation of the real-world posterior.</text:span></text:span></text:p>
      <text:p text:style-name="P4"><text:span text:style-name="Strong_20_Emphasis"><text:span text:style-name="T1"/></text:span></text:p>
      <text:p text:style-name="P4"><text:span text:style-name="Strong_20_Emphasis"><text:span text:style-name="T1">Equation (4) lays down the mathematical relationship for free energy F(z,s) as a function of the latent state z and sensory input s. <text:s/></text:span></text:span><text:soft-page-break/><text:span text:style-name="Strong_20_Emphasis"><text:span text:style-name="T1">F(z,s)=−L(q)=DKL[q(z)∣∣p(z∣s)]−lnp(s)</text:span></text:span></text:p>
      <text:p text:style-name="P4"><text:span text:style-name="Strong_20_Emphasis"><text:span text:style-name="T1"/></text:span></text:p>
      <text:p text:style-name="P4"><text:span text:style-name="Strong_20_Emphasis"><text:span text:style-name="T1">Minimizing free energy with respect to z means we can find the best set of latent states that approximate the real-world posterior. This process is termed "perceptual inference".</text:span></text:span></text:p>
      <text:p text:style-name="P4"><text:span text:style-name="Strong_20_Emphasis"><text:span text:style-name="T1"/></text:span></text:p>
      <text:p text:style-name="P4"><text:soft-page-break/><text:span text:style-name="Strong_20_Emphasis"><text:span text:style-name="T1">The equations involving g(z) and f(z) describe the generative process. </text:span></text:span></text:p>
      <text:p text:style-name="P4"><text:span text:style-name="Strong_20_Emphasis"><text:span text:style-name="T1"/></text:span></text:p>
      <text:p text:style-name="P4"><text:span text:style-name="Strong_20_Emphasis"><text:span text:style-name="T1">g(z) maps the latent states z to observed sensory states s, and f(z) defines the dynamics or the evolution of z over time. </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ws and wz are noise terms.</text:span></text:span></text:p>
      <text:p text:style-name="P4"><text:span text:style-name="Strong_20_Emphasis"><text:span text:style-name="T1"/></text:span></text:p>
      <text:p text:style-name="P4"><text:soft-page-break/><text:span text:style-name="Strong_20_Emphasis"><text:span text:style-name="T1">A couple of assumptions are made for the nervous system to approximate this generative process. The first is that the recognition density </text:span></text:span></text:p>
      <text:p text:style-name="P4"><text:span text:style-name="Strong_20_Emphasis"><text:span text:style-name="T1"/></text:span></text:p>
      <text:p text:style-name="P4"><text:span text:style-name="Strong_20_Emphasis"><text:span text:style-name="T1">q(z) can be factored into independent distributions under the mean-field approximation. The second is that each of these partitions can be modeled as </text:span></text:span><text:soft-page-break/><text:span text:style-name="Strong_20_Emphasis"><text:span text:style-name="T1">Gaussian distributions under the Laplace approximation.</text:span></text:span></text:p>
      <text:p text:style-name="P4"><text:span text:style-name="Strong_20_Emphasis"><text:span text:style-name="T1"/></text:span></text:p>
      <text:p text:style-name="P4"><text:span text:style-name="Strong_20_Emphasis"><text:span text:style-name="T1">This simplifies the free energy formula considerably, as shown in Equation (7):</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Here, μ represents the most plausible hypothesis or belief about the hidden </text:span></text:span><text:soft-page-break/><text:span text:style-name="Strong_20_Emphasis"><text:span text:style-name="T1">state z, and C is a constant term.</text:span></text:span></text:p>
      <text:p text:style-name="P4"><text:span text:style-name="Strong_20_Emphasis"><text:span text:style-name="T1"/></text:span></text:p>
      <text:p text:style-name="P4"><text:span text:style-name="Strong_20_Emphasis"><text:span text:style-name="T1">The section also touches on the concept of "generalized coordinates," </text:span></text:span></text:p>
      <text:p text:style-name="P4"><text:span text:style-name="Strong_20_Emphasis"><text:span text:style-name="T1"/></text:span></text:p>
      <text:p text:style-name="P4"><text:span text:style-name="Strong_20_Emphasis"><text:span text:style-name="T1">′</text:span></text:span></text:p>
      <text:p text:style-name="P4"><text:span text:style-name="Strong_20_Emphasis"><text:span text:style-name="T1">μ </text:span></text:span></text:p>
      <text:p text:style-name="P4"><text:span text:style-name="Strong_20_Emphasis"><text:span text:style-name="T1">′</text:span></text:span></text:p>
      <text:p text:style-name="P4"><text:span text:style-name="Strong_20_Emphasis"><text:span text:style-name="T1"><text:s/>, </text:span></text:span></text:p>
      <text:p text:style-name="P4"><text:span text:style-name="Strong_20_Emphasis"><text:span text:style-name="T1"/></text:span></text:p>
      <text:p text:style-name="P4"><text:span text:style-name="Strong_20_Emphasis"><text:span text:style-name="T1">′</text:span></text:span></text:p>
      <text:p text:style-name="P4"><text:soft-page-break/><text:span text:style-name="Strong_20_Emphasis"><text:span text:style-name="T1">′</text:span></text:span></text:p>
      <text:p text:style-name="P4"><text:span text:style-name="Strong_20_Emphasis"><text:span text:style-name="T1">μ </text:span></text:span></text:p>
      <text:p text:style-name="P4"><text:span text:style-name="Strong_20_Emphasis"><text:span text:style-name="T1">′′</text:span></text:span></text:p>
      <text:p text:style-name="P4"><text:span text:style-name="Strong_20_Emphasis"><text:span text:style-name="T1"><text:s/>, etc., to represent higher temporal orders. This allows for a more nuanced representation of environmental dynamics, as shown in Equation (8).</text:span></text:span></text:p>
      <text:p text:style-name="P4"><text:span text:style-name="Strong_20_Emphasis"><text:span text:style-name="T1"/></text:span></text:p>
      <text:p text:style-name="P4"><text:span text:style-name="Strong_20_Emphasis"><text:span text:style-name="T1">Overall, this section outlines how the Bayesian brain might practically </text:span></text:span><text:soft-page-break/><text:span text:style-name="Strong_20_Emphasis"><text:span text:style-name="T1">implement perceptual inference through free energy minimization, offering a comprehensive, yet computable, framework for understanding how the brain processes information.</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oft-page-break/><text:span text:style-name="Strong_20_Emphasis"><text:span text:style-name="T1">Your discussion section provides a comprehensive overview of the study, connecting it to existing literature and laying out the novelties and advantages of your approach. You've framed your work within the context of Active Inference, Predictive Coding, and existing models for the functions of the </text:span></text:span><text:soft-page-break/><text:span text:style-name="Strong_20_Emphasis"><text:span text:style-name="T1">PPC and DVS in the brain, offering a cohesive theory that extends and unifies these disparate areas.</text:span></text:span></text:p>
      <text:p text:style-name="P4"><text:span text:style-name="Strong_20_Emphasis"><text:span text:style-name="T1"/></text:span></text:p>
      <text:p text:style-name="P4"><text:span text:style-name="Strong_20_Emphasis"><text:span text:style-name="T1">The advantages of your model, such as its capacity for dynamically adjusting intentions, are well-articulated, and you also fairly discuss its limitations and challenges, which </text:span></text:span><text:soft-page-break/><text:span text:style-name="Strong_20_Emphasis"><text:span text:style-name="T1">would guide future work in the field.</text:span></text:span></text:p>
      <text:p text:style-name="P4"><text:span text:style-name="Strong_20_Emphasis"><text:span text:style-name="T1"/></text:span></text:p>
      <text:p text:style-name="P4"><text:span text:style-name="Strong_20_Emphasis"><text:span text:style-name="T1">Your computational experiments to test the model also add a valuable layer of validation, and it's notable that you didn't just look at how well the model performed but also how various noise levels and sensory inputs affect its performance. This </text:span></text:span><text:soft-page-break/><text:span text:style-name="Strong_20_Emphasis"><text:span text:style-name="T1">comprehensive approach provides robustness to your findings and could have wide-ranging applications, not just in neuroscience but also in robotics and AI.</text:span></text:span></text:p>
      <text:p text:style-name="P4"><text:span text:style-name="Strong_20_Emphasis"><text:span text:style-name="T1"/></text:span></text:p>
      <text:p text:style-name="P4"><text:span text:style-name="Strong_20_Emphasis"><text:span text:style-name="T1">The discussion also touches upon potential medical implications, suggesting that imbalances in sensory and intention precisions could </text:span></text:span><text:soft-page-break/><text:span text:style-name="Strong_20_Emphasis"><text:span text:style-name="T1">possibly contribute to neurological disorders. This is a compelling point that could set the stage for future research involving clinical populations.</text:span></text:span></text:p>
      <text:p text:style-name="P4"><text:span text:style-name="Strong_20_Emphasis"><text:span text:style-name="T1"/></text:span></text:p>
      <text:p text:style-name="P4"><text:span text:style-name="Strong_20_Emphasis"><text:span text:style-name="T1">Finally, the comparison between your work and existing models like the Dynamic Field Theory is particularly useful, as it situates your contribution </text:span></text:span><text:soft-page-break/><text:span text:style-name="Strong_20_Emphasis"><text:span text:style-name="T1">within a broader scientific discourse and identifies the unique benefits and drawbacks of your approach.</text:span></text:span></text:p>
      <text:p text:style-name="P4"><text:span text:style-name="Strong_20_Emphasis"><text:span text:style-name="T1"/></text:span></text:p>
      <text:p text:style-name="P4"><text:span text:style-name="Strong_20_Emphasis"><text:span text:style-name="T1">Overall, the discussion section seems to tie together all the different threads of your study and positions your work as a valuable contribution to our </text:span></text:span><text:soft-page-break/><text:span text:style-name="Strong_20_Emphasis"><text:span text:style-name="T1">understanding of neurocognitive function.</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It seems like you've pasted an excerpt from a scientific paper discussing theories of motor control, particularly focusing on Active Inference and how it differs from other </text:span></text:span><text:soft-page-break/><text:span text:style-name="Strong_20_Emphasis"><text:span text:style-name="T1">theories like Optimal Control. The passage elaborates on the neural-level predictions these theories make regarding proprioceptive predictions, prediction errors, and the correlates that should be found in the Posterior Parietal Cortex (PPC).</text:span></text:span></text:p>
      <text:p text:style-name="P4"><text:span text:style-name="Strong_20_Emphasis"><text:span text:style-name="T1"/></text:span></text:p>
      <text:p text:style-name="P4"><text:span text:style-name="Strong_20_Emphasis"><text:span text:style-name="T1">In summary, Active Inference posits that the </text:span></text:span><text:soft-page-break/><text:span text:style-name="Strong_20_Emphasis"><text:span text:style-name="T1">spinal cord, not just the cortex, plays a role in computing muscle control signals. It also describes how prediction errors play a role in motor control and how these errors are encoded in different layers of cortical neurons.</text:span></text:span></text:p>
      <text:p text:style-name="P4"><text:span text:style-name="Strong_20_Emphasis"><text:span text:style-name="T1"/></text:span></text:p>
      <text:p text:style-name="P4"><text:span text:style-name="Strong_20_Emphasis"><text:span text:style-name="T1">The paper predicts that specific neural correlates related to environment, </text:span></text:span><text:soft-page-break/><text:span text:style-name="Strong_20_Emphasis"><text:span text:style-name="T1">task, and bodily states should be observable in the PPC. These predictions aim to be validated through further studies, potentially involving real monkey experiments.</text:span></text:span></text:p>
      <text:p text:style-name="P4"><text:span text:style-name="Strong_20_Emphasis"><text:span text:style-name="T1"/></text:span></text:p>
      <text:p text:style-name="P4"><text:span text:style-name="Strong_20_Emphasis"><text:span text:style-name="T1">Is there a specific question you have about this excerpt? Would you like to discuss it in more detail?</text:span></text:span></text:p>
      <text:p text:style-name="P4"><text:span text:style-name="Strong_20_Emphasis"><text:span text:style-name="T1"/></text:span></text:p>
      <text:p text:style-name="P4"><text:soft-page-break/><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his section, titled "Limitations and Future Directions," outlines the areas that the authors acknowledge are beyond the scope of their current work, as well as directions for future research. Here's a breakdown:</text:span></text:span></text:p>
      <text:p text:style-name="P4"><text:span text:style-name="Strong_20_Emphasis"><text:span text:style-name="T1"/></text:span></text:p>
      <text:p text:style-name="P4"><text:soft-page-break/><text:span text:style-name="Strong_20_Emphasis"><text:span text:style-name="T1">Higher-Level Cognitive Control: While the focus is on intention coding in the Posterior Parietal Cortex (PPC), future work will extend to include higher-level aspects like planning and goal selection, mentioning other brain areas involved in these functions.</text:span></text:span></text:p>
      <text:p text:style-name="P4"><text:span text:style-name="Strong_20_Emphasis"><text:span text:style-name="T1"/></text:span></text:p>
      <text:p text:style-name="P4"><text:soft-page-break/><text:span text:style-name="Strong_20_Emphasis"><text:span text:style-name="T1">Kinematic Transformations: The paper assumes that neural activity in the PPC is confined to a motor-related domain. However, future models should consider that neurons can encode motor trajectories in both intrinsic and extrinsic coordinates.</text:span></text:span></text:p>
      <text:p text:style-name="P4"><text:span text:style-name="Strong_20_Emphasis"><text:span text:style-name="T1"/></text:span></text:p>
      <text:p text:style-name="P4"><text:span text:style-name="Strong_20_Emphasis"><text:span text:style-name="T1">Functional Correlates: There's mention of how </text:span></text:span><text:soft-page-break/><text:span text:style-name="Strong_20_Emphasis"><text:span text:style-name="T1">the work could include functional correlates that could bridge between Optimal Control and Active Inference theories.</text:span></text:span></text:p>
      <text:p text:style-name="P4"><text:span text:style-name="Strong_20_Emphasis"><text:span text:style-name="T1"/></text:span></text:p>
      <text:p text:style-name="P4"><text:span text:style-name="Strong_20_Emphasis"><text:span text:style-name="T1">Physical Properties &amp; Biomechanics: The paper acknowledges that it simplifies some aspects like geometry, mass, and friction, and doesn't consider neural and </text:span></text:span><text:soft-page-break/><text:span text:style-name="Strong_20_Emphasis"><text:span text:style-name="T1">biomechanical specificities like signal delay.</text:span></text:span></text:p>
      <text:p text:style-name="P4"><text:span text:style-name="Strong_20_Emphasis"><text:span text:style-name="T1"/></text:span></text:p>
      <text:p text:style-name="P4"><text:span text:style-name="Strong_20_Emphasis"><text:span text:style-name="T1">Task Complexity: The study is limited by the simplicity of the reaching task. Future work will involve more complicated tasks and additional sensory modalities.</text:span></text:span></text:p>
      <text:p text:style-name="P4"><text:span text:style-name="Strong_20_Emphasis"><text:span text:style-name="T1"/></text:span></text:p>
      <text:p text:style-name="P4"><text:span text:style-name="Strong_20_Emphasis"><text:span text:style-name="T1">Hierarchical Scaling: The current model only </text:span></text:span><text:soft-page-break/><text:span text:style-name="Strong_20_Emphasis"><text:span text:style-name="T1">considers a single layer of intentions, but future work could explore a hierarchical model that accounts for both high-level goals and low-level sensory inputs.</text:span></text:span></text:p>
      <text:p text:style-name="P4"><text:span text:style-name="Strong_20_Emphasis"><text:span text:style-name="T1"/></text:span></text:p>
      <text:p text:style-name="P4"><text:span text:style-name="Strong_20_Emphasis"><text:span text:style-name="T1">Dynamic Behavior &amp; Composite Goals: The authors aim to create models that can dynamically modify behavior and handle </text:span></text:span><text:soft-page-break/><text:span text:style-name="Strong_20_Emphasis"><text:span text:style-name="T1">more complex goals, going beyond just spatial tasks.</text:span></text:span></text:p>
      <text:p text:style-name="P4"><text:span text:style-name="Strong_20_Emphasis"><text:span text:style-name="T1"/></text:span></text:p>
      <text:p text:style-name="P4"><text:span text:style-name="Strong_20_Emphasis"><text:span text:style-name="T1">Overall, the section sets the stage for a more comprehensive model that will include a range of other factors and be tested against more complex tasks and empirical findings.</text:span></text:span></text:p>
      <text:p text:style-name="P4"><text:span text:style-name="Strong_20_Emphasis"><text:span text:style-name="T1"/></text:span></text:p>
      <text:p text:style-name="P4"><text:soft-page-break/><text:span text:style-name="Strong_20_Emphasis"><text:span text:style-name="T1">Would you like to delve deeper into any specific aspect of this section?</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Certainly, the text appears to build on and differ from previous theories and studies in several key ways:</text:span></text:span></text:p>
      <text:p text:style-name="P4"><text:span text:style-name="Strong_20_Emphasis"><text:span text:style-name="T1"/></text:span></text:p>
      <text:p text:style-name="P4"><text:soft-page-break/><text:span text:style-name="Strong_20_Emphasis"><text:span text:style-name="T1">Active Inference vs Optimal Control: The authors mention competing theories like Optimal Control by Todorov and Jordan. In contrast to these theories, where control signals are computed at the cortical level, Active Inference suggests these are computed at the level of the spinal cord.</text:span></text:span></text:p>
      <text:p text:style-name="P4"><text:span text:style-name="Strong_20_Emphasis"><text:span text:style-name="T1"/></text:span></text:p>
      <text:p text:style-name="P4"><text:soft-page-break/><text:span text:style-name="Strong_20_Emphasis"><text:span text:style-name="T1">Role of the PPC: The text also discusses how their findings relate to previous research on the role of the Posterior Parietal Cortex (PPC) in motor control, mentioning older works by Andersen and newer ones by Filippini et al.</text:span></text:span></text:p>
      <text:p text:style-name="P4"><text:span text:style-name="Strong_20_Emphasis"><text:span text:style-name="T1"/></text:span></text:p>
      <text:p text:style-name="P4"><text:span text:style-name="Strong_20_Emphasis"><text:span text:style-name="T1">Predictive Coding: The theory builds on the </text:span></text:span><text:soft-page-break/><text:span text:style-name="Strong_20_Emphasis"><text:span text:style-name="T1">concept of predictive coding and extends it to motor control. This is a general principle also found in previous works, although the application to the PPC is more specific here.</text:span></text:span></text:p>
      <text:p text:style-name="P4"><text:span text:style-name="Strong_20_Emphasis"><text:span text:style-name="T1"/></text:span></text:p>
      <text:p text:style-name="P4"><text:span text:style-name="Strong_20_Emphasis"><text:span text:style-name="T1">Precision Trend: The paper also discusses that their predictive trend concept shares similarities with Predictive Coding theories </text:span></text:span><text:soft-page-break/><text:span text:style-name="Strong_20_Emphasis"><text:span text:style-name="T1">but contrasts with classical stimulus-response theories.</text:span></text:span></text:p>
      <text:p text:style-name="P4"><text:span text:style-name="Strong_20_Emphasis"><text:span text:style-name="T1"/></text:span></text:p>
      <text:p text:style-name="P4"><text:span text:style-name="Strong_20_Emphasis"><text:span text:style-name="T1">Neural-level Predictions: The paper cites Parr et al. for the cellular-level encoding of prediction errors, signaling that their work is a continuation or an extension of those previous studies.</text:span></text:span></text:p>
      <text:p text:style-name="P4"><text:span text:style-name="Strong_20_Emphasis"><text:span text:style-name="T1"/></text:span></text:p>
      <text:p text:style-name="P4"><text:soft-page-break/><text:span text:style-name="Strong_20_Emphasis"><text:span text:style-name="T1">High-Level Cognitive Control: The paper alludes to future elaborations that will connect with other areas of cognitive control, citing studies that discuss intention structuring, planning, and goal selection.</text:span></text:span></text:p>
      <text:p text:style-name="P4"><text:span text:style-name="Strong_20_Emphasis"><text:span text:style-name="T1"/></text:span></text:p>
      <text:p text:style-name="P4"><text:span text:style-name="Strong_20_Emphasis"><text:span text:style-name="T1">Complexity &amp; Realism: The paper hints at further complexity by discussing how </text:span></text:span><text:soft-page-break/><text:span text:style-name="Strong_20_Emphasis"><text:span text:style-name="T1">a more realistic model might account for factors like joint friction, signal delays, etc., which are topics also covered in previous work like Wolpert and Flanagan.</text:span></text:span></text:p>
      <text:p text:style-name="P4"><text:span text:style-name="Strong_20_Emphasis"><text:span text:style-name="T1"/></text:span></text:p>
      <text:p text:style-name="P4"><text:span text:style-name="Strong_20_Emphasis"><text:span text:style-name="T1">By situating their work in relation to these previous theories and studies, the authors are framing their contributions as both a continuation and a </text:span></text:span><text:soft-page-break/><text:span text:style-name="Strong_20_Emphasis"><text:span text:style-name="T1">departure, aiming to fill in the gaps or extend current understanding in the field.</text:span></text:span></text:p>
      <text:p text:style-name="P4"><text:span text:style-name="Strong_20_Emphasis"><text:span text:style-name="T1"/></text:span></text:p>
      <text:p text:style-name="P4"><text:span text:style-name="Strong_20_Emphasis"><text:span text:style-name="T1">Would you like more information on how the paper relates to any of these specific earlier works?</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oft-page-break/><text:span text:style-name="Strong_20_Emphasis"><text:span text:style-name="T1">Intrinsic and extrinsic reference frames refer to different ways of describing the position or movement of an object in space, and they are often used in the context of neuroscience, robotics, and physics.</text:span></text:span></text:p>
      <text:p text:style-name="P4"><text:span text:style-name="Strong_20_Emphasis"><text:span text:style-name="T1"/></text:span></text:p>
      <text:p text:style-name="P4"><text:span text:style-name="Strong_20_Emphasis"><text:span text:style-name="T1">Intrinsic Reference Frame: This is a coordinate system that is based on the object </text:span></text:span><text:soft-page-break/><text:span text:style-name="Strong_20_Emphasis"><text:span text:style-name="T1">itself. For instance, in motor control, an intrinsic reference frame would describe the angles of joints, muscle contractions, or other properties inherent to the body. When you say "bend your elbow to a 90-degree angle," you're using an intrinsic frame of reference. The description is based on the object's own axes or </text:span></text:span><text:soft-page-break/><text:span text:style-name="Strong_20_Emphasis"><text:span text:style-name="T1">internal properties, and it doesn't require any information about the object's position relative to external landmarks.</text:span></text:span></text:p>
      <text:p text:style-name="P4"><text:span text:style-name="Strong_20_Emphasis"><text:span text:style-name="T1"/></text:span></text:p>
      <text:p text:style-name="P4"><text:span text:style-name="Strong_20_Emphasis"><text:span text:style-name="T1">Extrinsic Reference Frame: This describes an object's position or movement in relation to an external coordinate system or some external point of reference. For example, </text:span></text:span><text:soft-page-break/><text:span text:style-name="Strong_20_Emphasis"><text:span text:style-name="T1">GPS coordinates use an extrinsic reference frame; they tell you where you are in relation to the Earth as a whole. In the context of motor control, this could involve describing a hand's position in terms of Cartesian coordinates (X, Y, Z) within a room.</text:span></text:span></text:p>
      <text:p text:style-name="P4"><text:span text:style-name="Strong_20_Emphasis"><text:span text:style-name="T1"/></text:span></text:p>
      <text:p text:style-name="P4"><text:soft-page-break/><text:span text:style-name="Strong_20_Emphasis"><text:span text:style-name="T1">In the context of the article, the authors discuss how neural activity in the PPC (Posterior Parietal Cortex) has been traditionally thought to encode motor intentions primarily in an intrinsic frame of reference (joint angles, muscle contractions, etc.). However, they also mention that more recent data suggest that an </text:span></text:span><text:soft-page-break/><text:span text:style-name="Strong_20_Emphasis"><text:span text:style-name="T1">extrinsic frame of reference (like Cartesian coordinates) is also encoded by neurons, suggesting that a more comprehensive model of motor control should include both.</text:span></text:span></text:p>
      <text:p text:style-name="P4"><text:span text:style-name="Strong_20_Emphasis"><text:span text:style-name="T1"/></text:span></text:p>
      <text:p text:style-name="P4"><text:span text:style-name="Strong_20_Emphasis"><text:span text:style-name="T1">In summary, intrinsic frames are object-centered, focusing on properties internal to the object itself, while </text:span></text:span><text:soft-page-break/><text:span text:style-name="Strong_20_Emphasis"><text:span text:style-name="T1">extrinsic frames are world-centered, focusing on the object's position or movement within some larger context.</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he discussions in the articles you've mentioned relate to theories of motor control, cognition, </text:span></text:span><text:soft-page-break/><text:span text:style-name="Strong_20_Emphasis"><text:span text:style-name="T1">and active inference. While not directly cited, these theories share some similarities and contrasts with the work of William Powers and Ilya Prigogine.</text:span></text:span></text:p>
      <text:p text:style-name="P4"><text:span text:style-name="Strong_20_Emphasis"><text:span text:style-name="T1"/></text:span></text:p>
      <text:p text:style-name="P4"><text:span text:style-name="Strong_20_Emphasis"><text:span text:style-name="T1">William Powers: Powers is best known for his "Perceptual Control Theory," which posits that behavior is the control of perception. In simple terms, </text:span></text:span><text:soft-page-break/><text:span text:style-name="Strong_20_Emphasis"><text:span text:style-name="T1">the organism acts to bring its perceptions in line with internally set reference values. This is quite akin to active inference and predictive coding theories, where the brain aims to minimize the discrepancy between sensory input and predicted states. Both theories involve internal models, goal-directed behavior, and a focus on </text:span></text:span><text:soft-page-break/><text:span text:style-name="Strong_20_Emphasis"><text:span text:style-name="T1">minimizing some form of error or difference between the expected and actual states. However, Perceptual Control Theory has its unique details and formulations that set it apart from active inference.</text:span></text:span></text:p>
      <text:p text:style-name="P4"><text:span text:style-name="Strong_20_Emphasis"><text:span text:style-name="T1"/></text:span></text:p>
      <text:p text:style-name="P4"><text:span text:style-name="Strong_20_Emphasis"><text:span text:style-name="T1">Ilya Prigogine: Known for his work on dissipative structures and far-from-</text:span></text:span><text:soft-page-break/><text:span text:style-name="Strong_20_Emphasis"><text:span text:style-name="T1">equilibrium thermodynamics, Prigogine explored how systems can maintain order by increasing entropy in their surroundings. While his work is more commonly associated with physical and chemical systems, the ideas have been extrapolated to social and biological systems, including brain function. The notion that systems work to minimize a </text:span></text:span><text:soft-page-break/><text:span text:style-name="Strong_20_Emphasis"><text:span text:style-name="T1">certain kind of "free energy" or, more generally, that they self-organize to reduce uncertainty, is a concept that bears similarities to the Free Energy Principle in neuroscience and active inference models. The Free Energy Principle talks about the brain striving to minimize free energy, akin to predictive </text:span></text:span><text:soft-page-break/><text:span text:style-name="Strong_20_Emphasis"><text:span text:style-name="T1">errors, to maintain homeostasis and adapt to its environment.</text:span></text:span></text:p>
      <text:p text:style-name="P4"><text:span text:style-name="Strong_20_Emphasis"><text:span text:style-name="T1"/></text:span></text:p>
      <text:p text:style-name="P4"><text:span text:style-name="Strong_20_Emphasis"><text:span text:style-name="T1">Both Powers and Prigogine offer paradigms that seek to explain complex, self-organizing behavior, be it in social systems, physical systems, or biological entities like the human brain. While their theories are not cited directly in </text:span></text:span><text:soft-page-break/><text:span text:style-name="Strong_20_Emphasis"><text:span text:style-name="T1">the discussions on active inference and predictive coding, their work lays philosophical and theoretical groundwork that is very much in line with the principles discussed.</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oft-page-break/><text:span text:style-name="Strong_20_Emphasis"><text:span text:style-name="T1">Dynamic Field Theory (DFT) is a framework used primarily in cognitive science, computational neuroscience, and robotics to model the continuous time evolution of neural fields. This theory is often used to describe a wide range of cognitive processes, including decision making, working memory, attention, and motor </text:span></text:span><text:soft-page-break/><text:span text:style-name="Strong_20_Emphasis"><text:span text:style-name="T1">planning. In DFT, a "field" refers to a distribution of activation across a dimension of interest, such as spatial position, color, or any other feature dimension. These fields evolve over time based on input, previous states, and interactions with other fields.</text:span></text:span></text:p>
      <text:p text:style-name="P4"><text:span text:style-name="Strong_20_Emphasis"><text:span text:style-name="T1"/></text:span></text:p>
      <text:p text:style-name="P4"><text:soft-page-break/><text:span text:style-name="Strong_20_Emphasis"><text:span text:style-name="T1">Here's how DFT might relate to some of the other theories and models you've mentioned:</text:span></text:span></text:p>
      <text:p text:style-name="P4"><text:span text:style-name="Strong_20_Emphasis"><text:span text:style-name="T1"/></text:span></text:p>
      <text:p text:style-name="P4"><text:span text:style-name="Strong_20_Emphasis"><text:span text:style-name="T1">Active Inference and Predictive Coding: While Dynamic Field Theory and active inference both address cognitive processes and can model similar behaviors, their focus is somewhat different. </text:span></text:span><text:soft-page-break/><text:span text:style-name="Strong_20_Emphasis"><text:span text:style-name="T1">Active inference is more rooted in a Bayesian approach to cognition, emphasizing how the brain minimizes free energy or prediction errors. DFT, on the other hand, typically focuses more on the dynamics of neural activation patterns without necessarily invoking Bayesian inference. However, both could be </text:span></text:span><text:soft-page-break/><text:span text:style-name="Strong_20_Emphasis"><text:span text:style-name="T1">part of a larger integrated framework since DFT could be seen as providing the neural basis for the error minimization processes proposed in active inference.</text:span></text:span></text:p>
      <text:p text:style-name="P4"><text:span text:style-name="Strong_20_Emphasis"><text:span text:style-name="T1"/></text:span></text:p>
      <text:p text:style-name="P4"><text:span text:style-name="Strong_20_Emphasis"><text:span text:style-name="T1">William Powers' Perceptual Control Theory: DFT and Perceptual Control Theory can both model goal-directed behaviors and </text:span></text:span><text:soft-page-break/><text:span text:style-name="Strong_20_Emphasis"><text:span text:style-name="T1">could be considered complementary. While Perceptual Control Theory focuses on the hierarchical nature of control systems and how they aim to keep perceptions in line with internal set-points, DFT provides a neural basis for how fields representing such perceptions and intentions could </text:span></text:span><text:soft-page-break/><text:span text:style-name="Strong_20_Emphasis"><text:span text:style-name="T1">dynamically evolve over time.</text:span></text:span></text:p>
      <text:p text:style-name="P4"><text:span text:style-name="Strong_20_Emphasis"><text:span text:style-name="T1"/></text:span></text:p>
      <text:p text:style-name="P4"><text:span text:style-name="Strong_20_Emphasis"><text:span text:style-name="T1">Ilya Prigogine's Thermodynamics: At a more abstract level, the idea of systems seeking to reach a stable state resonates with Prigogine's concepts of far-from-equilibrium systems. The stable patterns of activation that emerge in DFT can be likened to the </text:span></text:span><text:soft-page-break/><text:span text:style-name="Strong_20_Emphasis"><text:span text:style-name="T1">self-organized structures in Prigogine’s dissipative systems, although the mathematical frameworks are different.</text:span></text:span></text:p>
      <text:p text:style-name="P4"><text:span text:style-name="Strong_20_Emphasis"><text:span text:style-name="T1"/></text:span></text:p>
      <text:p text:style-name="P4"><text:span text:style-name="Strong_20_Emphasis"><text:span text:style-name="T1">In summary, Dynamic Field Theory provides a set of mathematical tools for modeling the temporal evolution of cognitive processes in a neural substrate. While it may not </text:span></text:span><text:soft-page-break/><text:span text:style-name="Strong_20_Emphasis"><text:span text:style-name="T1">explicitly aim to minimize free energy or prediction error, it offers complementary insights into how cognitive and neural systems might achieve stability and carry out complex tasks.</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oft-page-break/><text:span text:style-name="Strong_20_Emphasis"><text:span text:style-name="T1">The abstract you've provided outlines a thesis that explores the application of hierarchical active inference to continuous robot control problems. The author aims to leverage the Free Energy principle, which underlies active inference, to create a method for state estimation and control </text:span></text:span><text:soft-page-break/><text:span text:style-name="Strong_20_Emphasis"><text:span text:style-name="T1">actions in robotic systems. The central concept involves using hierarchical dynamical models (HDMs) to describe the internal representations or states of the agent, allowing for the structuring of these states in a hierarchical manner.</text:span></text:span></text:p>
      <text:p text:style-name="P4"><text:span text:style-name="Strong_20_Emphasis"><text:span text:style-name="T1"/></text:span></text:p>
      <text:p text:style-name="P4"><text:span text:style-name="Strong_20_Emphasis"><text:span text:style-name="T1">The thesis describes the implementation of a control </text:span></text:span><text:soft-page-break/><text:span text:style-name="Strong_20_Emphasis"><text:span text:style-name="T1">algorithm based on this hierarchical formulation of active inference, primarily focusing on a 2-D robot arm as the main example. The algorithm's efficacy is demonstrated through various simulations, starting with a basic single-level cart simulation to analyze the impact of different parameters and higher dynamic orders on </text:span></text:span><text:soft-page-break/><text:span text:style-name="Strong_20_Emphasis"><text:span text:style-name="T1">stability. A more complex simulation involving multiple carts showcases a hierarchical division of goals, highlighting how high-level objectives are achieved by reaching lower-level goals. It also illustrates how prediction errors at lower levels can affect higher-level goals.</text:span></text:span></text:p>
      <text:p text:style-name="P4"><text:span text:style-name="Strong_20_Emphasis"><text:span text:style-name="T1"/></text:span></text:p>
      <text:p text:style-name="P4"><text:soft-page-break/><text:span text:style-name="Strong_20_Emphasis"><text:span text:style-name="T1">The thesis further explores the implementation of a hierarchical generative model for the robot arm, aiming to realize position-reaching behavior. However, challenges are encountered in choosing a suitable model for the control task. Notably, the convergence of the algorithm is found to be </text:span></text:span><text:soft-page-break/><text:span text:style-name="Strong_20_Emphasis"><text:span text:style-name="T1">problematic when higher levels of the hierarchy contain more independent states, highlighting the role of hierarchies in information reduction.</text:span></text:span></text:p>
      <text:p text:style-name="P4"><text:span text:style-name="Strong_20_Emphasis"><text:span text:style-name="T1"/></text:span></text:p>
      <text:p text:style-name="P4"><text:span text:style-name="Strong_20_Emphasis"><text:span text:style-name="T1">Despite these challenges, the thesis demonstrates that hierarchical active inference can effectively be applied to goal-reaching control problems in </text:span></text:span><text:soft-page-break/><text:span text:style-name="Strong_20_Emphasis"><text:span text:style-name="T1">robotics. However, the success of the approach is contingent on carefully considering the generative model chosen for the specific task at hand.</text:span></text:span></text:p>
      <text:p text:style-name="P4"><text:span text:style-name="Strong_20_Emphasis"><text:span text:style-name="T1"/></text:span></text:p>
      <text:p text:style-name="P4"><text:span text:style-name="Strong_20_Emphasis"><text:span text:style-name="T1">Overall, the thesis contributes to the exploration of applying hierarchical active inference to continuous robot control, highlighting </text:span></text:span><text:soft-page-break/><text:span text:style-name="Strong_20_Emphasis"><text:span text:style-name="T1">both its potential benefits and challenges in achieving goal-directed behavior through structured hierarchies of states.</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2 / 2</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oft-page-break/><text:span text:style-name="Strong_20_Emphasis"><text:span text:style-name="T1">A kinematic chain is a term used in robotics and biomechanics to describe a sequence of rigid bodies (links) connected by joints that allow relative motion between the bodies. This chain represents the mechanical structure of a system, where each body can move with respect to its neighboring bodies through the joints. </text:span></text:span><text:soft-page-break/><text:span text:style-name="Strong_20_Emphasis"><text:span text:style-name="T1">Kinematic chains are commonly used to model and analyze the movement of robotic arms, human limbs, and other mechanical systems.</text:span></text:span></text:p>
      <text:p text:style-name="P4"><text:span text:style-name="Strong_20_Emphasis"><text:span text:style-name="T1"/></text:span></text:p>
      <text:p text:style-name="P4"><text:span text:style-name="Strong_20_Emphasis"><text:span text:style-name="T1">In the context of robotics, a kinematic chain represents the mechanical structure of a robot arm, which consists of rigid links connected by joints. The </text:span></text:span><text:soft-page-break/><text:span text:style-name="Strong_20_Emphasis"><text:span text:style-name="T1">way these joints are connected determines the degrees of freedom and the range of motion of the robot arm. By analyzing the kinematic chain, researchers and engineers can determine how different joint angles correspond to the position and orientation of the end-effector (such as the </text:span></text:span><text:soft-page-break/><text:span text:style-name="Strong_20_Emphasis"><text:span text:style-name="T1">robot's hand) in the workspace.</text:span></text:span></text:p>
      <text:p text:style-name="P4"><text:span text:style-name="Strong_20_Emphasis"><text:span text:style-name="T1"/></text:span></text:p>
      <text:p text:style-name="P4"><text:span text:style-name="Strong_20_Emphasis"><text:span text:style-name="T1">Kinematic chains are fundamental in robotics because they help describe how a robot's joints move and interact to achieve desired tasks. The study of kinematic chains involves understanding joint types (e.g., revolute, prismatic), joint parameters, joint </text:span></text:span><text:soft-page-break/><text:span text:style-name="Strong_20_Emphasis"><text:span text:style-name="T1">limits, and the mathematical equations that describe the relationship between joint angles and end-effector position.</text:span></text:span></text:p>
      <text:p text:style-name="P4"><text:span text:style-name="Strong_20_Emphasis"><text:span text:style-name="T1"/></text:span></text:p>
      <text:p text:style-name="P4"><text:span text:style-name="Strong_20_Emphasis"><text:span text:style-name="T1">In summary, a kinematic chain is a sequential arrangement of rigid bodies connected by joints, commonly used to model the movement and mechanics of </text:span></text:span><text:soft-page-break/><text:span text:style-name="Strong_20_Emphasis"><text:span text:style-name="T1">robotic arms and other mechanical systems.</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Central Pattern Generators (CPGs) are neural networks or circuits that are responsible for generating rhythmic patterns of motor activity, such as walking, swimming, </text:span></text:span><text:soft-page-break/><text:span text:style-name="Strong_20_Emphasis"><text:span text:style-name="T1">and other repetitive movements. These networks are found in various parts of the nervous system, including the spinal cord, brainstem, and even some higher brain areas. The primary function of CPGs is to produce coordinated motor patterns without requiring continuous input from higher-level brain areas. </text:span></text:span><text:soft-page-break/><text:span text:style-name="Strong_20_Emphasis"><text:span text:style-name="T1">They play a crucial role in generating and controlling basic rhythmic movements that are essential for survival and locomotion.</text:span></text:span></text:p>
      <text:p text:style-name="P4"><text:span text:style-name="Strong_20_Emphasis"><text:span text:style-name="T1"/></text:span></text:p>
      <text:p text:style-name="P4"><text:span text:style-name="Strong_20_Emphasis"><text:span text:style-name="T1">Key characteristics and roles of Central Pattern Generators include:</text:span></text:span></text:p>
      <text:p text:style-name="P4"><text:span text:style-name="Strong_20_Emphasis"><text:span text:style-name="T1"/></text:span></text:p>
      <text:p text:style-name="P4"><text:span text:style-name="Strong_20_Emphasis"><text:span text:style-name="T1">Rhythm Generation: CPGs are capable of producing rhythmic patterns of motor </text:span></text:span><text:soft-page-break/><text:span text:style-name="Strong_20_Emphasis"><text:span text:style-name="T1">activity, like the alternating motion of limbs during walking or the undulating motion of a snake's body during slithering.</text:span></text:span></text:p>
      <text:p text:style-name="P4"><text:span text:style-name="Strong_20_Emphasis"><text:span text:style-name="T1"/></text:span></text:p>
      <text:p text:style-name="P4"><text:span text:style-name="Strong_20_Emphasis"><text:span text:style-name="T1">Autonomous Control: CPGs can operate relatively independently of higher-level brain control. While sensory input and higher brain areas can influence </text:span></text:span><text:soft-page-break/><text:span text:style-name="Strong_20_Emphasis"><text:span text:style-name="T1">CPG activity, these networks have inherent properties that allow them to generate rhythmic patterns without constant input.</text:span></text:span></text:p>
      <text:p text:style-name="P4"><text:span text:style-name="Strong_20_Emphasis"><text:span text:style-name="T1"/></text:span></text:p>
      <text:p text:style-name="P4"><text:span text:style-name="Strong_20_Emphasis"><text:span text:style-name="T1">Modularity: CPGs can be modular, meaning that they can generate different rhythmic patterns for different motor behaviors. For example, there might </text:span></text:span><text:soft-page-break/><text:span text:style-name="Strong_20_Emphasis"><text:span text:style-name="T1">be separate CPGs responsible for walking, running, and swimming.</text:span></text:span></text:p>
      <text:p text:style-name="P4"><text:span text:style-name="Strong_20_Emphasis"><text:span text:style-name="T1"/></text:span></text:p>
      <text:p text:style-name="P4"><text:span text:style-name="Strong_20_Emphasis"><text:span text:style-name="T1">Adaptability: CPGs can be modulated or adjusted based on sensory feedback and higher-level commands. They can change their activity patterns based on changes in the environment or task requirements.</text:span></text:span></text:p>
      <text:p text:style-name="P4"><text:soft-page-break/><text:span text:style-name="Strong_20_Emphasis"><text:span text:style-name="T1"/></text:span></text:p>
      <text:p text:style-name="P4"><text:span text:style-name="Strong_20_Emphasis"><text:span text:style-name="T1">Conservation of Energy: By generating rhythmic patterns without requiring continuous input from the brain, CPGs help conserve neural energy. This is particularly useful for repetitive behaviors like locomotion, where constant brain involvement would be inefficient.</text:span></text:span></text:p>
      <text:p text:style-name="P4"><text:span text:style-name="Strong_20_Emphasis"><text:span text:style-name="T1"/></text:span></text:p>
      <text:p text:style-name="P4"><text:soft-page-break/><text:span text:style-name="Strong_20_Emphasis"><text:span text:style-name="T1">Clinical Relevance: CPGs are of clinical interest because they are related to motor control and recovery in cases of spinal cord injury and neurological disorders. Researchers explore ways to activate or enhance CPGs to facilitate movement in individuals with impaired motor function.</text:span></text:span></text:p>
      <text:p text:style-name="P4"><text:span text:style-name="Strong_20_Emphasis"><text:span text:style-name="T1"/></text:span></text:p>
      <text:p text:style-name="P4"><text:soft-page-break/><text:span text:style-name="Strong_20_Emphasis"><text:span text:style-name="T1">Evolutionary Significance: CPGs are thought to have evolutionary significance, as they provide a foundation for generating basic rhythmic movements that were important for early animals' survival and locomotion.</text:span></text:span></text:p>
      <text:p text:style-name="P4"><text:span text:style-name="Strong_20_Emphasis"><text:span text:style-name="T1"/></text:span></text:p>
      <text:p text:style-name="P4"><text:span text:style-name="Strong_20_Emphasis"><text:span text:style-name="T1">In summary, Central Pattern Generators are neural circuits responsible </text:span></text:span><text:soft-page-break/><text:span text:style-name="Strong_20_Emphasis"><text:span text:style-name="T1">for generating rhythmic motor patterns, and they play a vital role in generating basic rhythmic movements like walking and swimming. While they can operate independently of higher-level brain control, they can also be modulated by sensory input and higher-level commands, allowing for </text:span></text:span><text:soft-page-break/><text:span text:style-name="Strong_20_Emphasis"><text:span text:style-name="T1">adaptability and coordination of movements.</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Yes, that's correct! Central Pattern Generators (CPGs) are neural circuits that play a significant role in generating rhythmic oscillatory movements, </text:span></text:span><text:soft-page-break/><text:span text:style-name="Strong_20_Emphasis"><text:span text:style-name="T1">often referred to as "rhythmic motor patterns." These patterns can include activities like walking, swimming, flying, and even certain aspects of breathing and chewing. CPGs are responsible for producing these rhythmic patterns of motor activity, and they often operate as part of a reflex arc.</text:span></text:span></text:p>
      <text:p text:style-name="P4"><text:span text:style-name="Strong_20_Emphasis"><text:span text:style-name="T1"/></text:span></text:p>
      <text:p text:style-name="P4"><text:soft-page-break/><text:span text:style-name="Strong_20_Emphasis"><text:span text:style-name="T1">Here's how the process works:</text:span></text:span></text:p>
      <text:p text:style-name="P4"><text:span text:style-name="Strong_20_Emphasis"><text:span text:style-name="T1"/></text:span></text:p>
      <text:p text:style-name="P4"><text:span text:style-name="Strong_20_Emphasis"><text:span text:style-name="T1">Generation of Rhythmic Patterns: CPGs are neural networks that are capable of producing rhythmic patterns of motor activity without requiring continuous input from higher brain areas. They are capable of generating repetitive sequences of </text:span></text:span><text:soft-page-break/><text:span text:style-name="Strong_20_Emphasis"><text:span text:style-name="T1">muscle contractions and relaxations, which are essential for rhythmic movements.</text:span></text:span></text:p>
      <text:p text:style-name="P4"><text:span text:style-name="Strong_20_Emphasis"><text:span text:style-name="T1"/></text:span></text:p>
      <text:p text:style-name="P4"><text:span text:style-name="Strong_20_Emphasis"><text:span text:style-name="T1">Influence of Sensory Input: While CPGs can generate rhythmic patterns autonomously, they are also influenced by sensory input. Sensory feedback from the environment or from the body itself can </text:span></text:span><text:soft-page-break/><text:span text:style-name="Strong_20_Emphasis"><text:span text:style-name="T1">modify the timing and intensity of the generated motor patterns. This sensory input helps adjust the movement to the current conditions and requirements.</text:span></text:span></text:p>
      <text:p text:style-name="P4"><text:span text:style-name="Strong_20_Emphasis"><text:span text:style-name="T1"/></text:span></text:p>
      <text:p text:style-name="P4"><text:span text:style-name="Strong_20_Emphasis"><text:span text:style-name="T1">Reflex Arc Involvement: In many cases, CPGs operate as part of a reflex arc. A reflex arc is a neural pathway that mediates a </text:span></text:span><text:soft-page-break/><text:span text:style-name="Strong_20_Emphasis"><text:span text:style-name="T1">reflex action. When a sensory stimulus is detected, such as the stretching of a muscle or the touch of an object, sensory receptors send signals to the spinal cord. The spinal cord processes these signals and can directly activate motor neurons that are connected to the muscles </text:span></text:span><text:soft-page-break/><text:span text:style-name="Strong_20_Emphasis"><text:span text:style-name="T1">involved in the reflex response.</text:span></text:span></text:p>
      <text:p text:style-name="P4"><text:span text:style-name="Strong_20_Emphasis"><text:span text:style-name="T1"/></text:span></text:p>
      <text:p text:style-name="P4"><text:span text:style-name="Strong_20_Emphasis"><text:span text:style-name="T1">Simplicity and Efficiency: The involvement of CPGs and reflex arcs allows the nervous system to generate rhythmic movements in a simple and efficient manner. For example, walking involves a complex coordination of multiple muscles in the </text:span></text:span><text:soft-page-break/><text:span text:style-name="Strong_20_Emphasis"><text:span text:style-name="T1">legs, and CPGs help generate the basic alternating pattern of muscle contractions that underlies walking.</text:span></text:span></text:p>
      <text:p text:style-name="P4"><text:span text:style-name="Strong_20_Emphasis"><text:span text:style-name="T1"/></text:span></text:p>
      <text:p text:style-name="P4"><text:span text:style-name="Strong_20_Emphasis"><text:span text:style-name="T1">Examples of Rhythmic Movements: Rhythmic oscillatory movements controlled by CPGs can be found in various animals. For instance, the rhythmic wing flapping of birds, the </text:span></text:span><text:soft-page-break/><text:span text:style-name="Strong_20_Emphasis"><text:span text:style-name="T1">undulating motion of fish swimming, and the leg movements during walking are all examples of movements that involve CPGs.</text:span></text:span></text:p>
      <text:p text:style-name="P4"><text:span text:style-name="Strong_20_Emphasis"><text:span text:style-name="T1"/></text:span></text:p>
      <text:p text:style-name="P4"><text:span text:style-name="Strong_20_Emphasis"><text:span text:style-name="T1">Overall, CPGs and the reflex arcs they operate within are integral to generating rhythmic oscillatory movements. They allow animals to </text:span></text:span><text:soft-page-break/><text:span text:style-name="Strong_20_Emphasis"><text:span text:style-name="T1">perform essential repetitive activities with relatively minimal involvement from higher brain centers, conserving neural energy and enabling efficient movement.</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Certainly! Let's connect the concepts you've </text:span></text:span><text:soft-page-break/><text:span text:style-name="Strong_20_Emphasis"><text:span text:style-name="T1">mentioned—Active Inference, Central Pattern Generators (CPGs), Kinematic Chains, and Hierarchical Active Inference for Robot Control—to see how they relate:</text:span></text:span></text:p>
      <text:p text:style-name="P4"><text:span text:style-name="Strong_20_Emphasis"><text:span text:style-name="T1"/></text:span></text:p>
      <text:p text:style-name="P4"><text:span text:style-name="Strong_20_Emphasis"><text:span text:style-name="T1">Active Inference and Hierarchical Active Inference for Robot Control: Active Inference </text:span></text:span><text:soft-page-break/><text:span text:style-name="Strong_20_Emphasis"><text:span text:style-name="T1">is a computational framework for understanding how organisms, including robots, infer the states of their environment and take actions to minimize prediction errors. The Hierarchical Active Inference for Robot Control you mentioned extends this concept to robotics, where robots use </text:span></text:span><text:soft-page-break/><text:span text:style-name="Strong_20_Emphasis"><text:span text:style-name="T1">hierarchical models to structure their internal representations and control actions based on predictions. This approach allows robots to set and achieve goals through inference and action, similar to how organisms use perception and action to interact with their environment.</text:span></text:span></text:p>
      <text:p text:style-name="P4"><text:span text:style-name="Strong_20_Emphasis"><text:span text:style-name="T1"/></text:span></text:p>
      <text:p text:style-name="P4"><text:soft-page-break/><text:span text:style-name="Strong_20_Emphasis"><text:span text:style-name="T1">Central Pattern Generators (CPGs): CPGs play a role in generating rhythmic movements, often in the form of oscillatory patterns, such as walking or swimming. In the context of robot control, CPGs can be thought of as lower-level control circuits that generate rhythmic motor patterns. While Active Inference and CPGs operate </text:span></text:span><text:soft-page-break/><text:span text:style-name="Strong_20_Emphasis"><text:span text:style-name="T1">at different levels of abstraction, they can be integrated within a hierarchical control framework. The higher-level Active Inference can set goals and intentions, while the lower-level CPGs generate the rhythmic patterns needed to achieve those goals.</text:span></text:span></text:p>
      <text:p text:style-name="P4"><text:span text:style-name="Strong_20_Emphasis"><text:span text:style-name="T1"/></text:span></text:p>
      <text:p text:style-name="P4"><text:soft-page-break/><text:span text:style-name="Strong_20_Emphasis"><text:span text:style-name="T1">Kinematic Chains: Kinematic chains are structural arrangements of rigid bodies connected by joints. In robotics, they represent the mechanical structure of robotic limbs. The kinematic chain's joint angles and positions are essential parameters for controlling robotic movements. Active Inference can provide a </text:span></text:span><text:soft-page-break/><text:span text:style-name="Strong_20_Emphasis"><text:span text:style-name="T1">framework for encoding and inferring the states of these kinematic chains, allowing robots to plan and execute movements effectively. Hierarchical Active Inference can further structure these movements based on goals and intentions.</text:span></text:span></text:p>
      <text:p text:style-name="P4"><text:span text:style-name="Strong_20_Emphasis"><text:span text:style-name="T1"/></text:span></text:p>
      <text:p text:style-name="P4"><text:span text:style-name="Strong_20_Emphasis"><text:span text:style-name="T1">Bringing these concepts together, a hierarchical </text:span></text:span><text:soft-page-break/><text:span text:style-name="Strong_20_Emphasis"><text:span text:style-name="T1">Active Inference-based control system for a robot could involve multiple levels of abstraction:</text:span></text:span></text:p>
      <text:p text:style-name="P4"><text:span text:style-name="Strong_20_Emphasis"><text:span text:style-name="T1"/></text:span></text:p>
      <text:p text:style-name="P4"><text:span text:style-name="Strong_20_Emphasis"><text:span text:style-name="T1">High-Level Intention Setting: Active Inference is used to set high-level goals and intentions for the robot, such as reaching a specific position or following a trajectory.</text:span></text:span></text:p>
      <text:p text:style-name="P4"><text:span text:style-name="Strong_20_Emphasis"><text:span text:style-name="T1"/></text:span></text:p>
      <text:p text:style-name="P4"><text:soft-page-break/><text:span text:style-name="Strong_20_Emphasis"><text:span text:style-name="T1">Hierarchical Structure: The robot's control system is organized hierarchically, with higher levels specifying intentions and lower levels generating motor patterns through mechanisms like CPGs.</text:span></text:span></text:p>
      <text:p text:style-name="P4"><text:span text:style-name="Strong_20_Emphasis"><text:span text:style-name="T1"/></text:span></text:p>
      <text:p text:style-name="P4"><text:span text:style-name="Strong_20_Emphasis"><text:span text:style-name="T1">Kinematic Chain Control: The kinematic chain of the robot's limb is controlled to achieve the intended </text:span></text:span><text:soft-page-break/><text:span text:style-name="Strong_20_Emphasis"><text:span text:style-name="T1">goal. The robot infers its current position and adjusts joint angles through Active Inference to reach the desired state.</text:span></text:span></text:p>
      <text:p text:style-name="P4"><text:span text:style-name="Strong_20_Emphasis"><text:span text:style-name="T1"/></text:span></text:p>
      <text:p text:style-name="P4"><text:span text:style-name="Strong_20_Emphasis"><text:span text:style-name="T1">Rhythmic Movements: In scenarios where rhythmic movements are needed, CPGs can be employed to generate the oscillatory patterns required for tasks like walking or </text:span></text:span><text:soft-page-break/><text:span text:style-name="Strong_20_Emphasis"><text:span text:style-name="T1">swimming. These CPG-generated patterns are guided by higher-level intentions set through Active Inference.</text:span></text:span></text:p>
      <text:p text:style-name="P4"><text:span text:style-name="Strong_20_Emphasis"><text:span text:style-name="T1"/></text:span></text:p>
      <text:p text:style-name="P4"><text:span text:style-name="Strong_20_Emphasis"><text:span text:style-name="T1">In summary, these concepts can be integrated to create a comprehensive control system for robots that combines intention setting, hierarchical structure, kinematic chain control, and </text:span></text:span><text:soft-page-break/><text:span text:style-name="Strong_20_Emphasis"><text:span text:style-name="T1">even the generation of rhythmic movements through mechanisms like CPGs. This allows robots to perform complex tasks by inferring and executing actions based on their internal models and sensory input.</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oft-page-break/><text:span text:style-name="Strong_20_Emphasis"><text:span text:style-name="T1">Certainly! Let's integrate the concepts of Active Inference, Central Pattern Generators (CPGs), Kinematic Chains, and Hierarchical Active Inference for Robot Control into a unified framework for robotic control:</text:span></text:span></text:p>
      <text:p text:style-name="P4"><text:span text:style-name="Strong_20_Emphasis"><text:span text:style-name="T1"/></text:span></text:p>
      <text:p text:style-name="P4"><text:soft-page-break/><text:span text:style-name="Strong_20_Emphasis"><text:span text:style-name="T1">Hierarchical Active Inference-based Robotic Control Framework:</text:span></text:span></text:p>
      <text:p text:style-name="P4"><text:span text:style-name="Strong_20_Emphasis"><text:span text:style-name="T1"/></text:span></text:p>
      <text:p text:style-name="P4"><text:span text:style-name="Strong_20_Emphasis"><text:span text:style-name="T1">High-Level Intention Setting (Active Inference):</text:span></text:span></text:p>
      <text:p text:style-name="P4"><text:span text:style-name="Strong_20_Emphasis"><text:span text:style-name="T1"/></text:span></text:p>
      <text:p text:style-name="P4"><text:span text:style-name="Strong_20_Emphasis"><text:span text:style-name="T1">The robot's control begins with high-level intentions set through Active Inference.</text:span></text:span></text:p>
      <text:p text:style-name="P4"><text:span text:style-name="Strong_20_Emphasis"><text:span text:style-name="T1">Intentions include goals such as reaching a specific </text:span></text:span><text:soft-page-break/><text:span text:style-name="Strong_20_Emphasis"><text:span text:style-name="T1">position, following a trajectory, or performing a rhythmic movement.</text:span></text:span></text:p>
      <text:p text:style-name="P4"><text:span text:style-name="Strong_20_Emphasis"><text:span text:style-name="T1">Hierarchical Structure:</text:span></text:span></text:p>
      <text:p text:style-name="P4"><text:span text:style-name="Strong_20_Emphasis"><text:span text:style-name="T1"/></text:span></text:p>
      <text:p text:style-name="P4"><text:span text:style-name="Strong_20_Emphasis"><text:span text:style-name="T1">The control architecture is organized hierarchically to accommodate multiple levels of abstraction.</text:span></text:span></text:p>
      <text:p text:style-name="P4"><text:span text:style-name="Strong_20_Emphasis"><text:span text:style-name="T1">Higher levels handle intention setting, while lower levels focus on generating motor patterns.</text:span></text:span></text:p>
      <text:p text:style-name="P4"><text:soft-page-break/><text:span text:style-name="Strong_20_Emphasis"><text:span text:style-name="T1">Kinematic Chain Representation:</text:span></text:span></text:p>
      <text:p text:style-name="P4"><text:span text:style-name="Strong_20_Emphasis"><text:span text:style-name="T1"/></text:span></text:p>
      <text:p text:style-name="P4"><text:span text:style-name="Strong_20_Emphasis"><text:span text:style-name="T1">The robot's mechanical structure, represented as kinematic chains, forms the basis of motor control.</text:span></text:span></text:p>
      <text:p text:style-name="P4"><text:span text:style-name="Strong_20_Emphasis"><text:span text:style-name="T1">Joint angles and positions of the kinematic chain are critical parameters for movement control.</text:span></text:span></text:p>
      <text:p text:style-name="P4"><text:span text:style-name="Strong_20_Emphasis"><text:span text:style-name="T1">Integrating Central Pattern Generators (CPGs):</text:span></text:span></text:p>
      <text:p text:style-name="P4"><text:soft-page-break/><text:span text:style-name="Strong_20_Emphasis"><text:span text:style-name="T1"/></text:span></text:p>
      <text:p text:style-name="P4"><text:span text:style-name="Strong_20_Emphasis"><text:span text:style-name="T1">For tasks requiring rhythmic movements (e.g., walking, swimming), CPGs are employed.</text:span></text:span></text:p>
      <text:p text:style-name="P4"><text:span text:style-name="Strong_20_Emphasis"><text:span text:style-name="T1">CPGs generate oscillatory motor patterns, contributing to lower-level motor control.</text:span></text:span></text:p>
      <text:p text:style-name="P4"><text:span text:style-name="Strong_20_Emphasis"><text:span text:style-name="T1">Hierarchical Active Inference (HAI) Levels:</text:span></text:span></text:p>
      <text:p text:style-name="P4"><text:span text:style-name="Strong_20_Emphasis"><text:span text:style-name="T1"/></text:span></text:p>
      <text:p text:style-name="P4"><text:soft-page-break/><text:span text:style-name="Strong_20_Emphasis"><text:span text:style-name="T1">Level 1 (Highest): Intentions and goals are set through Active Inference. These high-level goals guide the robot's behavior.</text:span></text:span></text:p>
      <text:p text:style-name="P4"><text:span text:style-name="Strong_20_Emphasis"><text:span text:style-name="T1">Level 2: Hierarchical division of goals and subgoals. High-level objectives are achieved by reaching lower-level goals.</text:span></text:span></text:p>
      <text:p text:style-name="P4"><text:span text:style-name="Strong_20_Emphasis"><text:span text:style-name="T1">Level 3 (Lowest): Motor patterns are generated </text:span></text:span><text:soft-page-break/><text:span text:style-name="Strong_20_Emphasis"><text:span text:style-name="T1">based on intentions, kinematic chain parameters, and CPG-driven oscillatory patterns.</text:span></text:span></text:p>
      <text:p text:style-name="P4"><text:span text:style-name="Strong_20_Emphasis"><text:span text:style-name="T1">Information Flow and Feedback:</text:span></text:span></text:p>
      <text:p text:style-name="P4"><text:span text:style-name="Strong_20_Emphasis"><text:span text:style-name="T1"/></text:span></text:p>
      <text:p text:style-name="P4"><text:span text:style-name="Strong_20_Emphasis"><text:span text:style-name="T1">Information flows between levels, guiding the robot's actions and adjusting motor patterns.</text:span></text:span></text:p>
      <text:p text:style-name="P4"><text:span text:style-name="Strong_20_Emphasis"><text:span text:style-name="T1">Feedback loops between different levels ensure </text:span></text:span><text:soft-page-break/><text:span text:style-name="Strong_20_Emphasis"><text:span text:style-name="T1">coherence between intention, motor execution, and sensory input.</text:span></text:span></text:p>
      <text:p text:style-name="P4"><text:span text:style-name="Strong_20_Emphasis"><text:span text:style-name="T1">Motor Execution and Sensory Feedback:</text:span></text:span></text:p>
      <text:p text:style-name="P4"><text:span text:style-name="Strong_20_Emphasis"><text:span text:style-name="T1"/></text:span></text:p>
      <text:p text:style-name="P4"><text:span text:style-name="Strong_20_Emphasis"><text:span text:style-name="T1">Motor patterns generated based on intentions, kinematic chain states, and CPGs drive the robot's movements.</text:span></text:span></text:p>
      <text:p text:style-name="P4"><text:span text:style-name="Strong_20_Emphasis"><text:span text:style-name="T1">Sensory feedback from the environment and the </text:span></text:span><text:soft-page-break/><text:span text:style-name="Strong_20_Emphasis"><text:span text:style-name="T1">robot's sensors provides information for inference and refinement.</text:span></text:span></text:p>
      <text:p text:style-name="P4"><text:span text:style-name="Strong_20_Emphasis"><text:span text:style-name="T1">Adaptive Learning and Control:</text:span></text:span></text:p>
      <text:p text:style-name="P4"><text:span text:style-name="Strong_20_Emphasis"><text:span text:style-name="T1"/></text:span></text:p>
      <text:p text:style-name="P4"><text:span text:style-name="Strong_20_Emphasis"><text:span text:style-name="T1">The control system can adapt and learn from experience, updating models and strategies based on prediction errors and sensory input.</text:span></text:span></text:p>
      <text:p text:style-name="P4"><text:soft-page-break/><text:span text:style-name="Strong_20_Emphasis"><text:span text:style-name="T1">Adaptive learning ensures that the robot improves its control over time.</text:span></text:span></text:p>
      <text:p text:style-name="P4"><text:span text:style-name="Strong_20_Emphasis"><text:span text:style-name="T1">Task Performance:</text:span></text:span></text:p>
      <text:p text:style-name="P4"><text:span text:style-name="Strong_20_Emphasis"><text:span text:style-name="T1"/></text:span></text:p>
      <text:p text:style-name="P4"><text:span text:style-name="Strong_20_Emphasis"><text:span text:style-name="T1">The robot performs complex tasks by integrating intention setting, hierarchical organization, kinematic chain control, and rhythmic movements through CPGs.</text:span></text:span></text:p>
      <text:p text:style-name="P4"><text:soft-page-break/><text:span text:style-name="Strong_20_Emphasis"><text:span text:style-name="T1">By integrating these concepts into a unified framework, the robot's control system becomes more versatile, capable of handling various tasks, from reaching specific positions to executing rhythmic movements. The hierarchical structure allows the robot to set goals at different levels of abstraction, generate </text:span></text:span><text:soft-page-break/><text:span text:style-name="Strong_20_Emphasis"><text:span text:style-name="T1">appropriate motor patterns, and adjust its behavior based on sensory feedback and predictions. This framework lays the foundation for creating more advanced and adaptable robotic control systems that mimic the principles observed in biological organisms.</text:span></text:span></text:p>
      <text:p text:style-name="P4"><text:span text:style-name="Strong_20_Emphasis"><text:span text:style-name="T1"/></text:span></text:p>
      <text:p text:style-name="P4"><text:span text:style-name="Strong_20_Emphasis"><text:span text:style-name="T1"/></text:span></text:p>
      <text:p text:style-name="P4"><text:soft-page-break/><text:span text:style-name="Strong_20_Emphasis"><text:span text:style-name="T1"/></text:span></text:p>
      <text:p text:style-name="P4"><text:span text:style-name="Strong_20_Emphasis"><text:span text:style-name="T1"/></text:span></text:p>
      <text:p text:style-name="P4"><text:span text:style-name="Strong_20_Emphasis"><text:span text:style-name="T1">The article titled "Sonating Minds—Emergent Collaboration Through Hierarchical Active Inference" explores how collaborative agents can efficiently coordinate their actions and engage in complex collaborative tasks. The central concept is "belief resonance," </text:span></text:span><text:soft-page-break/><text:span text:style-name="Strong_20_Emphasis"><text:span text:style-name="T1">which involves the automatic alignment of mental states (intentions, goals) between agents to facilitate collaboration. The article presents a model called Hierarchical Active Inference for Collaborative Agents (HAICA) that combines Bayesian Theory of Mind processes with predictive </text:span></text:span><text:soft-page-break/><text:span text:style-name="Strong_20_Emphasis"><text:span text:style-name="T1">processing and active inference.</text:span></text:span></text:p>
      <text:p text:style-name="P4"><text:span text:style-name="Strong_20_Emphasis"><text:span text:style-name="T1"/></text:span></text:p>
      <text:p text:style-name="P4"><text:span text:style-name="Strong_20_Emphasis"><text:span text:style-name="T1">Key points from the article:</text:span></text:span></text:p>
      <text:p text:style-name="P4"><text:span text:style-name="Strong_20_Emphasis"><text:span text:style-name="T1"/></text:span></text:p>
      <text:p text:style-name="P4"><text:span text:style-name="Strong_20_Emphasis"><text:span text:style-name="T1">Belief Resonance and Collaborative Problem-Solving:</text:span></text:span></text:p>
      <text:p text:style-name="P4"><text:span text:style-name="Strong_20_Emphasis"><text:span text:style-name="T1"/></text:span></text:p>
      <text:p text:style-name="P4"><text:span text:style-name="Strong_20_Emphasis"><text:span text:style-name="T1">Agents need to coordinate their actions during collaboration.</text:span></text:span></text:p>
      <text:p text:style-name="P4"><text:soft-page-break/><text:span text:style-name="Strong_20_Emphasis"><text:span text:style-name="T1">Explicit prior coordination may not always be feasible or sufficient.</text:span></text:span></text:p>
      <text:p text:style-name="P4"><text:span text:style-name="Strong_20_Emphasis"><text:span text:style-name="T1">"Belief resonance" enables efficient coordination by aligning mental states between agents.</text:span></text:span></text:p>
      <text:p text:style-name="P4"><text:span text:style-name="Strong_20_Emphasis"><text:span text:style-name="T1">Hierarchical Active Inference for Collaborative Agents (HAICA):</text:span></text:span></text:p>
      <text:p text:style-name="P4"><text:span text:style-name="Strong_20_Emphasis"><text:span text:style-name="T1"/></text:span></text:p>
      <text:p text:style-name="P4"><text:soft-page-break/><text:span text:style-name="Strong_20_Emphasis"><text:span text:style-name="T1">HAICA integrates Bayesian Theory of Mind processes with predictive processing and active inference.</text:span></text:span></text:p>
      <text:p text:style-name="P4"><text:span text:style-name="Strong_20_Emphasis"><text:span text:style-name="T1">Belief resonance allows one agent's inferred mental states to influence another agent's predictive beliefs about its goals and intentions.</text:span></text:span></text:p>
      <text:p text:style-name="P4"><text:span text:style-name="Strong_20_Emphasis"><text:span text:style-name="T1">This influence affects the agent's task behavior </text:span></text:span><text:soft-page-break/><text:span text:style-name="Strong_20_Emphasis"><text:span text:style-name="T1">without requiring explicit collaborative reasoning.</text:span></text:span></text:p>
      <text:p text:style-name="P4"><text:span text:style-name="Strong_20_Emphasis"><text:span text:style-name="T1">Application in the Overcooked Domain:</text:span></text:span></text:p>
      <text:p text:style-name="P4"><text:span text:style-name="Strong_20_Emphasis"><text:span text:style-name="T1"/></text:span></text:p>
      <text:p text:style-name="P4"><text:span text:style-name="Strong_20_Emphasis"><text:span text:style-name="T1">The article implements and evaluates the HAICA model in the Overcooked domain, a scenario where two agents collaborate to fulfill meal orders.</text:span></text:span></text:p>
      <text:p text:style-name="P4"><text:span text:style-name="Strong_20_Emphasis"><text:span text:style-name="T1">HAICA-based agents achieve comparable team </text:span></text:span><text:soft-page-break/><text:span text:style-name="Strong_20_Emphasis"><text:span text:style-name="T1">performance to state-of-the-art approaches but with significantly lower computational costs.</text:span></text:span></text:p>
      <text:p text:style-name="P4"><text:span text:style-name="Strong_20_Emphasis"><text:span text:style-name="T1">Benefits of Belief Resonance and Active Inference:</text:span></text:span></text:p>
      <text:p text:style-name="P4"><text:span text:style-name="Strong_20_Emphasis"><text:span text:style-name="T1"/></text:span></text:p>
      <text:p text:style-name="P4"><text:span text:style-name="Strong_20_Emphasis"><text:span text:style-name="T1">Belief resonance is particularly beneficial in scenarios where agents have asymmetric knowledge about the environment.</text:span></text:span></text:p>
      <text:p text:style-name="P4"><text:soft-page-break/><text:span text:style-name="Strong_20_Emphasis"><text:span text:style-name="T1">The results suggest that belief resonance and active inference enable efficient agent coordination and can be fundamental for building collaborative cognitive agents.</text:span></text:span></text:p>
      <text:p text:style-name="P4"><text:span text:style-name="Strong_20_Emphasis"><text:span text:style-name="T1">In summary, the article introduces the concept of belief resonance, where agents align their mental states to facilitate collaboration. The HAICA </text:span></text:span><text:soft-page-break/><text:span text:style-name="Strong_20_Emphasis"><text:span text:style-name="T1">model combines Bayesian Theory of Mind processes with predictive processing and active inference to achieve efficient agent coordination. The results demonstrate the potential of belief resonance and active inference in enabling effective collaborative problem-solving.</text:span></text:span></text:p>
      <text:p text:style-name="P4"><text:span text:style-name="Strong_20_Emphasis"><text:span text:style-name="T1"/></text:span></text:p>
      <text:p text:style-name="P4"><text:soft-page-break/><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I apologize for the confusion. Thank you for correcting me. The article you mentioned is titled "Resonating Minds—Emergent Collaboration Through Hierarchical Active Inference." The key points and content I provided in my previous </text:span></text:span><text:soft-page-break/><text:span text:style-name="Strong_20_Emphasis"><text:span text:style-name="T1">response are based on the information you provided from the abstract of the article. If you have any specific questions or would like to discuss any aspect of the article further, please feel free to ask.</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oft-page-break/><text:span text:style-name="Strong_20_Emphasis"><text:span text:style-name="T1">The article "Resonating Minds—Emergent Collaboration Through Hierarchical Active Inference" presents a model called Hierarchical Active Inference for Collaborative Agents (HAICA) that aims to achieve efficient and automatic coordination between agents in collaborative tasks. This </text:span></text:span><text:soft-page-break/><text:span text:style-name="Strong_20_Emphasis"><text:span text:style-name="T1">model combines Bayesian Theory of Mind processes with predictive processing and active inference to facilitate belief resonance between agents, enabling them to influence each other's predictive beliefs about goals and intentions. This coordination is achieved without the need for explicit collaborative reasoning.</text:span></text:span></text:p>
      <text:p text:style-name="P4"><text:soft-page-break/><text:span text:style-name="Strong_20_Emphasis"><text:span text:style-name="T1"/></text:span></text:p>
      <text:p text:style-name="P4"><text:span text:style-name="Strong_20_Emphasis"><text:span text:style-name="T1">Connecting this to the framework discussed earlier, here are some points of integration:</text:span></text:span></text:p>
      <text:p text:style-name="P4"><text:span text:style-name="Strong_20_Emphasis"><text:span text:style-name="T1"/></text:span></text:p>
      <text:p text:style-name="P4"><text:span text:style-name="Strong_20_Emphasis"><text:span text:style-name="T1">Hierarchical Active Inference: Both the article and the earlier discussed framework involve hierarchical active inference, which is a method for maintaining </text:span></text:span><text:soft-page-break/><text:span text:style-name="Strong_20_Emphasis"><text:span text:style-name="T1">internal models and predicting outcomes. HAICA extends this to collaborative scenarios, where agents use hierarchical active inference to coordinate their actions based on shared beliefs.</text:span></text:span></text:p>
      <text:p text:style-name="P4"><text:span text:style-name="Strong_20_Emphasis"><text:span text:style-name="T1"/></text:span></text:p>
      <text:p text:style-name="P4"><text:span text:style-name="Strong_20_Emphasis"><text:span text:style-name="T1">Collaboration and Coordination: The concept of "belief resonance" in </text:span></text:span><text:soft-page-break/><text:span text:style-name="Strong_20_Emphasis"><text:span text:style-name="T1">HAICA can be related to the notion of coordination between agents in the earlier framework. In both cases, agents adapt their behavior based on shared beliefs and predictions, enabling efficient collaboration in dynamic environments.</text:span></text:span></text:p>
      <text:p text:style-name="P4"><text:span text:style-name="Strong_20_Emphasis"><text:span text:style-name="T1"/></text:span></text:p>
      <text:p text:style-name="P4"><text:span text:style-name="Strong_20_Emphasis"><text:span text:style-name="T1">Emergent Behavior: The collaboration facilitated by </text:span></text:span><text:soft-page-break/><text:span text:style-name="Strong_20_Emphasis"><text:span text:style-name="T1">belief resonance in HAICA leads to emergent behavior, where agents collectively solve problems without requiring explicit instructions. Similarly, the earlier framework emphasizes emergent behavior through intention-driven active inference, where agents adjust their actions based on predicted outcomes.</text:span></text:span></text:p>
      <text:p text:style-name="P4"><text:soft-page-break/><text:span text:style-name="Strong_20_Emphasis"><text:span text:style-name="T1"/></text:span></text:p>
      <text:p text:style-name="P4"><text:span text:style-name="Strong_20_Emphasis"><text:span text:style-name="T1">Efficiency and Resource Management: HAICA highlights the computational efficiency of its approach, achieving team performance with lower computational costs. Similarly, the earlier framework emphasizes optimizing free energy and minimizing prediction errors </text:span></text:span><text:soft-page-break/><text:span text:style-name="Strong_20_Emphasis"><text:span text:style-name="T1">to efficiently achieve goals.</text:span></text:span></text:p>
      <text:p text:style-name="P4"><text:span text:style-name="Strong_20_Emphasis"><text:span text:style-name="T1"/></text:span></text:p>
      <text:p text:style-name="P4"><text:span text:style-name="Strong_20_Emphasis"><text:span text:style-name="T1">Asymmetric Knowledge: The article notes that belief resonance is particularly beneficial when agents have asymmetric knowledge about the environment. This resonates with the earlier framework's focus on using predictive processing to bridge the gap </text:span></text:span><text:soft-page-break/><text:span text:style-name="Strong_20_Emphasis"><text:span text:style-name="T1">between internal models and external sensory inputs, adapting behavior based on available information.</text:span></text:span></text:p>
      <text:p text:style-name="P4"><text:span text:style-name="Strong_20_Emphasis"><text:span text:style-name="T1"/></text:span></text:p>
      <text:p text:style-name="P4"><text:span text:style-name="Strong_20_Emphasis"><text:span text:style-name="T1">Overall, both the article's HAICA model and the earlier discussed framework share common themes of hierarchical active inference, emergent behavior, collaboration, and </text:span></text:span><text:soft-page-break/><text:span text:style-name="Strong_20_Emphasis"><text:span text:style-name="T1">the efficient coordination of agents in dynamic environments. The integration of these concepts highlights the potential for combining cognitive principles with active inference for a wide range of applications.</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oft-page-break/><text:span text:style-name="Strong_20_Emphasis"><text:span text:style-name="T1">"Heterarchical Adaptive Control through Kinematic Chains (HACK)" Framework:</text:span></text:span></text:p>
      <text:p text:style-name="P4"><text:span text:style-name="Strong_20_Emphasis"><text:span text:style-name="T1"/></text:span></text:p>
      <text:p text:style-name="P4"><text:span text:style-name="Strong_20_Emphasis"><text:span text:style-name="T1">The "Heterarchical Adaptive Control through Kinematic Chains (HACK)" framework integrates key concepts from the various articles and topics discussed earlier. This framework aims to provide a comprehensive approach </text:span></text:span><text:soft-page-break/><text:span text:style-name="Strong_20_Emphasis"><text:span text:style-name="T1">to achieving adaptive control, efficient coordination, and collaborative problem-solving in dynamic environments using principles from hierarchical active inference, kinematic chains, and belief resonance. Here's an overview of the main components and their connections:</text:span></text:span></text:p>
      <text:p text:style-name="P4"><text:soft-page-break/><text:span text:style-name="Strong_20_Emphasis"><text:span text:style-name="T1"/></text:span></text:p>
      <text:p text:style-name="P4"><text:span text:style-name="Strong_20_Emphasis"><text:span text:style-name="T1">Hierarchical Active Inference:</text:span></text:span></text:p>
      <text:p text:style-name="P4"><text:span text:style-name="Strong_20_Emphasis"><text:span text:style-name="T1"/></text:span></text:p>
      <text:p text:style-name="P4"><text:span text:style-name="Strong_20_Emphasis"><text:span text:style-name="T1">The foundation of HACK is rooted in the principles of hierarchical active inference, where agents maintain internal models, predict outcomes, and adapt their behavior to minimize prediction errors and optimize free energy.</text:span></text:span></text:p>
      <text:p text:style-name="P4"><text:soft-page-break/><text:span text:style-name="Strong_20_Emphasis"><text:span text:style-name="T1">Hierarchical active inference enables agents to encode goals, intentions, and motor plans in a dynamic and adaptive manner.</text:span></text:span></text:p>
      <text:p text:style-name="P4"><text:span text:style-name="Strong_20_Emphasis"><text:span text:style-name="T1">Kinematic Chains and Motor Control:</text:span></text:span></text:p>
      <text:p text:style-name="P4"><text:span text:style-name="Strong_20_Emphasis"><text:span text:style-name="T1"/></text:span></text:p>
      <text:p text:style-name="P4"><text:span text:style-name="Strong_20_Emphasis"><text:span text:style-name="T1">HACK leverages kinematic chains to model the biomechanics and dynamics of agents' bodies and limbs.</text:span></text:span></text:p>
      <text:p text:style-name="P4"><text:soft-page-break/><text:span text:style-name="Strong_20_Emphasis"><text:span text:style-name="T1">Kinematic chains provide a framework for encoding joint angles, positions, and movements, allowing for accurate representation and control of physical actions.</text:span></text:span></text:p>
      <text:p text:style-name="P4"><text:span text:style-name="Strong_20_Emphasis"><text:span text:style-name="T1">Collaboration and Coordination:</text:span></text:span></text:p>
      <text:p text:style-name="P4"><text:span text:style-name="Strong_20_Emphasis"><text:span text:style-name="T1"/></text:span></text:p>
      <text:p text:style-name="P4"><text:span text:style-name="Strong_20_Emphasis"><text:span text:style-name="T1">HACK extends the principles of hierarchical active inference to </text:span></text:span><text:soft-page-break/><text:span text:style-name="Strong_20_Emphasis"><text:span text:style-name="T1">collaborative scenarios by introducing "belief resonance."</text:span></text:span></text:p>
      <text:p text:style-name="P4"><text:span text:style-name="Strong_20_Emphasis"><text:span text:style-name="T1">Belief resonance enables agents to influence each other's predictive beliefs about goals and intentions, facilitating automatic coordination without explicit reasoning.</text:span></text:span></text:p>
      <text:p text:style-name="P4"><text:span text:style-name="Strong_20_Emphasis"><text:span text:style-name="T1">Emergent Behavior and Adaptive Control:</text:span></text:span></text:p>
      <text:p text:style-name="P4"><text:span text:style-name="Strong_20_Emphasis"><text:span text:style-name="T1"/></text:span></text:p>
      <text:p text:style-name="P4"><text:soft-page-break/><text:span text:style-name="Strong_20_Emphasis"><text:span text:style-name="T1">The combination of hierarchical active inference and belief resonance in HACK leads to emergent behavior, where agents collectively adapt and solve problems in dynamic environments.</text:span></text:span></text:p>
      <text:p text:style-name="P4"><text:span text:style-name="Strong_20_Emphasis"><text:span text:style-name="T1">Adaptive control ensures that agents adjust their actions based on predicted outcomes, allowing them to efficiently respond to </text:span></text:span><text:soft-page-break/><text:span text:style-name="Strong_20_Emphasis"><text:span text:style-name="T1">changes in the environment.</text:span></text:span></text:p>
      <text:p text:style-name="P4"><text:span text:style-name="Strong_20_Emphasis"><text:span text:style-name="T1">Efficiency and Resource Management:</text:span></text:span></text:p>
      <text:p text:style-name="P4"><text:span text:style-name="Strong_20_Emphasis"><text:span text:style-name="T1"/></text:span></text:p>
      <text:p text:style-name="P4"><text:span text:style-name="Strong_20_Emphasis"><text:span text:style-name="T1">HACK emphasizes computational efficiency, where agents achieve desired outcomes with minimal computational costs.</text:span></text:span></text:p>
      <text:p text:style-name="P4"><text:span text:style-name="Strong_20_Emphasis"><text:span text:style-name="T1">Agents optimize free energy and minimize prediction errors through </text:span></text:span><text:soft-page-break/><text:span text:style-name="Strong_20_Emphasis"><text:span text:style-name="T1">intention-driven active inference, ensuring efficient goal attainment.</text:span></text:span></text:p>
      <text:p text:style-name="P4"><text:span text:style-name="Strong_20_Emphasis"><text:span text:style-name="T1">Asymmetric Knowledge and Information Exchange:</text:span></text:span></text:p>
      <text:p text:style-name="P4"><text:span text:style-name="Strong_20_Emphasis"><text:span text:style-name="T1"/></text:span></text:p>
      <text:p text:style-name="P4"><text:span text:style-name="Strong_20_Emphasis"><text:span text:style-name="T1">HACK recognizes the importance of addressing scenarios where agents have varying levels of knowledge about the environment.</text:span></text:span></text:p>
      <text:p text:style-name="P4"><text:soft-page-break/><text:span text:style-name="Strong_20_Emphasis"><text:span text:style-name="T1">Belief resonance and active inference help bridge the gap between internal models and external sensory inputs, allowing agents to adapt behavior based on available information.</text:span></text:span></text:p>
      <text:p text:style-name="P4"><text:span text:style-name="Strong_20_Emphasis"><text:span text:style-name="T1">In summary, the "Heterarchical Adaptive Control through Kinematic Chains (HACK)" framework represents an integrative </text:span></text:span><text:soft-page-break/><text:span text:style-name="Strong_20_Emphasis"><text:span text:style-name="T1">approach that combines principles of hierarchical active inference, kinematic chains, belief resonance, collaboration, and emergent behavior. By leveraging these concepts, HACK provides a powerful paradigm for achieving adaptive control, efficient coordination, and collaborative problem-</text:span></text:span><text:soft-page-break/><text:span text:style-name="Strong_20_Emphasis"><text:span text:style-name="T1">solving in complex and dynamic scenarios.</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Certainly! Here are a couple of examples and illustrations that help visualize the "Heterarchical Adaptive Control through Kinematic Chains (HACK)" framework:</text:span></text:span></text:p>
      <text:p text:style-name="P4"><text:soft-page-break/><text:span text:style-name="Strong_20_Emphasis"><text:span text:style-name="T1"/></text:span></text:p>
      <text:p text:style-name="P4"><text:span text:style-name="Strong_20_Emphasis"><text:span text:style-name="T1">Example 1: Robotic Arm Collaboration</text:span></text:span></text:p>
      <text:p text:style-name="P4"><text:span text:style-name="Strong_20_Emphasis"><text:span text:style-name="T1">Imagine two robotic arms working together to assemble a complex structure. Each arm consists of multiple joints, forming a kinematic chain. The arms need to collaborate in real-time to accurately position and </text:span></text:span><text:soft-page-break/><text:span text:style-name="Strong_20_Emphasis"><text:span text:style-name="T1">attach components. Using HACK:</text:span></text:span></text:p>
      <text:p text:style-name="P4"><text:span text:style-name="Strong_20_Emphasis"><text:span text:style-name="T1"/></text:span></text:p>
      <text:p text:style-name="P4"><text:span text:style-name="Strong_20_Emphasis"><text:span text:style-name="T1">Hierarchical Active Inference:</text:span></text:span></text:p>
      <text:p text:style-name="P4"><text:span text:style-name="Strong_20_Emphasis"><text:span text:style-name="T1"/></text:span></text:p>
      <text:p text:style-name="P4"><text:span text:style-name="Strong_20_Emphasis"><text:span text:style-name="T1">Each robotic arm maintains a hierarchical active inference model that encodes joint angles, positions, and desired end goals.</text:span></text:span></text:p>
      <text:p text:style-name="P4"><text:soft-page-break/><text:span text:style-name="Strong_20_Emphasis"><text:span text:style-name="T1">The arms predict the outcomes of their actions and adapt their movements based on minimizing prediction errors.</text:span></text:span></text:p>
      <text:p text:style-name="P4"><text:span text:style-name="Strong_20_Emphasis"><text:span text:style-name="T1">Belief Resonance for Collaboration:</text:span></text:span></text:p>
      <text:p text:style-name="P4"><text:span text:style-name="Strong_20_Emphasis"><text:span text:style-name="T1"/></text:span></text:p>
      <text:p text:style-name="P4"><text:span text:style-name="Strong_20_Emphasis"><text:span text:style-name="T1">As one robotic arm adjusts its joint angles to attach a component, its inferred mental states influence </text:span></text:span><text:soft-page-break/><text:span text:style-name="Strong_20_Emphasis"><text:span text:style-name="T1">the predictive beliefs of the other arm.</text:span></text:span></text:p>
      <text:p text:style-name="P4"><text:span text:style-name="Strong_20_Emphasis"><text:span text:style-name="T1">Belief resonance facilitates coordination without explicit communication, as the second arm adapts its behavior based on the inferred mental states of the first arm.</text:span></text:span></text:p>
      <text:p text:style-name="P4"><text:span text:style-name="Strong_20_Emphasis"><text:span text:style-name="T1">Adaptive Control and Emergent Behavior:</text:span></text:span></text:p>
      <text:p text:style-name="P4"><text:span text:style-name="Strong_20_Emphasis"><text:span text:style-name="T1"/></text:span></text:p>
      <text:p text:style-name="P4"><text:soft-page-break/><text:span text:style-name="Strong_20_Emphasis"><text:span text:style-name="T1">The arms' collaborative actions emerge through the interplay of hierarchical active inference and belief resonance.</text:span></text:span></text:p>
      <text:p text:style-name="P4"><text:span text:style-name="Strong_20_Emphasis"><text:span text:style-name="T1">Each arm adapts its movements based on its own predictions and the influence of the other arm's inferred mental states, resulting in efficient and synchronized collaboration.</text:span></text:span></text:p>
      <text:p text:style-name="P4"><text:soft-page-break/><text:span text:style-name="Strong_20_Emphasis"><text:span text:style-name="T1">Illustration:</text:span></text:span></text:p>
      <text:p text:style-name="P4"><text:span text:style-name="Strong_20_Emphasis"><text:span text:style-name="T1">[Insert an illustration depicting two robotic arms collaborating to assemble a structure, with arrows representing the exchange of inferred mental states through belief resonance.]</text:span></text:span></text:p>
      <text:p text:style-name="P4"><text:span text:style-name="Strong_20_Emphasis"><text:span text:style-name="T1"/></text:span></text:p>
      <text:p text:style-name="P4"><text:span text:style-name="Strong_20_Emphasis"><text:span text:style-name="T1">Example 2: Multi-Agent Task Allocation</text:span></text:span></text:p>
      <text:p text:style-name="P4"><text:span text:style-name="Strong_20_Emphasis"><text:span text:style-name="T1">Consider a scenario where multiple drones </text:span></text:span><text:soft-page-break/><text:span text:style-name="Strong_20_Emphasis"><text:span text:style-name="T1">collaborate to perform search and rescue operations in a disaster-stricken area. Each drone has different sensing capabilities and knowledge about the environment. Using HACK:</text:span></text:span></text:p>
      <text:p text:style-name="P4"><text:span text:style-name="Strong_20_Emphasis"><text:span text:style-name="T1"/></text:span></text:p>
      <text:p text:style-name="P4"><text:span text:style-name="Strong_20_Emphasis"><text:span text:style-name="T1">Hierarchical Active Inference:</text:span></text:span></text:p>
      <text:p text:style-name="P4"><text:span text:style-name="Strong_20_Emphasis"><text:span text:style-name="T1"/></text:span></text:p>
      <text:p text:style-name="P4"><text:soft-page-break/><text:span text:style-name="Strong_20_Emphasis"><text:span text:style-name="T1">Each drone maintains hierarchical models that predict their own trajectories, sensor data, and objectives based on their unique capabilities.</text:span></text:span></text:p>
      <text:p text:style-name="P4"><text:span text:style-name="Strong_20_Emphasis"><text:span text:style-name="T1">Drones continuously update their predictions and adjust their paths to minimize prediction errors.</text:span></text:span></text:p>
      <text:p text:style-name="P4"><text:span text:style-name="Strong_20_Emphasis"><text:span text:style-name="T1">Belief Resonance for Asymmetric Knowledge:</text:span></text:span></text:p>
      <text:p text:style-name="P4"><text:span text:style-name="Strong_20_Emphasis"><text:span text:style-name="T1"/></text:span></text:p>
      <text:p text:style-name="P4"><text:soft-page-break/><text:span text:style-name="Strong_20_Emphasis"><text:span text:style-name="T1">Drones with more accurate sensors and information about the environment influence the predictive beliefs of other drones.</text:span></text:span></text:p>
      <text:p text:style-name="P4"><text:span text:style-name="Strong_20_Emphasis"><text:span text:style-name="T1">Belief resonance enables efficient task allocation, as drones adapt their trajectories based on the inferred mental states of drones with better knowledge.</text:span></text:span></text:p>
      <text:p text:style-name="P4"><text:soft-page-break/><text:span text:style-name="Strong_20_Emphasis"><text:span text:style-name="T1">Efficient Coordination and Resource Management:</text:span></text:span></text:p>
      <text:p text:style-name="P4"><text:span text:style-name="Strong_20_Emphasis"><text:span text:style-name="T1"/></text:span></text:p>
      <text:p text:style-name="P4"><text:span text:style-name="Strong_20_Emphasis"><text:span text:style-name="T1">HACK allows drones to dynamically allocate tasks based on available information and optimize their trajectories to achieve objectives.</text:span></text:span></text:p>
      <text:p text:style-name="P4"><text:span text:style-name="Strong_20_Emphasis"><text:span text:style-name="T1">Drones achieve efficient coordination without explicit communication, thanks to the interplay </text:span></text:span><text:soft-page-break/><text:span text:style-name="Strong_20_Emphasis"><text:span text:style-name="T1">between hierarchical active inference and belief resonance.</text:span></text:span></text:p>
      <text:p text:style-name="P4"><text:span text:style-name="Strong_20_Emphasis"><text:span text:style-name="T1">Illustration:</text:span></text:span></text:p>
      <text:p text:style-name="P4"><text:span text:style-name="Strong_20_Emphasis"><text:span text:style-name="T1">[Insert an illustration showing multiple drones collaborating in a disaster area, with lines representing the exchange of inferred mental states through belief resonance.]</text:span></text:span></text:p>
      <text:p text:style-name="P4"><text:span text:style-name="Strong_20_Emphasis"><text:span text:style-name="T1"/></text:span></text:p>
      <text:p text:style-name="P4"><text:soft-page-break/><text:span text:style-name="Strong_20_Emphasis"><text:span text:style-name="T1">In both examples, the "Heterarchical Adaptive Control through Kinematic Chains (HACK)" framework showcases how the integration of hierarchical active inference, kinematic chains, belief resonance, and emergent behavior leads to efficient and adaptive collaboration among agents in dynamic environments. The </text:span></text:span><text:soft-page-break/><text:span text:style-name="Strong_20_Emphasis"><text:span text:style-name="T1">framework emphasizes automatic coordination, efficient resource management, and the ability to handle scenarios with varying levels of knowledge and information exchange.</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oft-page-break/><text:span text:style-name="Strong_20_Emphasis"><text:span text:style-name="T1">Got it! The term "Heterarchical Adaptive Control through Kinematic Chains (HACK)" captures the essence of your framework that integrates both hierarchical and non-hierarchical reasoning to achieve adaptive control. This combination allows for a flexible and efficient approach to coordination and collaboration in various </text:span></text:span><text:soft-page-break/><text:span text:style-name="Strong_20_Emphasis"><text:span text:style-name="T1">scenarios. The heterarchical nature of the framework reflects the integration of different levels of reasoning and control, resulting in emergent behaviors and efficient coordination among agents.</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oft-page-break/><text:span text:style-name="Strong_20_Emphasis"><text:span text:style-name="T1">Certainly! Here's a more mathematical overview of the "Heterarchical Adaptive Control through Kinematic Chains (HACK)" framework:</text:span></text:span></text:p>
      <text:p text:style-name="P4"><text:span text:style-name="Strong_20_Emphasis"><text:span text:style-name="T1"/></text:span></text:p>
      <text:p text:style-name="P4"><text:span text:style-name="Strong_20_Emphasis"><text:span text:style-name="T1">Hierarchical Active Inference (HAICA):</text:span></text:span></text:p>
      <text:p text:style-name="P4"><text:span text:style-name="Strong_20_Emphasis"><text:span text:style-name="T1"/></text:span></text:p>
      <text:p text:style-name="P4"><text:span text:style-name="Strong_20_Emphasis"><text:span text:style-name="T1">HAICA is at the core of the framework and involves the use of hierarchical </text:span></text:span><text:soft-page-break/><text:span text:style-name="Strong_20_Emphasis"><text:span text:style-name="T1">active inference to model belief resonance and coordination among agents.</text:span></text:span></text:p>
      <text:p text:style-name="P4"><text:span text:style-name="Strong_20_Emphasis"><text:span text:style-name="T1">Each agent maintains a hierarchical dynamical model (HDM) that represents its beliefs, intentions, and goals. The HDM consists of multiple levels, with each level representing a different aspect of the agent's behavior.</text:span></text:span></text:p>
      <text:p text:style-name="P4"><text:soft-page-break/><text:span text:style-name="Strong_20_Emphasis"><text:span text:style-name="T1">Agents perform active inference to minimize prediction errors and update their beliefs about the environment and the intentions of other agents.</text:span></text:span></text:p>
      <text:p text:style-name="P4"><text:span text:style-name="Strong_20_Emphasis"><text:span text:style-name="T1">Kinematic Chains:</text:span></text:span></text:p>
      <text:p text:style-name="P4"><text:span text:style-name="Strong_20_Emphasis"><text:span text:style-name="T1"/></text:span></text:p>
      <text:p text:style-name="P4"><text:span text:style-name="Strong_20_Emphasis"><text:span text:style-name="T1">Kinematic chains represent the structure of agent interactions and task dependencies. They capture the relationships </text:span></text:span><text:soft-page-break/><text:span text:style-name="Strong_20_Emphasis"><text:span text:style-name="T1">between agents' behaviors and their effects on the environment.</text:span></text:span></text:p>
      <text:p text:style-name="P4"><text:span text:style-name="Strong_20_Emphasis"><text:span text:style-name="T1">Kinematic chains provide a mechanism for agents to propagate their beliefs and intentions across the network of agents, enabling information flow and coordination.</text:span></text:span></text:p>
      <text:p text:style-name="P4"><text:span text:style-name="Strong_20_Emphasis"><text:span text:style-name="T1">Belief Resonance:</text:span></text:span></text:p>
      <text:p text:style-name="P4"><text:span text:style-name="Strong_20_Emphasis"><text:span text:style-name="T1"/></text:span></text:p>
      <text:p text:style-name="P4"><text:soft-page-break/><text:span text:style-name="Strong_20_Emphasis"><text:span text:style-name="T1">Belief resonance is the process through which agents' inferred mental states influence the predictive beliefs of other agents.</text:span></text:span></text:p>
      <text:p text:style-name="P4"><text:span text:style-name="Strong_20_Emphasis"><text:span text:style-name="T1">Agents' beliefs are propagated through kinematic chains, allowing the intentions of one agent to influence the actions of another agent.</text:span></text:span></text:p>
      <text:p text:style-name="P4"><text:soft-page-break/><text:span text:style-name="Strong_20_Emphasis"><text:span text:style-name="T1">This process enables agents to adapt their behavior based on the perceived goals and intentions of their peers, leading to efficient coordination without explicit communication.</text:span></text:span></text:p>
      <text:p text:style-name="P4"><text:span text:style-name="Strong_20_Emphasis"><text:span text:style-name="T1">Emergent Collaborative Behaviors:</text:span></text:span></text:p>
      <text:p text:style-name="P4"><text:span text:style-name="Strong_20_Emphasis"><text:span text:style-name="T1"/></text:span></text:p>
      <text:p text:style-name="P4"><text:span text:style-name="Strong_20_Emphasis"><text:span text:style-name="T1">The combination of hierarchical active </text:span></text:span><text:soft-page-break/><text:span text:style-name="Strong_20_Emphasis"><text:span text:style-name="T1">inference and kinematic chains results in emergent collaborative behaviors among agents.</text:span></text:span></text:p>
      <text:p text:style-name="P4"><text:span text:style-name="Strong_20_Emphasis"><text:span text:style-name="T1">Agents automatically adjust their actions to align with the inferred intentions of others, leading to coordinated problem-solving and task completion.</text:span></text:span></text:p>
      <text:p text:style-name="P4"><text:span text:style-name="Strong_20_Emphasis"><text:span text:style-name="T1">Computational Efficiency:</text:span></text:span></text:p>
      <text:p text:style-name="P4"><text:span text:style-name="Strong_20_Emphasis"><text:span text:style-name="T1"/></text:span></text:p>
      <text:p text:style-name="P4"><text:soft-page-break/><text:span text:style-name="Strong_20_Emphasis"><text:span text:style-name="T1">The HACK framework is computationally efficient due to its reliance on belief resonance and hierarchical active inference.</text:span></text:span></text:p>
      <text:p text:style-name="P4"><text:span text:style-name="Strong_20_Emphasis"><text:span text:style-name="T1">Agents do not require explicit communication or complex reasoning to coordinate; instead, they adapt their behavior based on the influence of others' intentions.</text:span></text:span></text:p>
      <text:p text:style-name="P4"><text:soft-page-break/><text:span text:style-name="Strong_20_Emphasis"><text:span text:style-name="T1">Applications and Examples:</text:span></text:span></text:p>
      <text:p text:style-name="P4"><text:span text:style-name="Strong_20_Emphasis"><text:span text:style-name="T1"/></text:span></text:p>
      <text:p text:style-name="P4"><text:span text:style-name="Strong_20_Emphasis"><text:span text:style-name="T1">The HACK framework is demonstrated and evaluated in scenarios such as the Overcooked domain, where agents collaborate to fulfill meal orders.</text:span></text:span></text:p>
      <text:p text:style-name="P4"><text:span text:style-name="Strong_20_Emphasis"><text:span text:style-name="T1">Results show that agents using the HACK framework achieve comparable team performance to state-of-the-art approaches, with </text:span></text:span><text:soft-page-break/><text:span text:style-name="Strong_20_Emphasis"><text:span text:style-name="T1">significantly lower computational costs.</text:span></text:span></text:p>
      <text:p text:style-name="P4"><text:span text:style-name="Strong_20_Emphasis"><text:span text:style-name="T1">In summary, the "Heterarchical Adaptive Control through Kinematic Chains (HACK)" framework combines hierarchical active inference, kinematic chains, and belief resonance to enable agents to efficiently coordinate and collaborate in complex tasks. The heterarchical </text:span></text:span><text:soft-page-break/><text:span text:style-name="Strong_20_Emphasis"><text:span text:style-name="T1">nature of the framework allows for the integration of hierarchical and non-hierarchical reasoning, leading to adaptive and emergent behaviors.</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Certainly! Let's compare the "Heterarchical Adaptive Control through </text:span></text:span><text:soft-page-break/><text:span text:style-name="Strong_20_Emphasis"><text:span text:style-name="T1">Kinematic Chains (HACK)" framework with some other existing frameworks to highlight its unique features:</text:span></text:span></text:p>
      <text:p text:style-name="P4"><text:span text:style-name="Strong_20_Emphasis"><text:span text:style-name="T1"/></text:span></text:p>
      <text:p text:style-name="P4"><text:span text:style-name="Strong_20_Emphasis"><text:span text:style-name="T1">HACK Framework vs. Central Pattern Generators (CPGs):</text:span></text:span></text:p>
      <text:p text:style-name="P4"><text:span text:style-name="Strong_20_Emphasis"><text:span text:style-name="T1"/></text:span></text:p>
      <text:p text:style-name="P4"><text:span text:style-name="Strong_20_Emphasis"><text:span text:style-name="T1">CPGs are neural circuits responsible for generating rhythmic patterns, often </text:span></text:span><text:soft-page-break/><text:span text:style-name="Strong_20_Emphasis"><text:span text:style-name="T1">seen in locomotion and rhythmic movements.</text:span></text:span></text:p>
      <text:p text:style-name="P4"><text:span text:style-name="Strong_20_Emphasis"><text:span text:style-name="T1">HACK combines hierarchical active inference and kinematic chains to enable collaborative problem-solving and coordination, whereas CPGs primarily focus on generating rhythmic oscillatory movements.</text:span></text:span></text:p>
      <text:p text:style-name="P4"><text:span text:style-name="Strong_20_Emphasis"><text:span text:style-name="T1">HACK addresses complex collaborative tasks and </text:span></text:span><text:soft-page-break/><text:span text:style-name="Strong_20_Emphasis"><text:span text:style-name="T1">emergent behaviors, while CPGs are more specialized for generating rhythmic patterns.</text:span></text:span></text:p>
      <text:p text:style-name="P4"><text:span text:style-name="Strong_20_Emphasis"><text:span text:style-name="T1">HACK Framework vs. Dynamic Field Theory (DFT):</text:span></text:span></text:p>
      <text:p text:style-name="P4"><text:span text:style-name="Strong_20_Emphasis"><text:span text:style-name="T1"/></text:span></text:p>
      <text:p text:style-name="P4"><text:span text:style-name="Strong_20_Emphasis"><text:span text:style-name="T1">DFT is a framework that describes cognitive processes using dynamic neural fields.</text:span></text:span></text:p>
      <text:p text:style-name="P4"><text:soft-page-break/><text:span text:style-name="Strong_20_Emphasis"><text:span text:style-name="T1">HACK leverages hierarchical active inference and kinematic chains for adaptive coordination and collaborative behaviors, while DFT focuses on neural population coding and dynamics.</text:span></text:span></text:p>
      <text:p text:style-name="P4"><text:span text:style-name="Strong_20_Emphasis"><text:span text:style-name="T1">HACK emphasizes emergent coordination through belief resonance, while DFT </text:span></text:span><text:soft-page-break/><text:span text:style-name="Strong_20_Emphasis"><text:span text:style-name="T1">focuses on continuous neural dynamics.</text:span></text:span></text:p>
      <text:p text:style-name="P4"><text:span text:style-name="Strong_20_Emphasis"><text:span text:style-name="T1">HACK Framework vs. Resonating Minds:</text:span></text:span></text:p>
      <text:p text:style-name="P4"><text:span text:style-name="Strong_20_Emphasis"><text:span text:style-name="T1"/></text:span></text:p>
      <text:p text:style-name="P4"><text:span text:style-name="Strong_20_Emphasis"><text:span text:style-name="T1">Resonating Minds involves belief resonance and collaborative problem-solving among agents.</text:span></text:span></text:p>
      <text:p text:style-name="P4"><text:span text:style-name="Strong_20_Emphasis"><text:span text:style-name="T1">HACK extends the concept of belief resonance through the integration of hierarchical active </text:span></text:span><text:soft-page-break/><text:span text:style-name="Strong_20_Emphasis"><text:span text:style-name="T1">inference and kinematic chains.</text:span></text:span></text:p>
      <text:p text:style-name="P4"><text:span text:style-name="Strong_20_Emphasis"><text:span text:style-name="T1">Resonating Minds focuses on mental state influence for collaboration, while HACK introduces the kinematic chain structure for adaptive coordination.</text:span></text:span></text:p>
      <text:p text:style-name="P4"><text:span text:style-name="Strong_20_Emphasis"><text:span text:style-name="T1">HACK Framework vs. Optimal Control:</text:span></text:span></text:p>
      <text:p text:style-name="P4"><text:span text:style-name="Strong_20_Emphasis"><text:span text:style-name="T1"/></text:span></text:p>
      <text:p text:style-name="P4"><text:span text:style-name="Strong_20_Emphasis"><text:span text:style-name="T1">Optimal Control focuses on finding control policies </text:span></text:span><text:soft-page-break/><text:span text:style-name="Strong_20_Emphasis"><text:span text:style-name="T1">that optimize specific objectives.</text:span></text:span></text:p>
      <text:p text:style-name="P4"><text:span text:style-name="Strong_20_Emphasis"><text:span text:style-name="T1">HACK combines hierarchical active inference and kinematic chains to achieve adaptive coordination and collaboration, whereas Optimal Control aims at optimal control strategies.</text:span></text:span></text:p>
      <text:p text:style-name="P4"><text:span text:style-name="Strong_20_Emphasis"><text:span text:style-name="T1">HACK's emphasis on emergent behaviors and belief resonance </text:span></text:span><text:soft-page-break/><text:span text:style-name="Strong_20_Emphasis"><text:span text:style-name="T1">distinguishes it from traditional Optimal Control.</text:span></text:span></text:p>
      <text:p text:style-name="P4"><text:span text:style-name="Strong_20_Emphasis"><text:span text:style-name="T1">HACK Framework vs. traditional Hierarchical Control:</text:span></text:span></text:p>
      <text:p text:style-name="P4"><text:span text:style-name="Strong_20_Emphasis"><text:span text:style-name="T1"/></text:span></text:p>
      <text:p text:style-name="P4"><text:span text:style-name="Strong_20_Emphasis"><text:span text:style-name="T1">Traditional hierarchical control involves decomposing tasks into subtasks and planning at different levels of abstraction.</text:span></text:span></text:p>
      <text:p text:style-name="P4"><text:soft-page-break/><text:span text:style-name="Strong_20_Emphasis"><text:span text:style-name="T1">HACK integrates hierarchical active inference, kinematic chains, and belief resonance to achieve collaboration and coordination.</text:span></text:span></text:p>
      <text:p text:style-name="P4"><text:span text:style-name="Strong_20_Emphasis"><text:span text:style-name="T1">Traditional hierarchical control may lack the adaptability and emergent coordination achieved through HACK's combination of mechanisms.</text:span></text:span></text:p>
      <text:p text:style-name="P4"><text:soft-page-break/><text:span text:style-name="Strong_20_Emphasis"><text:span text:style-name="T1">In summary, the "Heterarchical Adaptive Control through Kinematic Chains (HACK)" framework stands out for its unique integration of hierarchical active inference, kinematic chains, and belief resonance. This integration enables efficient coordination, adaptive collaboration, and emergent behaviors in complex tasks, </text:span></text:span><text:soft-page-break/><text:span text:style-name="Strong_20_Emphasis"><text:span text:style-name="T1">setting it apart from other frameworks that focus on specific aspects such as rhythmic patterns, neural dynamics, or optimal control.</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Your hypothesis regarding the connection between the sleep-wake cycle, </text:span></text:span><text:soft-page-break/><text:span text:style-name="Strong_20_Emphasis"><text:span text:style-name="T1">sleep paralysis, and the central pattern generator (CPG) is intriguing. Let's explore how your "Heterarchical Adaptive Control through Kinematic Chains (HACK)" framework could potentially shed light on this phenomenon:</text:span></text:span></text:p>
      <text:p text:style-name="P4"><text:span text:style-name="Strong_20_Emphasis"><text:span text:style-name="T1"/></text:span></text:p>
      <text:p text:style-name="P4"><text:span text:style-name="Strong_20_Emphasis"><text:span text:style-name="T1">HACK Framework Adaptation for Sleep-Wake Cycle:</text:span></text:span></text:p>
      <text:p text:style-name="P4"><text:span text:style-name="Strong_20_Emphasis"><text:span text:style-name="T1"/></text:span></text:p>
      <text:p text:style-name="P4"><text:soft-page-break/><text:span text:style-name="Strong_20_Emphasis"><text:span text:style-name="T1">Within the HACK framework, you could adapt the kinematic chain structure to represent the oscillations and control mechanisms of muscle groups responsible for movement during the sleep-wake cycle.</text:span></text:span></text:p>
      <text:p text:style-name="P4"><text:span text:style-name="Strong_20_Emphasis"><text:span text:style-name="T1">Different kinematic chains might represent various muscle groups or body parts involved in rhythmic </text:span></text:span><text:soft-page-break/><text:span text:style-name="Strong_20_Emphasis"><text:span text:style-name="T1">movements, such as leg muscles during walking or eye muscles during rapid eye movement (REM) sleep.</text:span></text:span></text:p>
      <text:p text:style-name="P4"><text:span text:style-name="Strong_20_Emphasis"><text:span text:style-name="T1">Belief Resonance and Sleep Paralysis:</text:span></text:span></text:p>
      <text:p text:style-name="P4"><text:span text:style-name="Strong_20_Emphasis"><text:span text:style-name="T1"/></text:span></text:p>
      <text:p text:style-name="P4"><text:span text:style-name="Strong_20_Emphasis"><text:span text:style-name="T1">Belief resonance in the HACK framework could be applied to model the communication between brain regions responsible for initiating movement </text:span></text:span><text:soft-page-break/><text:span text:style-name="Strong_20_Emphasis"><text:span text:style-name="T1">(e.g., motor cortex) and those involved in controlling sleep-wake transitions (e.g., thalamus and brainstem nuclei).</text:span></text:span></text:p>
      <text:p text:style-name="P4"><text:span text:style-name="Strong_20_Emphasis"><text:span text:style-name="T1">Sleep paralysis could arise due to miscommunication or desynchronization between these regions, leading to a false belief that the body is moving when it is not.</text:span></text:span></text:p>
      <text:p text:style-name="P4"><text:span text:style-name="Strong_20_Emphasis"><text:span text:style-name="T1">Central Pattern Generator and Signal Feedback:</text:span></text:span></text:p>
      <text:p text:style-name="P4"><text:soft-page-break/><text:span text:style-name="Strong_20_Emphasis"><text:span text:style-name="T1"/></text:span></text:p>
      <text:p text:style-name="P4"><text:span text:style-name="Strong_20_Emphasis"><text:span text:style-name="T1">Incorporate the concept of the central pattern generator (CPG) into your framework to represent the rhythmic oscillations of muscle groups during various sleep stages.</text:span></text:span></text:p>
      <text:p text:style-name="P4"><text:span text:style-name="Strong_20_Emphasis"><text:span text:style-name="T1">The CPG could provide feedback signals to the brain about the status of muscle oscillations, influencing the brain's </text:span></text:span><text:soft-page-break/><text:span text:style-name="Strong_20_Emphasis"><text:span text:style-name="T1">perception of movement and contributing to the phenomenon of sleep paralysis.</text:span></text:span></text:p>
      <text:p text:style-name="P4"><text:span text:style-name="Strong_20_Emphasis"><text:span text:style-name="T1">Testing the Hypothesis:</text:span></text:span></text:p>
      <text:p text:style-name="P4"><text:span text:style-name="Strong_20_Emphasis"><text:span text:style-name="T1"/></text:span></text:p>
      <text:p text:style-name="P4"><text:span text:style-name="Strong_20_Emphasis"><text:span text:style-name="T1">Simulate scenarios within the HACK framework to test your hypothesis about sleep paralysis.</text:span></text:span></text:p>
      <text:p text:style-name="P4"><text:span text:style-name="Strong_20_Emphasis"><text:span text:style-name="T1">Alter parameters related to the communication between brain regions, the </text:span></text:span><text:soft-page-break/><text:span text:style-name="Strong_20_Emphasis"><text:span text:style-name="T1">status of the CPG, and the coordination of muscle groups to observe potential outcomes that mimic sleep paralysis.</text:span></text:span></text:p>
      <text:p text:style-name="P4"><text:span text:style-name="Strong_20_Emphasis"><text:span text:style-name="T1">Interdisciplinary Approach:</text:span></text:span></text:p>
      <text:p text:style-name="P4"><text:span text:style-name="Strong_20_Emphasis"><text:span text:style-name="T1"/></text:span></text:p>
      <text:p text:style-name="P4"><text:span text:style-name="Strong_20_Emphasis"><text:span text:style-name="T1">Collaborate with experts in sleep science, neurology, and cognitive neuroscience to refine and validate the model.</text:span></text:span></text:p>
      <text:p text:style-name="P4"><text:soft-page-break/><text:span text:style-name="Strong_20_Emphasis"><text:span text:style-name="T1">Incorporate empirical data from sleep studies to inform the parameters and mechanisms within your HACK framework.</text:span></text:span></text:p>
      <text:p text:style-name="P4"><text:span text:style-name="Strong_20_Emphasis"><text:span text:style-name="T1">Emergent Behaviors and Desynchronization:</text:span></text:span></text:p>
      <text:p text:style-name="P4"><text:span text:style-name="Strong_20_Emphasis"><text:span text:style-name="T1"/></text:span></text:p>
      <text:p text:style-name="P4"><text:span text:style-name="Strong_20_Emphasis"><text:span text:style-name="T1">Use the HACK framework to explore how emergent behaviors, such as sleep paralysis, can arise from the complex interactions </text:span></text:span><text:soft-page-break/><text:span text:style-name="Strong_20_Emphasis"><text:span text:style-name="T1">between hierarchical processes, kinematic chains, and belief resonance.</text:span></text:span></text:p>
      <text:p text:style-name="P4"><text:span text:style-name="Strong_20_Emphasis"><text:span text:style-name="T1">Investigate how disruptions in synchronization between muscle groups' oscillations could lead to abnormal perceptions and experiences during sleep paralysis.</text:span></text:span></text:p>
      <text:p text:style-name="P4"><text:span text:style-name="Strong_20_Emphasis"><text:span text:style-name="T1">By adapting your "Heterarchical Adaptive Control through Kinematic </text:span></text:span><text:soft-page-break/><text:span text:style-name="Strong_20_Emphasis"><text:span text:style-name="T1">Chains (HACK)" framework to the study of the sleep-wake cycle and sleep paralysis, you have the potential to provide a novel perspective on these phenomena. Your approach integrates concepts from motor control, cognitive neuroscience, and sleep science, offering a unique way to understand the intricate interactions </text:span></text:span><text:soft-page-break/><text:span text:style-name="Strong_20_Emphasis"><text:span text:style-name="T1">between brain regions, muscle oscillations, and perceptual experiences during different sleep stages.</text:span></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text:span></text:p>
      <text:p text:style-name="P4"><text:span text:style-name="Strong_20_Emphasis"><text:span text:style-name="T1">Certainly! Here's a summary of the various topics we've discussed:</text:span></text:span></text:p>
      <text:p text:style-name="P4"><text:span text:style-name="Strong_20_Emphasis"><text:span text:style-name="T1"/></text:span></text:p>
      <text:p text:style-name="P4"><text:soft-page-break/><text:span text:style-name="Strong_20_Emphasis"><text:span text:style-name="T1">Active Inference and Hierarchical Models:</text:span></text:span></text:p>
      <text:p text:style-name="P4"><text:span text:style-name="Strong_20_Emphasis"><text:span text:style-name="T1"/></text:span></text:p>
      <text:p text:style-name="P4"><text:span text:style-name="Strong_20_Emphasis"><text:span text:style-name="T1">Active Inference is a framework for understanding how agents infer the state of their environment and act on it based on predictions.</text:span></text:span></text:p>
      <text:p text:style-name="P4"><text:span text:style-name="Strong_20_Emphasis"><text:span text:style-name="T1">Hierarchical models are used to structure internal representations and </text:span></text:span><text:soft-page-break/><text:span text:style-name="Strong_20_Emphasis"><text:span text:style-name="T1">predictions in a layered manner.</text:span></text:span></text:p>
      <text:p text:style-name="P4"><text:span text:style-name="Strong_20_Emphasis"><text:span text:style-name="T1">Hierarchical Active Inference for Robot Control:</text:span></text:span></text:p>
      <text:p text:style-name="P4"><text:span text:style-name="Strong_20_Emphasis"><text:span text:style-name="T1"/></text:span></text:p>
      <text:p text:style-name="P4"><text:span text:style-name="Strong_20_Emphasis"><text:span text:style-name="T1">Hierarchical Active Inference was applied to robot control, enabling agents to perform complex tasks by structuring goals and intentions hierarchically.</text:span></text:span></text:p>
      <text:p text:style-name="P4"><text:soft-page-break/><text:span text:style-name="Strong_20_Emphasis"><text:span text:style-name="T1">The framework combines Bayesian Theory of Mind processes with predictive processing and active inference for efficient control.</text:span></text:span></text:p>
      <text:p text:style-name="P4"><text:span text:style-name="Strong_20_Emphasis"><text:span text:style-name="T1">Kinematic Chains and Central Pattern Generators (CPGs):</text:span></text:span></text:p>
      <text:p text:style-name="P4"><text:span text:style-name="Strong_20_Emphasis"><text:span text:style-name="T1"/></text:span></text:p>
      <text:p text:style-name="P4"><text:span text:style-name="Strong_20_Emphasis"><text:span text:style-name="T1">Kinematic chains represent the connections between </text:span></text:span><text:soft-page-break/><text:span text:style-name="Strong_20_Emphasis"><text:span text:style-name="T1">body parts and how they move in coordinated ways.</text:span></text:span></text:p>
      <text:p text:style-name="P4"><text:span text:style-name="Strong_20_Emphasis"><text:span text:style-name="T1">Central Pattern Generators (CPGs) are neural circuits responsible for generating rhythmic movements, like walking.</text:span></text:span></text:p>
      <text:p text:style-name="P4"><text:span text:style-name="Strong_20_Emphasis"><text:span text:style-name="T1">Resonating Minds - Collaborative Problem Solving:</text:span></text:span></text:p>
      <text:p text:style-name="P4"><text:span text:style-name="Strong_20_Emphasis"><text:span text:style-name="T1"/></text:span></text:p>
      <text:p text:style-name="P4"><text:span text:style-name="Strong_20_Emphasis"><text:span text:style-name="T1">Resonating Minds introduces belief </text:span></text:span><text:soft-page-break/><text:span text:style-name="Strong_20_Emphasis"><text:span text:style-name="T1">resonance, where agents' inferred mental states influence each other's predictive beliefs about goals and intentions.</text:span></text:span></text:p>
      <text:p text:style-name="P4"><text:span text:style-name="Strong_20_Emphasis"><text:span text:style-name="T1">The model is used to achieve collaborative problem-solving in scenarios where agents have asymmetric knowledge.</text:span></text:span></text:p>
      <text:p text:style-name="P4"><text:span text:style-name="Strong_20_Emphasis"><text:span text:style-name="T1">Sleep-Wake Cycle and Sleep Paralysis Hypothesis:</text:span></text:span></text:p>
      <text:p text:style-name="P4"><text:span text:style-name="Strong_20_Emphasis"><text:span text:style-name="T1"/></text:span></text:p>
      <text:p text:style-name="P4"><text:soft-page-break/><text:span text:style-name="Strong_20_Emphasis"><text:span text:style-name="T1">A hypothesis suggests that sleep paralysis arises from desynchronization of opponent muscle groups' oscillations.</text:span></text:span></text:p>
      <text:p text:style-name="P4"><text:span text:style-name="Strong_20_Emphasis"><text:span text:style-name="T1">Central Pattern Generators (CPGs) play a role in signaling smooth movement, leading to false perceptions during sleep paralysis.</text:span></text:span></text:p>
      <text:p text:style-name="P4"><text:soft-page-break/><text:span text:style-name="Strong_20_Emphasis"><text:span text:style-name="T1">Heterarchical Adaptive Control through Kinematic Chains (HACK):</text:span></text:span></text:p>
      <text:p text:style-name="P4"><text:span text:style-name="Strong_20_Emphasis"><text:span text:style-name="T1"/></text:span></text:p>
      <text:p text:style-name="P4"><text:span text:style-name="Strong_20_Emphasis"><text:span text:style-name="T1">The "HACK" framework integrates hierarchical and non-hierarchical reasoning for control, using kinematic chains to represent movement coordination.</text:span></text:span></text:p>
      <text:p text:style-name="P4"><text:span text:style-name="Strong_20_Emphasis"><text:span text:style-name="T1">The model can be applied to study complex phenomena </text:span></text:span><text:soft-page-break/><text:span text:style-name="Strong_20_Emphasis"><text:span text:style-name="T1">like the sleep-wake cycle and sleep paralysis.</text:span></text:span></text:p>
      <text:p text:style-name="P4"><text:span text:style-name="Strong_20_Emphasis"><text:span text:style-name="T1">Interdisciplinary Approach and Future Directions:</text:span></text:span></text:p>
      <text:p text:style-name="P4"><text:span text:style-name="Strong_20_Emphasis"><text:span text:style-name="T1"/></text:span></text:p>
      <text:p text:style-name="P4"><text:span text:style-name="Strong_20_Emphasis"><text:span text:style-name="T1">Collaborate with experts in relevant fields to refine and validate hypotheses and models.</text:span></text:span></text:p>
      <text:p text:style-name="P4"><text:span text:style-name="Strong_20_Emphasis"><text:span text:style-name="T1"/></text:span></text:p>
      <text:p text:style-name="P4"><text:span text:style-name="Strong_20_Emphasis"><text:span text:style-name="T1">Investigate emergent behaviors, test scenarios, and gather empirical data </text:span></text:span><text:soft-page-break/><text:span text:style-name="Strong_20_Emphasis"><text:span text:style-name="T1">to support the framework's applicability.</text:span></text:span></text:p>
      <text:p text:style-name="P4"><text:span text:style-name="Strong_20_Emphasis"><text:span text:style-name="T1"/></text:span></text:p>
      <text:p text:style-name="P4"><text:span text:style-name="Strong_20_Emphasis"><text:span text:style-name="T1">In summary, the topics discussed encompass a wide range of concepts, from cognitive robotics and hierarchical active inference to kinematic chains, central pattern generators, collaborative problem-solving, and their potential applications in </text:span></text:span><text:soft-page-break/><text:span text:style-name="Strong_20_Emphasis"><text:span text:style-name="T1">understanding the sleep-wake cycle and sleep paralysis. The integration of these topics within frameworks like "HACK" offers a promising approach to exploring complex phenomena and advancing our understanding of cognitive processes and motor control.</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ga" svg:font-family="Sga"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29T19:02:05.763000000</meta:creation-date>
    <dc:date>2023-08-31T20:12:50.198000000</dc:date>
    <meta:editing-duration>PT12H48M58S</meta:editing-duration>
    <meta:editing-cycles>5</meta:editing-cycles>
    <meta:generator>LibreOffice/7.3.2.2$Windows_X86_64 LibreOffice_project/49f2b1bff42cfccbd8f788c8dc32c1c309559be0</meta:generator>
    <meta:document-statistic meta:table-count="0" meta:image-count="0" meta:object-count="0" meta:page-count="470" meta:paragraph-count="618" meta:word-count="17557" meta:character-count="122720" meta:non-whitespace-character-count="105750"/>
  </office:meta>
</office:document-meta>
</file>